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0.42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_linear_miyanosawa_0303_1100-1300_RG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7" table:default-cell-style-name="Default"/>
        <table:table-row table:style-name="ro1">
          <table:table-cell/>
          <table:table-cell office:value-type="string" calcext:value-type="string">
            <text:p>Linear</text:p>
          </table:table-cell>
          <table:table-cell table:number-columns-repeated="3"/>
          <table:table-cell office:value-type="string" calcext:value-type="string">
            <text:p>PWAS</text:p>
          </table:table-cell>
          <table:table-cell table:number-columns-repeated="2"/>
          <table:table-cell office:value-type="string" calcext:value-type="string">
            <text:p>Original 1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0.934867" calcext:value-type="float">
            <text:p>0.934867</text:p>
          </table:table-cell>
          <table:table-cell office:value-type="float" office:value="117.508" calcext:value-type="float">
            <text:p>117.508</text:p>
          </table:table-cell>
          <table:table-cell office:value-type="float" office:value="0.500909" calcext:value-type="float">
            <text:p>0.500909</text:p>
          </table:table-cell>
          <table:table-cell office:value-type="float" office:value="0.933198" calcext:value-type="float">
            <text:p>0.933198</text:p>
          </table:table-cell>
          <table:table-cell office:value-type="float" office:value="106.294" calcext:value-type="float">
            <text:p>106.294</text:p>
          </table:table-cell>
          <table:table-cell office:value-type="float" office:value="0.547958" calcext:value-type="float">
            <text:p>0.547958</text:p>
          </table:table-cell>
          <table:table-cell office:value-type="float" office:value="193" calcext:value-type="float">
            <text:p>193</text:p>
          </table:table-cell>
          <table:table-cell office:value-type="float" office:value="0.932788" calcext:value-type="float">
            <text:p>0.932788</text:p>
          </table:table-cell>
          <table:table-cell office:value-type="float" office:value="106.336" calcext:value-type="float">
            <text:p>106.336</text:p>
          </table:table-cell>
          <table:table-cell office:value-type="float" office:value="0.537502" calcext:value-type="float">
            <text:p>0.53750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7" calcext:value-type="float">
            <text:p>7</text:p>
          </table:table-cell>
          <table:table-cell office:value-type="float" office:value="0.929143" calcext:value-type="float">
            <text:p>0.929143</text:p>
          </table:table-cell>
          <table:table-cell office:value-type="float" office:value="132.837" calcext:value-type="float">
            <text:p>132.837</text:p>
          </table:table-cell>
          <table:table-cell office:value-type="float" office:value="0.508698" calcext:value-type="float">
            <text:p>0.508698</text:p>
          </table:table-cell>
          <table:table-cell office:value-type="float" office:value="0.927626" calcext:value-type="float">
            <text:p>0.927626</text:p>
          </table:table-cell>
          <table:table-cell office:value-type="float" office:value="118.932" calcext:value-type="float">
            <text:p>118.932</text:p>
          </table:table-cell>
          <table:table-cell office:value-type="float" office:value="0.553557" calcext:value-type="float">
            <text:p>0.553557</text:p>
          </table:table-cell>
          <table:table-cell office:value-type="float" office:value="188" calcext:value-type="float">
            <text:p>188</text:p>
          </table:table-cell>
          <table:table-cell office:value-type="float" office:value="0.930733" calcext:value-type="float">
            <text:p>0.930733</text:p>
          </table:table-cell>
          <table:table-cell office:value-type="float" office:value="118.858" calcext:value-type="float">
            <text:p>118.858</text:p>
          </table:table-cell>
          <table:table-cell office:value-type="float" office:value="0.543354" calcext:value-type="float">
            <text:p>0.543354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4" calcext:value-type="float">
            <text:p>4</text:p>
          </table:table-cell>
          <table:table-cell office:value-type="float" office:value="0.935056" calcext:value-type="float">
            <text:p>0.935056</text:p>
          </table:table-cell>
          <table:table-cell office:value-type="float" office:value="130.591" calcext:value-type="float">
            <text:p>130.591</text:p>
          </table:table-cell>
          <table:table-cell office:value-type="float" office:value="0.517488" calcext:value-type="float">
            <text:p>0.517488</text:p>
          </table:table-cell>
          <table:table-cell office:value-type="float" office:value="0.931902" calcext:value-type="float">
            <text:p>0.931902</text:p>
          </table:table-cell>
          <table:table-cell office:value-type="float" office:value="117.039" calcext:value-type="float">
            <text:p>117.039</text:p>
          </table:table-cell>
          <table:table-cell office:value-type="float" office:value="0.563478" calcext:value-type="float">
            <text:p>0.563478</text:p>
          </table:table-cell>
          <table:table-cell office:value-type="float" office:value="187" calcext:value-type="float">
            <text:p>187</text:p>
          </table:table-cell>
          <table:table-cell office:value-type="float" office:value="0.932869" calcext:value-type="float">
            <text:p>0.932869</text:p>
          </table:table-cell>
          <table:table-cell office:value-type="float" office:value="117.005" calcext:value-type="float">
            <text:p>117.005</text:p>
          </table:table-cell>
          <table:table-cell office:value-type="float" office:value="0.554244" calcext:value-type="float">
            <text:p>0.554244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4" calcext:value-type="float">
            <text:p>4</text:p>
          </table:table-cell>
          <table:table-cell office:value-type="float" office:value="0.932808" calcext:value-type="float">
            <text:p>0.932808</text:p>
          </table:table-cell>
          <table:table-cell office:value-type="float" office:value="125.371" calcext:value-type="float">
            <text:p>125.371</text:p>
          </table:table-cell>
          <table:table-cell office:value-type="float" office:value="0.517899" calcext:value-type="float">
            <text:p>0.517899</text:p>
          </table:table-cell>
          <table:table-cell office:value-type="float" office:value="0.927953" calcext:value-type="float">
            <text:p>0.927953</text:p>
          </table:table-cell>
          <table:table-cell office:value-type="float" office:value="113.166" calcext:value-type="float">
            <text:p>113.166</text:p>
          </table:table-cell>
          <table:table-cell office:value-type="float" office:value="0.56929" calcext:value-type="float">
            <text:p>0.56929</text:p>
          </table:table-cell>
          <table:table-cell office:value-type="float" office:value="197" calcext:value-type="float">
            <text:p>197</text:p>
          </table:table-cell>
          <table:table-cell office:value-type="float" office:value="0.93033" calcext:value-type="float">
            <text:p>0.93033</text:p>
          </table:table-cell>
          <table:table-cell office:value-type="float" office:value="112.776" calcext:value-type="float">
            <text:p>112.776</text:p>
          </table:table-cell>
          <table:table-cell office:value-type="float" office:value="0.556569" calcext:value-type="float">
            <text:p>0.556569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4" calcext:value-type="float">
            <text:p>4</text:p>
          </table:table-cell>
          <table:table-cell office:value-type="float" office:value="0.937562" calcext:value-type="float">
            <text:p>0.937562</text:p>
          </table:table-cell>
          <table:table-cell office:value-type="float" office:value="119.198" calcext:value-type="float">
            <text:p>119.198</text:p>
          </table:table-cell>
          <table:table-cell office:value-type="float" office:value="0.496137" calcext:value-type="float">
            <text:p>0.496137</text:p>
          </table:table-cell>
          <table:table-cell office:value-type="float" office:value="0.933021" calcext:value-type="float">
            <text:p>0.933021</text:p>
          </table:table-cell>
          <table:table-cell office:value-type="float" office:value="107.727" calcext:value-type="float">
            <text:p>107.727</text:p>
          </table:table-cell>
          <table:table-cell office:value-type="float" office:value="0.549879" calcext:value-type="float">
            <text:p>0.549879</text:p>
          </table:table-cell>
          <table:table-cell office:value-type="float" office:value="197" calcext:value-type="float">
            <text:p>197</text:p>
          </table:table-cell>
          <table:table-cell office:value-type="float" office:value="0.933934" calcext:value-type="float">
            <text:p>0.933934</text:p>
          </table:table-cell>
          <table:table-cell office:value-type="float" office:value="107.498" calcext:value-type="float">
            <text:p>107.498</text:p>
          </table:table-cell>
          <table:table-cell office:value-type="float" office:value="0.539426" calcext:value-type="float">
            <text:p>0.539426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4" calcext:value-type="float">
            <text:p>4</text:p>
          </table:table-cell>
          <table:table-cell office:value-type="float" office:value="0.937562" calcext:value-type="float">
            <text:p>0.937562</text:p>
          </table:table-cell>
          <table:table-cell office:value-type="float" office:value="119.198" calcext:value-type="float">
            <text:p>119.198</text:p>
          </table:table-cell>
          <table:table-cell office:value-type="float" office:value="0.496137" calcext:value-type="float">
            <text:p>0.496137</text:p>
          </table:table-cell>
          <table:table-cell office:value-type="float" office:value="0.933023" calcext:value-type="float">
            <text:p>0.933023</text:p>
          </table:table-cell>
          <table:table-cell office:value-type="float" office:value="107.725" calcext:value-type="float">
            <text:p>107.725</text:p>
          </table:table-cell>
          <table:table-cell office:value-type="float" office:value="0.549868" calcext:value-type="float">
            <text:p>0.549868</text:p>
          </table:table-cell>
          <table:table-cell office:value-type="float" office:value="186" calcext:value-type="float">
            <text:p>186</text:p>
          </table:table-cell>
          <table:table-cell office:value-type="float" office:value="0.933766" calcext:value-type="float">
            <text:p>0.933766</text:p>
          </table:table-cell>
          <table:table-cell office:value-type="float" office:value="107.449" calcext:value-type="float">
            <text:p>107.449</text:p>
          </table:table-cell>
          <table:table-cell office:value-type="float" office:value="0.538578" calcext:value-type="float">
            <text:p>0.538578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5" calcext:value-type="float">
            <text:p>5</text:p>
          </table:table-cell>
          <table:table-cell office:value-type="float" office:value="0.933178" calcext:value-type="float">
            <text:p>0.933178</text:p>
          </table:table-cell>
          <table:table-cell office:value-type="float" office:value="119.131" calcext:value-type="float">
            <text:p>119.131</text:p>
          </table:table-cell>
          <table:table-cell office:value-type="float" office:value="0.503396" calcext:value-type="float">
            <text:p>0.503396</text:p>
          </table:table-cell>
          <table:table-cell office:value-type="float" office:value="0.9335" calcext:value-type="float">
            <text:p>0.9335</text:p>
          </table:table-cell>
          <table:table-cell office:value-type="float" office:value="108.409" calcext:value-type="float">
            <text:p>108.409</text:p>
          </table:table-cell>
          <table:table-cell office:value-type="float" office:value="0.547637" calcext:value-type="float">
            <text:p>0.547637</text:p>
          </table:table-cell>
          <table:table-cell office:value-type="float" office:value="178" calcext:value-type="float">
            <text:p>178</text:p>
          </table:table-cell>
          <table:table-cell office:value-type="float" office:value="0.935149" calcext:value-type="float">
            <text:p>0.935149</text:p>
          </table:table-cell>
          <table:table-cell office:value-type="float" office:value="108.21" calcext:value-type="float">
            <text:p>108.21</text:p>
          </table:table-cell>
          <table:table-cell office:value-type="float" office:value="0.537659" calcext:value-type="float">
            <text:p>0.537659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4" calcext:value-type="float">
            <text:p>4</text:p>
          </table:table-cell>
          <table:table-cell office:value-type="float" office:value="0.934374" calcext:value-type="float">
            <text:p>0.934374</text:p>
          </table:table-cell>
          <table:table-cell office:value-type="float" office:value="130.499" calcext:value-type="float">
            <text:p>130.499</text:p>
          </table:table-cell>
          <table:table-cell office:value-type="float" office:value="0.504941" calcext:value-type="float">
            <text:p>0.504941</text:p>
          </table:table-cell>
          <table:table-cell office:value-type="float" office:value="0.93544" calcext:value-type="float">
            <text:p>0.93544</text:p>
          </table:table-cell>
          <table:table-cell office:value-type="float" office:value="116.568" calcext:value-type="float">
            <text:p>116.568</text:p>
          </table:table-cell>
          <table:table-cell office:value-type="float" office:value="0.551385" calcext:value-type="float">
            <text:p>0.551385</text:p>
          </table:table-cell>
          <table:table-cell office:value-type="float" office:value="179" calcext:value-type="float">
            <text:p>179</text:p>
          </table:table-cell>
          <table:table-cell office:value-type="float" office:value="0.936982" calcext:value-type="float">
            <text:p>0.936982</text:p>
          </table:table-cell>
          <table:table-cell office:value-type="float" office:value="116.394" calcext:value-type="float">
            <text:p>116.394</text:p>
          </table:table-cell>
          <table:table-cell office:value-type="float" office:value="0.539815" calcext:value-type="float">
            <text:p>0.539815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4" calcext:value-type="float">
            <text:p>4</text:p>
          </table:table-cell>
          <table:table-cell office:value-type="float" office:value="0.938232" calcext:value-type="float">
            <text:p>0.938232</text:p>
          </table:table-cell>
          <table:table-cell office:value-type="float" office:value="128.403" calcext:value-type="float">
            <text:p>128.403</text:p>
          </table:table-cell>
          <table:table-cell office:value-type="float" office:value="0.502877" calcext:value-type="float">
            <text:p>0.502877</text:p>
          </table:table-cell>
          <table:table-cell office:value-type="float" office:value="0.935556" calcext:value-type="float">
            <text:p>0.935556</text:p>
          </table:table-cell>
          <table:table-cell office:value-type="float" office:value="114.09" calcext:value-type="float">
            <text:p>114.09</text:p>
          </table:table-cell>
          <table:table-cell office:value-type="float" office:value="0.546156" calcext:value-type="float">
            <text:p>0.546156</text:p>
          </table:table-cell>
          <table:table-cell office:value-type="float" office:value="175" calcext:value-type="float">
            <text:p>175</text:p>
          </table:table-cell>
          <table:table-cell office:value-type="float" office:value="0.938476" calcext:value-type="float">
            <text:p>0.938476</text:p>
          </table:table-cell>
          <table:table-cell office:value-type="float" office:value="113.915" calcext:value-type="float">
            <text:p>113.915</text:p>
          </table:table-cell>
          <table:table-cell office:value-type="float" office:value="0.535222" calcext:value-type="float">
            <text:p>0.535222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7" calcext:value-type="float">
            <text:p>7</text:p>
          </table:table-cell>
          <table:table-cell office:value-type="float" office:value="0.938425" calcext:value-type="float">
            <text:p>0.938425</text:p>
          </table:table-cell>
          <table:table-cell office:value-type="float" office:value="127.543" calcext:value-type="float">
            <text:p>127.543</text:p>
          </table:table-cell>
          <table:table-cell office:value-type="float" office:value="0.50515" calcext:value-type="float">
            <text:p>0.50515</text:p>
          </table:table-cell>
          <table:table-cell office:value-type="float" office:value="0.937186" calcext:value-type="float">
            <text:p>0.937186</text:p>
          </table:table-cell>
          <table:table-cell office:value-type="float" office:value="112.414" calcext:value-type="float">
            <text:p>112.414</text:p>
          </table:table-cell>
          <table:table-cell office:value-type="float" office:value="0.549955" calcext:value-type="float">
            <text:p>0.549955</text:p>
          </table:table-cell>
          <table:table-cell office:value-type="float" office:value="189" calcext:value-type="float">
            <text:p>189</text:p>
          </table:table-cell>
          <table:table-cell office:value-type="float" office:value="0.936471" calcext:value-type="float">
            <text:p>0.936471</text:p>
          </table:table-cell>
          <table:table-cell office:value-type="float" office:value="112.551" calcext:value-type="float">
            <text:p>112.551</text:p>
          </table:table-cell>
          <table:table-cell office:value-type="float" office:value="0.539747" calcext:value-type="float">
            <text:p>0.539747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4" calcext:value-type="float">
            <text:p>4</text:p>
          </table:table-cell>
          <table:table-cell office:value-type="float" office:value="0.941377" calcext:value-type="float">
            <text:p>0.941377</text:p>
          </table:table-cell>
          <table:table-cell office:value-type="float" office:value="111.963" calcext:value-type="float">
            <text:p>111.963</text:p>
          </table:table-cell>
          <table:table-cell office:value-type="float" office:value="0.483306" calcext:value-type="float">
            <text:p>0.483306</text:p>
          </table:table-cell>
          <table:table-cell office:value-type="float" office:value="0.943327" calcext:value-type="float">
            <text:p>0.943327</text:p>
          </table:table-cell>
          <table:table-cell office:value-type="float" office:value="103.828" calcext:value-type="float">
            <text:p>103.828</text:p>
          </table:table-cell>
          <table:table-cell office:value-type="float" office:value="0.536361" calcext:value-type="float">
            <text:p>0.536361</text:p>
          </table:table-cell>
          <table:table-cell office:value-type="float" office:value="195" calcext:value-type="float">
            <text:p>195</text:p>
          </table:table-cell>
          <table:table-cell office:value-type="float" office:value="0.942749" calcext:value-type="float">
            <text:p>0.942749</text:p>
          </table:table-cell>
          <table:table-cell office:value-type="float" office:value="103.456" calcext:value-type="float">
            <text:p>103.456</text:p>
          </table:table-cell>
          <table:table-cell office:value-type="float" office:value="0.525837" calcext:value-type="float">
            <text:p>0.525837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4" calcext:value-type="float">
            <text:p>4</text:p>
          </table:table-cell>
          <table:table-cell office:value-type="float" office:value="0.936179" calcext:value-type="float">
            <text:p>0.936179</text:p>
          </table:table-cell>
          <table:table-cell office:value-type="float" office:value="124.748" calcext:value-type="float">
            <text:p>124.748</text:p>
          </table:table-cell>
          <table:table-cell office:value-type="float" office:value="0.49363" calcext:value-type="float">
            <text:p>0.49363</text:p>
          </table:table-cell>
          <table:table-cell office:value-type="float" office:value="0.932882" calcext:value-type="float">
            <text:p>0.932882</text:p>
          </table:table-cell>
          <table:table-cell office:value-type="float" office:value="111.825" calcext:value-type="float">
            <text:p>111.825</text:p>
          </table:table-cell>
          <table:table-cell office:value-type="float" office:value="0.541047" calcext:value-type="float">
            <text:p>0.541047</text:p>
          </table:table-cell>
          <table:table-cell office:value-type="float" office:value="185" calcext:value-type="float">
            <text:p>185</text:p>
          </table:table-cell>
          <table:table-cell office:value-type="float" office:value="0.934701" calcext:value-type="float">
            <text:p>0.934701</text:p>
          </table:table-cell>
          <table:table-cell office:value-type="float" office:value="111.647" calcext:value-type="float">
            <text:p>111.647</text:p>
          </table:table-cell>
          <table:table-cell office:value-type="float" office:value="0.529593" calcext:value-type="float">
            <text:p>0.529593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4" calcext:value-type="float">
            <text:p>4</text:p>
          </table:table-cell>
          <table:table-cell office:value-type="float" office:value="0.938294" calcext:value-type="float">
            <text:p>0.938294</text:p>
          </table:table-cell>
          <table:table-cell office:value-type="float" office:value="128.507" calcext:value-type="float">
            <text:p>128.507</text:p>
          </table:table-cell>
          <table:table-cell office:value-type="float" office:value="0.499599" calcext:value-type="float">
            <text:p>0.499599</text:p>
          </table:table-cell>
          <table:table-cell office:value-type="float" office:value="0.935154" calcext:value-type="float">
            <text:p>0.935154</text:p>
          </table:table-cell>
          <table:table-cell office:value-type="float" office:value="116.379" calcext:value-type="float">
            <text:p>116.379</text:p>
          </table:table-cell>
          <table:table-cell office:value-type="float" office:value="0.549674" calcext:value-type="float">
            <text:p>0.549674</text:p>
          </table:table-cell>
          <table:table-cell office:value-type="float" office:value="187" calcext:value-type="float">
            <text:p>187</text:p>
          </table:table-cell>
          <table:table-cell office:value-type="float" office:value="0.935727" calcext:value-type="float">
            <text:p>0.935727</text:p>
          </table:table-cell>
          <table:table-cell office:value-type="float" office:value="116.323" calcext:value-type="float">
            <text:p>116.323</text:p>
          </table:table-cell>
          <table:table-cell office:value-type="float" office:value="0.540066" calcext:value-type="float">
            <text:p>0.540066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4" calcext:value-type="float">
            <text:p>4</text:p>
          </table:table-cell>
          <table:table-cell office:value-type="float" office:value="0.940615" calcext:value-type="float">
            <text:p>0.940615</text:p>
          </table:table-cell>
          <table:table-cell office:value-type="float" office:value="122.835" calcext:value-type="float">
            <text:p>122.835</text:p>
          </table:table-cell>
          <table:table-cell office:value-type="float" office:value="0.490002" calcext:value-type="float">
            <text:p>0.490002</text:p>
          </table:table-cell>
          <table:table-cell office:value-type="float" office:value="0.942777" calcext:value-type="float">
            <text:p>0.942777</text:p>
          </table:table-cell>
          <table:table-cell office:value-type="float" office:value="111.266" calcext:value-type="float">
            <text:p>111.266</text:p>
          </table:table-cell>
          <table:table-cell office:value-type="float" office:value="0.535798" calcext:value-type="float">
            <text:p>0.535798</text:p>
          </table:table-cell>
          <table:table-cell office:value-type="float" office:value="187" calcext:value-type="float">
            <text:p>187</text:p>
          </table:table-cell>
          <table:table-cell office:value-type="float" office:value="0.940517" calcext:value-type="float">
            <text:p>0.940517</text:p>
          </table:table-cell>
          <table:table-cell office:value-type="float" office:value="110.967" calcext:value-type="float">
            <text:p>110.967</text:p>
          </table:table-cell>
          <table:table-cell office:value-type="float" office:value="0.525146" calcext:value-type="float">
            <text:p>0.525146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4" calcext:value-type="float">
            <text:p>4</text:p>
          </table:table-cell>
          <table:table-cell office:value-type="float" office:value="0.940615" calcext:value-type="float">
            <text:p>0.940615</text:p>
          </table:table-cell>
          <table:table-cell office:value-type="float" office:value="122.835" calcext:value-type="float">
            <text:p>122.835</text:p>
          </table:table-cell>
          <table:table-cell office:value-type="float" office:value="0.490002" calcext:value-type="float">
            <text:p>0.490002</text:p>
          </table:table-cell>
          <table:table-cell office:value-type="float" office:value="0.942776" calcext:value-type="float">
            <text:p>0.942776</text:p>
          </table:table-cell>
          <table:table-cell office:value-type="float" office:value="111.264" calcext:value-type="float">
            <text:p>111.264</text:p>
          </table:table-cell>
          <table:table-cell office:value-type="float" office:value="0.535781" calcext:value-type="float">
            <text:p>0.535781</text:p>
          </table:table-cell>
          <table:table-cell office:value-type="float" office:value="194" calcext:value-type="float">
            <text:p>194</text:p>
          </table:table-cell>
          <table:table-cell office:value-type="float" office:value="0.941555" calcext:value-type="float">
            <text:p>0.941555</text:p>
          </table:table-cell>
          <table:table-cell office:value-type="float" office:value="111.001" calcext:value-type="float">
            <text:p>111.001</text:p>
          </table:table-cell>
          <table:table-cell office:value-type="float" office:value="0.525471" calcext:value-type="float">
            <text:p>0.52547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4" calcext:value-type="float">
            <text:p>4</text:p>
          </table:table-cell>
          <table:table-cell office:value-type="float" office:value="0.935845" calcext:value-type="float">
            <text:p>0.935845</text:p>
          </table:table-cell>
          <table:table-cell office:value-type="float" office:value="117.942" calcext:value-type="float">
            <text:p>117.942</text:p>
          </table:table-cell>
          <table:table-cell office:value-type="float" office:value="0.483804" calcext:value-type="float">
            <text:p>0.483804</text:p>
          </table:table-cell>
          <table:table-cell office:value-type="float" office:value="0.938064" calcext:value-type="float">
            <text:p>0.938064</text:p>
          </table:table-cell>
          <table:table-cell office:value-type="float" office:value="106.438" calcext:value-type="float">
            <text:p>106.438</text:p>
          </table:table-cell>
          <table:table-cell office:value-type="float" office:value="0.530173" calcext:value-type="float">
            <text:p>0.530173</text:p>
          </table:table-cell>
          <table:table-cell office:value-type="float" office:value="251" calcext:value-type="float">
            <text:p>251</text:p>
          </table:table-cell>
          <table:table-cell office:value-type="float" office:value="0.938023" calcext:value-type="float">
            <text:p>0.938023</text:p>
          </table:table-cell>
          <table:table-cell office:value-type="float" office:value="106.41" calcext:value-type="float">
            <text:p>106.41</text:p>
          </table:table-cell>
          <table:table-cell office:value-type="float" office:value="0.52011" calcext:value-type="float">
            <text:p>0.52011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4" calcext:value-type="float">
            <text:p>4</text:p>
          </table:table-cell>
          <table:table-cell office:value-type="float" office:value="0.938932" calcext:value-type="float">
            <text:p>0.938932</text:p>
          </table:table-cell>
          <table:table-cell office:value-type="float" office:value="120.142" calcext:value-type="float">
            <text:p>120.142</text:p>
          </table:table-cell>
          <table:table-cell office:value-type="float" office:value="0.481909" calcext:value-type="float">
            <text:p>0.481909</text:p>
          </table:table-cell>
          <table:table-cell office:value-type="float" office:value="0.933677" calcext:value-type="float">
            <text:p>0.933677</text:p>
          </table:table-cell>
          <table:table-cell office:value-type="float" office:value="110.274" calcext:value-type="float">
            <text:p>110.274</text:p>
          </table:table-cell>
          <table:table-cell office:value-type="float" office:value="0.527926" calcext:value-type="float">
            <text:p>0.527926</text:p>
          </table:table-cell>
          <table:table-cell office:value-type="float" office:value="177" calcext:value-type="float">
            <text:p>177</text:p>
          </table:table-cell>
          <table:table-cell office:value-type="float" office:value="0.93535" calcext:value-type="float">
            <text:p>0.93535</text:p>
          </table:table-cell>
          <table:table-cell office:value-type="float" office:value="109.897" calcext:value-type="float">
            <text:p>109.897</text:p>
          </table:table-cell>
          <table:table-cell office:value-type="float" office:value="0.518259" calcext:value-type="float">
            <text:p>0.518259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4" calcext:value-type="float">
            <text:p>4</text:p>
          </table:table-cell>
          <table:table-cell office:value-type="float" office:value="0.938932" calcext:value-type="float">
            <text:p>0.938932</text:p>
          </table:table-cell>
          <table:table-cell office:value-type="float" office:value="120.142" calcext:value-type="float">
            <text:p>120.142</text:p>
          </table:table-cell>
          <table:table-cell office:value-type="float" office:value="0.481909" calcext:value-type="float">
            <text:p>0.481909</text:p>
          </table:table-cell>
          <table:table-cell office:value-type="float" office:value="0.933685" calcext:value-type="float">
            <text:p>0.933685</text:p>
          </table:table-cell>
          <table:table-cell office:value-type="float" office:value="110.277" calcext:value-type="float">
            <text:p>110.277</text:p>
          </table:table-cell>
          <table:table-cell office:value-type="float" office:value="0.527915" calcext:value-type="float">
            <text:p>0.527915</text:p>
          </table:table-cell>
          <table:table-cell office:value-type="float" office:value="196" calcext:value-type="float">
            <text:p>196</text:p>
          </table:table-cell>
          <table:table-cell office:value-type="float" office:value="0.935524" calcext:value-type="float">
            <text:p>0.935524</text:p>
          </table:table-cell>
          <table:table-cell office:value-type="float" office:value="110.061" calcext:value-type="float">
            <text:p>110.061</text:p>
          </table:table-cell>
          <table:table-cell office:value-type="float" office:value="0.518795" calcext:value-type="float">
            <text:p>0.518795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4" calcext:value-type="float">
            <text:p>4</text:p>
          </table:table-cell>
          <table:table-cell office:value-type="float" office:value="0.928451" calcext:value-type="float">
            <text:p>0.928451</text:p>
          </table:table-cell>
          <table:table-cell office:value-type="float" office:value="126.572" calcext:value-type="float">
            <text:p>126.572</text:p>
          </table:table-cell>
          <table:table-cell office:value-type="float" office:value="0.481799" calcext:value-type="float">
            <text:p>0.481799</text:p>
          </table:table-cell>
          <table:table-cell office:value-type="float" office:value="0.928976" calcext:value-type="float">
            <text:p>0.928976</text:p>
          </table:table-cell>
          <table:table-cell office:value-type="float" office:value="114.267" calcext:value-type="float">
            <text:p>114.267</text:p>
          </table:table-cell>
          <table:table-cell office:value-type="float" office:value="0.528383" calcext:value-type="float">
            <text:p>0.528383</text:p>
          </table:table-cell>
          <table:table-cell office:value-type="float" office:value="189" calcext:value-type="float">
            <text:p>189</text:p>
          </table:table-cell>
          <table:table-cell office:value-type="float" office:value="0.93041" calcext:value-type="float">
            <text:p>0.93041</text:p>
          </table:table-cell>
          <table:table-cell office:value-type="float" office:value="114.302" calcext:value-type="float">
            <text:p>114.302</text:p>
          </table:table-cell>
          <table:table-cell office:value-type="float" office:value="0.518206" calcext:value-type="float">
            <text:p>0.518206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4" calcext:value-type="float">
            <text:p>4</text:p>
          </table:table-cell>
          <table:table-cell office:value-type="float" office:value="0.933276" calcext:value-type="float">
            <text:p>0.933276</text:p>
          </table:table-cell>
          <table:table-cell office:value-type="float" office:value="135.558" calcext:value-type="float">
            <text:p>135.558</text:p>
          </table:table-cell>
          <table:table-cell office:value-type="float" office:value="0.504531" calcext:value-type="float">
            <text:p>0.504531</text:p>
          </table:table-cell>
          <table:table-cell office:value-type="float" office:value="0.928349" calcext:value-type="float">
            <text:p>0.928349</text:p>
          </table:table-cell>
          <table:table-cell office:value-type="float" office:value="120.936" calcext:value-type="float">
            <text:p>120.936</text:p>
          </table:table-cell>
          <table:table-cell office:value-type="float" office:value="0.551911" calcext:value-type="float">
            <text:p>0.551911</text:p>
          </table:table-cell>
          <table:table-cell office:value-type="float" office:value="187" calcext:value-type="float">
            <text:p>187</text:p>
          </table:table-cell>
          <table:table-cell office:value-type="float" office:value="0.928915" calcext:value-type="float">
            <text:p>0.928915</text:p>
          </table:table-cell>
          <table:table-cell office:value-type="float" office:value="120.602" calcext:value-type="float">
            <text:p>120.602</text:p>
          </table:table-cell>
          <table:table-cell office:value-type="float" office:value="0.541125" calcext:value-type="float">
            <text:p>0.541125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4" calcext:value-type="float">
            <text:p>4</text:p>
          </table:table-cell>
          <table:table-cell office:value-type="float" office:value="0.936806" calcext:value-type="float">
            <text:p>0.936806</text:p>
          </table:table-cell>
          <table:table-cell office:value-type="float" office:value="119.186" calcext:value-type="float">
            <text:p>119.186</text:p>
          </table:table-cell>
          <table:table-cell office:value-type="float" office:value="0.446626" calcext:value-type="float">
            <text:p>0.446626</text:p>
          </table:table-cell>
          <table:table-cell office:value-type="float" office:value="0.938204" calcext:value-type="float">
            <text:p>0.938204</text:p>
          </table:table-cell>
          <table:table-cell office:value-type="float" office:value="109.643" calcext:value-type="float">
            <text:p>109.643</text:p>
          </table:table-cell>
          <table:table-cell office:value-type="float" office:value="0.493562" calcext:value-type="float">
            <text:p>0.493562</text:p>
          </table:table-cell>
          <table:table-cell office:value-type="float" office:value="181" calcext:value-type="float">
            <text:p>181</text:p>
          </table:table-cell>
          <table:table-cell office:value-type="float" office:value="0.938624" calcext:value-type="float">
            <text:p>0.938624</text:p>
          </table:table-cell>
          <table:table-cell office:value-type="float" office:value="109.295" calcext:value-type="float">
            <text:p>109.295</text:p>
          </table:table-cell>
          <table:table-cell office:value-type="float" office:value="0.484119" calcext:value-type="float">
            <text:p>0.484119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4" calcext:value-type="float">
            <text:p>4</text:p>
          </table:table-cell>
          <table:table-cell office:value-type="float" office:value="0.936806" calcext:value-type="float">
            <text:p>0.936806</text:p>
          </table:table-cell>
          <table:table-cell office:value-type="float" office:value="119.186" calcext:value-type="float">
            <text:p>119.186</text:p>
          </table:table-cell>
          <table:table-cell office:value-type="float" office:value="0.446626" calcext:value-type="float">
            <text:p>0.446626</text:p>
          </table:table-cell>
          <table:table-cell office:value-type="float" office:value="0.938202" calcext:value-type="float">
            <text:p>0.938202</text:p>
          </table:table-cell>
          <table:table-cell office:value-type="float" office:value="109.64" calcext:value-type="float">
            <text:p>109.64</text:p>
          </table:table-cell>
          <table:table-cell office:value-type="float" office:value="0.493571" calcext:value-type="float">
            <text:p>0.493571</text:p>
          </table:table-cell>
          <table:table-cell office:value-type="float" office:value="175" calcext:value-type="float">
            <text:p>175</text:p>
          </table:table-cell>
          <table:table-cell office:value-type="float" office:value="0.938599" calcext:value-type="float">
            <text:p>0.938599</text:p>
          </table:table-cell>
          <table:table-cell office:value-type="float" office:value="109.349" calcext:value-type="float">
            <text:p>109.349</text:p>
          </table:table-cell>
          <table:table-cell office:value-type="float" office:value="0.48471" calcext:value-type="float">
            <text:p>0.48471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4" calcext:value-type="float">
            <text:p>4</text:p>
          </table:table-cell>
          <table:table-cell office:value-type="float" office:value="0.929836" calcext:value-type="float">
            <text:p>0.929836</text:p>
          </table:table-cell>
          <table:table-cell office:value-type="float" office:value="128.373" calcext:value-type="float">
            <text:p>128.373</text:p>
          </table:table-cell>
          <table:table-cell office:value-type="float" office:value="0.479823" calcext:value-type="float">
            <text:p>0.479823</text:p>
          </table:table-cell>
          <table:table-cell office:value-type="float" office:value="0.938322" calcext:value-type="float">
            <text:p>0.938322</text:p>
          </table:table-cell>
          <table:table-cell office:value-type="float" office:value="117.623" calcext:value-type="float">
            <text:p>117.623</text:p>
          </table:table-cell>
          <table:table-cell office:value-type="float" office:value="0.52561" calcext:value-type="float">
            <text:p>0.52561</text:p>
          </table:table-cell>
          <table:table-cell office:value-type="float" office:value="181" calcext:value-type="float">
            <text:p>181</text:p>
          </table:table-cell>
          <table:table-cell office:value-type="float" office:value="0.938684" calcext:value-type="float">
            <text:p>0.938684</text:p>
          </table:table-cell>
          <table:table-cell office:value-type="float" office:value="116.827" calcext:value-type="float">
            <text:p>116.827</text:p>
          </table:table-cell>
          <table:table-cell office:value-type="float" office:value="0.514825" calcext:value-type="float">
            <text:p>0.514825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4" calcext:value-type="float">
            <text:p>4</text:p>
          </table:table-cell>
          <table:table-cell office:value-type="float" office:value="0.939432" calcext:value-type="float">
            <text:p>0.939432</text:p>
          </table:table-cell>
          <table:table-cell office:value-type="float" office:value="123.193" calcext:value-type="float">
            <text:p>123.193</text:p>
          </table:table-cell>
          <table:table-cell office:value-type="float" office:value="0.46602" calcext:value-type="float">
            <text:p>0.46602</text:p>
          </table:table-cell>
          <table:table-cell office:value-type="float" office:value="0.945417" calcext:value-type="float">
            <text:p>0.945417</text:p>
          </table:table-cell>
          <table:table-cell office:value-type="float" office:value="111.077" calcext:value-type="float">
            <text:p>111.077</text:p>
          </table:table-cell>
          <table:table-cell office:value-type="float" office:value="0.512926" calcext:value-type="float">
            <text:p>0.512926</text:p>
          </table:table-cell>
          <table:table-cell office:value-type="float" office:value="205" calcext:value-type="float">
            <text:p>205</text:p>
          </table:table-cell>
          <table:table-cell office:value-type="float" office:value="0.944253" calcext:value-type="float">
            <text:p>0.944253</text:p>
          </table:table-cell>
          <table:table-cell office:value-type="float" office:value="110.93" calcext:value-type="float">
            <text:p>110.93</text:p>
          </table:table-cell>
          <table:table-cell office:value-type="float" office:value="0.503711" calcext:value-type="float">
            <text:p>0.503711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4" calcext:value-type="float">
            <text:p>4</text:p>
          </table:table-cell>
          <table:table-cell office:value-type="float" office:value="0.93207" calcext:value-type="float">
            <text:p>0.93207</text:p>
          </table:table-cell>
          <table:table-cell office:value-type="float" office:value="118.708" calcext:value-type="float">
            <text:p>118.708</text:p>
          </table:table-cell>
          <table:table-cell office:value-type="float" office:value="0.471838" calcext:value-type="float">
            <text:p>0.471838</text:p>
          </table:table-cell>
          <table:table-cell office:value-type="float" office:value="0.938067" calcext:value-type="float">
            <text:p>0.938067</text:p>
          </table:table-cell>
          <table:table-cell office:value-type="float" office:value="108.121" calcext:value-type="float">
            <text:p>108.121</text:p>
          </table:table-cell>
          <table:table-cell office:value-type="float" office:value="0.516037" calcext:value-type="float">
            <text:p>0.516037</text:p>
          </table:table-cell>
          <table:table-cell office:value-type="float" office:value="209" calcext:value-type="float">
            <text:p>209</text:p>
          </table:table-cell>
          <table:table-cell office:value-type="float" office:value="0.937156" calcext:value-type="float">
            <text:p>0.937156</text:p>
          </table:table-cell>
          <table:table-cell office:value-type="float" office:value="107.62" calcext:value-type="float">
            <text:p>107.62</text:p>
          </table:table-cell>
          <table:table-cell office:value-type="float" office:value="0.505514" calcext:value-type="float">
            <text:p>0.50551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4" calcext:value-type="float">
            <text:p>4</text:p>
          </table:table-cell>
          <table:table-cell office:value-type="float" office:value="0.933407" calcext:value-type="float">
            <text:p>0.933407</text:p>
          </table:table-cell>
          <table:table-cell office:value-type="float" office:value="131.009" calcext:value-type="float">
            <text:p>131.009</text:p>
          </table:table-cell>
          <table:table-cell office:value-type="float" office:value="0.476968" calcext:value-type="float">
            <text:p>0.476968</text:p>
          </table:table-cell>
          <table:table-cell office:value-type="float" office:value="0.93767" calcext:value-type="float">
            <text:p>0.93767</text:p>
          </table:table-cell>
          <table:table-cell office:value-type="float" office:value="116.75" calcext:value-type="float">
            <text:p>116.75</text:p>
          </table:table-cell>
          <table:table-cell office:value-type="float" office:value="0.517824" calcext:value-type="float">
            <text:p>0.517824</text:p>
          </table:table-cell>
          <table:table-cell office:value-type="float" office:value="199" calcext:value-type="float">
            <text:p>199</text:p>
          </table:table-cell>
          <table:table-cell office:value-type="float" office:value="0.937447" calcext:value-type="float">
            <text:p>0.937447</text:p>
          </table:table-cell>
          <table:table-cell office:value-type="float" office:value="116.662" calcext:value-type="float">
            <text:p>116.662</text:p>
          </table:table-cell>
          <table:table-cell office:value-type="float" office:value="0.507464" calcext:value-type="float">
            <text:p>0.507464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4" calcext:value-type="float">
            <text:p>4</text:p>
          </table:table-cell>
          <table:table-cell office:value-type="float" office:value="0.933751" calcext:value-type="float">
            <text:p>0.933751</text:p>
          </table:table-cell>
          <table:table-cell office:value-type="float" office:value="117.983" calcext:value-type="float">
            <text:p>117.983</text:p>
          </table:table-cell>
          <table:table-cell office:value-type="float" office:value="0.475332" calcext:value-type="float">
            <text:p>0.475332</text:p>
          </table:table-cell>
          <table:table-cell office:value-type="float" office:value="0.932131" calcext:value-type="float">
            <text:p>0.932131</text:p>
          </table:table-cell>
          <table:table-cell office:value-type="float" office:value="107.106" calcext:value-type="float">
            <text:p>107.106</text:p>
          </table:table-cell>
          <table:table-cell office:value-type="float" office:value="0.517302" calcext:value-type="float">
            <text:p>0.517302</text:p>
          </table:table-cell>
          <table:table-cell office:value-type="float" office:value="183" calcext:value-type="float">
            <text:p>183</text:p>
          </table:table-cell>
          <table:table-cell office:value-type="float" office:value="0.93191" calcext:value-type="float">
            <text:p>0.93191</text:p>
          </table:table-cell>
          <table:table-cell office:value-type="float" office:value="106.837" calcext:value-type="float">
            <text:p>106.837</text:p>
          </table:table-cell>
          <table:table-cell office:value-type="float" office:value="0.50878" calcext:value-type="float">
            <text:p>0.50878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4" calcext:value-type="float">
            <text:p>4</text:p>
          </table:table-cell>
          <table:table-cell office:value-type="float" office:value="0.933312" calcext:value-type="float">
            <text:p>0.933312</text:p>
          </table:table-cell>
          <table:table-cell office:value-type="float" office:value="158.247" calcext:value-type="float">
            <text:p>158.247</text:p>
          </table:table-cell>
          <table:table-cell office:value-type="float" office:value="0.487721" calcext:value-type="float">
            <text:p>0.487721</text:p>
          </table:table-cell>
          <table:table-cell office:value-type="float" office:value="0.937499" calcext:value-type="float">
            <text:p>0.937499</text:p>
          </table:table-cell>
          <table:table-cell office:value-type="float" office:value="141.56" calcext:value-type="float">
            <text:p>141.56</text:p>
          </table:table-cell>
          <table:table-cell office:value-type="float" office:value="0.535364" calcext:value-type="float">
            <text:p>0.535364</text:p>
          </table:table-cell>
          <table:table-cell office:value-type="float" office:value="177" calcext:value-type="float">
            <text:p>177</text:p>
          </table:table-cell>
          <table:table-cell office:value-type="float" office:value="0.935313" calcext:value-type="float">
            <text:p>0.935313</text:p>
          </table:table-cell>
          <table:table-cell office:value-type="float" office:value="141.319" calcext:value-type="float">
            <text:p>141.319</text:p>
          </table:table-cell>
          <table:table-cell office:value-type="float" office:value="0.526007" calcext:value-type="float">
            <text:p>0.526007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4" calcext:value-type="float">
            <text:p>4</text:p>
          </table:table-cell>
          <table:table-cell office:value-type="float" office:value="0.938301" calcext:value-type="float">
            <text:p>0.938301</text:p>
          </table:table-cell>
          <table:table-cell office:value-type="float" office:value="127.891" calcext:value-type="float">
            <text:p>127.891</text:p>
          </table:table-cell>
          <table:table-cell office:value-type="float" office:value="0.447531" calcext:value-type="float">
            <text:p>0.447531</text:p>
          </table:table-cell>
          <table:table-cell office:value-type="float" office:value="0.943379" calcext:value-type="float">
            <text:p>0.943379</text:p>
          </table:table-cell>
          <table:table-cell office:value-type="float" office:value="114.521" calcext:value-type="float">
            <text:p>114.521</text:p>
          </table:table-cell>
          <table:table-cell office:value-type="float" office:value="0.495928" calcext:value-type="float">
            <text:p>0.495928</text:p>
          </table:table-cell>
          <table:table-cell office:value-type="float" office:value="177" calcext:value-type="float">
            <text:p>177</text:p>
          </table:table-cell>
          <table:table-cell office:value-type="float" office:value="0.944682" calcext:value-type="float">
            <text:p>0.944682</text:p>
          </table:table-cell>
          <table:table-cell office:value-type="float" office:value="114.121" calcext:value-type="float">
            <text:p>114.121</text:p>
          </table:table-cell>
          <table:table-cell office:value-type="float" office:value="0.48639" calcext:value-type="float">
            <text:p>0.48639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4" calcext:value-type="float">
            <text:p>4</text:p>
          </table:table-cell>
          <table:table-cell office:value-type="float" office:value="0.935926" calcext:value-type="float">
            <text:p>0.935926</text:p>
          </table:table-cell>
          <table:table-cell office:value-type="float" office:value="114.104" calcext:value-type="float">
            <text:p>114.104</text:p>
          </table:table-cell>
          <table:table-cell office:value-type="float" office:value="0.451587" calcext:value-type="float">
            <text:p>0.451587</text:p>
          </table:table-cell>
          <table:table-cell office:value-type="float" office:value="0.939284" calcext:value-type="float">
            <text:p>0.939284</text:p>
          </table:table-cell>
          <table:table-cell office:value-type="float" office:value="104.775" calcext:value-type="float">
            <text:p>104.775</text:p>
          </table:table-cell>
          <table:table-cell office:value-type="float" office:value="0.499461" calcext:value-type="float">
            <text:p>0.499461</text:p>
          </table:table-cell>
          <table:table-cell office:value-type="float" office:value="178" calcext:value-type="float">
            <text:p>178</text:p>
          </table:table-cell>
          <table:table-cell office:value-type="float" office:value="0.937909" calcext:value-type="float">
            <text:p>0.937909</text:p>
          </table:table-cell>
          <table:table-cell office:value-type="float" office:value="104.365" calcext:value-type="float">
            <text:p>104.365</text:p>
          </table:table-cell>
          <table:table-cell office:value-type="float" office:value="0.48987" calcext:value-type="float">
            <text:p>0.48987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5" calcext:value-type="float">
            <text:p>5</text:p>
          </table:table-cell>
          <table:table-cell office:value-type="float" office:value="0.936708" calcext:value-type="float">
            <text:p>0.936708</text:p>
          </table:table-cell>
          <table:table-cell office:value-type="float" office:value="124.928" calcext:value-type="float">
            <text:p>124.928</text:p>
          </table:table-cell>
          <table:table-cell office:value-type="float" office:value="0.487699" calcext:value-type="float">
            <text:p>0.487699</text:p>
          </table:table-cell>
          <table:table-cell office:value-type="float" office:value="0.939528" calcext:value-type="float">
            <text:p>0.939528</text:p>
          </table:table-cell>
          <table:table-cell office:value-type="float" office:value="113.441" calcext:value-type="float">
            <text:p>113.441</text:p>
          </table:table-cell>
          <table:table-cell office:value-type="float" office:value="0.534795" calcext:value-type="float">
            <text:p>0.534795</text:p>
          </table:table-cell>
          <table:table-cell office:value-type="float" office:value="176" calcext:value-type="float">
            <text:p>176</text:p>
          </table:table-cell>
          <table:table-cell office:value-type="float" office:value="0.937436" calcext:value-type="float">
            <text:p>0.937436</text:p>
          </table:table-cell>
          <table:table-cell office:value-type="float" office:value="113.395" calcext:value-type="float">
            <text:p>113.395</text:p>
          </table:table-cell>
          <table:table-cell office:value-type="float" office:value="0.526187" calcext:value-type="float">
            <text:p>0.526187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4" calcext:value-type="float">
            <text:p>4</text:p>
          </table:table-cell>
          <table:table-cell office:value-type="float" office:value="0.93647" calcext:value-type="float">
            <text:p>0.93647</text:p>
          </table:table-cell>
          <table:table-cell office:value-type="float" office:value="134.383" calcext:value-type="float">
            <text:p>134.383</text:p>
          </table:table-cell>
          <table:table-cell office:value-type="float" office:value="0.460428" calcext:value-type="float">
            <text:p>0.460428</text:p>
          </table:table-cell>
          <table:table-cell office:value-type="float" office:value="0.942411" calcext:value-type="float">
            <text:p>0.942411</text:p>
          </table:table-cell>
          <table:table-cell office:value-type="float" office:value="119.226" calcext:value-type="float">
            <text:p>119.226</text:p>
          </table:table-cell>
          <table:table-cell office:value-type="float" office:value="0.505278" calcext:value-type="float">
            <text:p>0.505278</text:p>
          </table:table-cell>
          <table:table-cell office:value-type="float" office:value="175" calcext:value-type="float">
            <text:p>175</text:p>
          </table:table-cell>
          <table:table-cell office:value-type="float" office:value="0.939814" calcext:value-type="float">
            <text:p>0.939814</text:p>
          </table:table-cell>
          <table:table-cell office:value-type="float" office:value="118.93" calcext:value-type="float">
            <text:p>118.93</text:p>
          </table:table-cell>
          <table:table-cell office:value-type="float" office:value="0.495343" calcext:value-type="float">
            <text:p>0.495343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4" calcext:value-type="float">
            <text:p>4</text:p>
          </table:table-cell>
          <table:table-cell office:value-type="float" office:value="0.931919" calcext:value-type="float">
            <text:p>0.931919</text:p>
          </table:table-cell>
          <table:table-cell office:value-type="float" office:value="135.112" calcext:value-type="float">
            <text:p>135.112</text:p>
          </table:table-cell>
          <table:table-cell office:value-type="float" office:value="0.471399" calcext:value-type="float">
            <text:p>0.471399</text:p>
          </table:table-cell>
          <table:table-cell office:value-type="float" office:value="0.936215" calcext:value-type="float">
            <text:p>0.936215</text:p>
          </table:table-cell>
          <table:table-cell office:value-type="float" office:value="120.506" calcext:value-type="float">
            <text:p>120.506</text:p>
          </table:table-cell>
          <table:table-cell office:value-type="float" office:value="0.513705" calcext:value-type="float">
            <text:p>0.513705</text:p>
          </table:table-cell>
          <table:table-cell office:value-type="float" office:value="176" calcext:value-type="float">
            <text:p>176</text:p>
          </table:table-cell>
          <table:table-cell office:value-type="float" office:value="0.935904" calcext:value-type="float">
            <text:p>0.935904</text:p>
          </table:table-cell>
          <table:table-cell office:value-type="float" office:value="120.624" calcext:value-type="float">
            <text:p>120.624</text:p>
          </table:table-cell>
          <table:table-cell office:value-type="float" office:value="0.50565" calcext:value-type="float">
            <text:p>0.50565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4" calcext:value-type="float">
            <text:p>4</text:p>
          </table:table-cell>
          <table:table-cell office:value-type="float" office:value="0.931919" calcext:value-type="float">
            <text:p>0.931919</text:p>
          </table:table-cell>
          <table:table-cell office:value-type="float" office:value="135.112" calcext:value-type="float">
            <text:p>135.112</text:p>
          </table:table-cell>
          <table:table-cell office:value-type="float" office:value="0.471399" calcext:value-type="float">
            <text:p>0.471399</text:p>
          </table:table-cell>
          <table:table-cell office:value-type="float" office:value="0.936219" calcext:value-type="float">
            <text:p>0.936219</text:p>
          </table:table-cell>
          <table:table-cell office:value-type="float" office:value="120.505" calcext:value-type="float">
            <text:p>120.505</text:p>
          </table:table-cell>
          <table:table-cell office:value-type="float" office:value="0.513698" calcext:value-type="float">
            <text:p>0.513698</text:p>
          </table:table-cell>
          <table:table-cell office:value-type="float" office:value="184" calcext:value-type="float">
            <text:p>184</text:p>
          </table:table-cell>
          <table:table-cell office:value-type="float" office:value="0.935127" calcext:value-type="float">
            <text:p>0.935127</text:p>
          </table:table-cell>
          <table:table-cell office:value-type="float" office:value="120.471" calcext:value-type="float">
            <text:p>120.471</text:p>
          </table:table-cell>
          <table:table-cell office:value-type="float" office:value="0.504021" calcext:value-type="float">
            <text:p>0.504021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4" calcext:value-type="float">
            <text:p>4</text:p>
          </table:table-cell>
          <table:table-cell office:value-type="float" office:value="0.935553" calcext:value-type="float">
            <text:p>0.935553</text:p>
          </table:table-cell>
          <table:table-cell office:value-type="float" office:value="118.741" calcext:value-type="float">
            <text:p>118.741</text:p>
          </table:table-cell>
          <table:table-cell office:value-type="float" office:value="0.444947" calcext:value-type="float">
            <text:p>0.444947</text:p>
          </table:table-cell>
          <table:table-cell office:value-type="float" office:value="0.938522" calcext:value-type="float">
            <text:p>0.938522</text:p>
          </table:table-cell>
          <table:table-cell office:value-type="float" office:value="107.765" calcext:value-type="float">
            <text:p>107.765</text:p>
          </table:table-cell>
          <table:table-cell office:value-type="float" office:value="0.491932" calcext:value-type="float">
            <text:p>0.491932</text:p>
          </table:table-cell>
          <table:table-cell office:value-type="float" office:value="175" calcext:value-type="float">
            <text:p>175</text:p>
          </table:table-cell>
          <table:table-cell office:value-type="float" office:value="0.937392" calcext:value-type="float">
            <text:p>0.937392</text:p>
          </table:table-cell>
          <table:table-cell office:value-type="float" office:value="107.397" calcext:value-type="float">
            <text:p>107.397</text:p>
          </table:table-cell>
          <table:table-cell office:value-type="float" office:value="0.481542" calcext:value-type="float">
            <text:p>0.481542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4" calcext:value-type="float">
            <text:p>4</text:p>
          </table:table-cell>
          <table:table-cell office:value-type="float" office:value="0.938081" calcext:value-type="float">
            <text:p>0.938081</text:p>
          </table:table-cell>
          <table:table-cell office:value-type="float" office:value="121.52" calcext:value-type="float">
            <text:p>121.52</text:p>
          </table:table-cell>
          <table:table-cell office:value-type="float" office:value="0.454628" calcext:value-type="float">
            <text:p>0.454628</text:p>
          </table:table-cell>
          <table:table-cell office:value-type="float" office:value="0.937467" calcext:value-type="float">
            <text:p>0.937467</text:p>
          </table:table-cell>
          <table:table-cell office:value-type="float" office:value="110.732" calcext:value-type="float">
            <text:p>110.732</text:p>
          </table:table-cell>
          <table:table-cell office:value-type="float" office:value="0.498006" calcext:value-type="float">
            <text:p>0.498006</text:p>
          </table:table-cell>
          <table:table-cell office:value-type="float" office:value="179" calcext:value-type="float">
            <text:p>179</text:p>
          </table:table-cell>
          <table:table-cell office:value-type="float" office:value="0.935095" calcext:value-type="float">
            <text:p>0.935095</text:p>
          </table:table-cell>
          <table:table-cell office:value-type="float" office:value="110.399" calcext:value-type="float">
            <text:p>110.399</text:p>
          </table:table-cell>
          <table:table-cell office:value-type="float" office:value="0.488802" calcext:value-type="float">
            <text:p>0.488802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4" calcext:value-type="float">
            <text:p>4</text:p>
          </table:table-cell>
          <table:table-cell office:value-type="float" office:value="0.932194" calcext:value-type="float">
            <text:p>0.932194</text:p>
          </table:table-cell>
          <table:table-cell office:value-type="float" office:value="134.383" calcext:value-type="float">
            <text:p>134.383</text:p>
          </table:table-cell>
          <table:table-cell office:value-type="float" office:value="0.463209" calcext:value-type="float">
            <text:p>0.463209</text:p>
          </table:table-cell>
          <table:table-cell office:value-type="float" office:value="0.935084" calcext:value-type="float">
            <text:p>0.935084</text:p>
          </table:table-cell>
          <table:table-cell office:value-type="float" office:value="118.528" calcext:value-type="float">
            <text:p>118.528</text:p>
          </table:table-cell>
          <table:table-cell office:value-type="float" office:value="0.504006" calcext:value-type="float">
            <text:p>0.504006</text:p>
          </table:table-cell>
          <table:table-cell office:value-type="float" office:value="187" calcext:value-type="float">
            <text:p>187</text:p>
          </table:table-cell>
          <table:table-cell office:value-type="float" office:value="0.93202" calcext:value-type="float">
            <text:p>0.93202</text:p>
          </table:table-cell>
          <table:table-cell office:value-type="float" office:value="118.579" calcext:value-type="float">
            <text:p>118.579</text:p>
          </table:table-cell>
          <table:table-cell office:value-type="float" office:value="0.494779" calcext:value-type="float">
            <text:p>0.494779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4" calcext:value-type="float">
            <text:p>4</text:p>
          </table:table-cell>
          <table:table-cell office:value-type="float" office:value="0.938542" calcext:value-type="float">
            <text:p>0.938542</text:p>
          </table:table-cell>
          <table:table-cell office:value-type="float" office:value="118.031" calcext:value-type="float">
            <text:p>118.031</text:p>
          </table:table-cell>
          <table:table-cell office:value-type="float" office:value="0.441938" calcext:value-type="float">
            <text:p>0.441938</text:p>
          </table:table-cell>
          <table:table-cell office:value-type="float" office:value="0.943096" calcext:value-type="float">
            <text:p>0.943096</text:p>
          </table:table-cell>
          <table:table-cell office:value-type="float" office:value="106.91" calcext:value-type="float">
            <text:p>106.91</text:p>
          </table:table-cell>
          <table:table-cell office:value-type="float" office:value="0.484228" calcext:value-type="float">
            <text:p>0.484228</text:p>
          </table:table-cell>
          <table:table-cell office:value-type="float" office:value="188" calcext:value-type="float">
            <text:p>188</text:p>
          </table:table-cell>
          <table:table-cell office:value-type="float" office:value="0.942944" calcext:value-type="float">
            <text:p>0.942944</text:p>
          </table:table-cell>
          <table:table-cell office:value-type="float" office:value="106.589" calcext:value-type="float">
            <text:p>106.589</text:p>
          </table:table-cell>
          <table:table-cell office:value-type="float" office:value="0.475599" calcext:value-type="float">
            <text:p>0.475599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4" calcext:value-type="float">
            <text:p>4</text:p>
          </table:table-cell>
          <table:table-cell office:value-type="float" office:value="0.942239" calcext:value-type="float">
            <text:p>0.942239</text:p>
          </table:table-cell>
          <table:table-cell office:value-type="float" office:value="131.118" calcext:value-type="float">
            <text:p>131.118</text:p>
          </table:table-cell>
          <table:table-cell office:value-type="float" office:value="0.442833" calcext:value-type="float">
            <text:p>0.442833</text:p>
          </table:table-cell>
          <table:table-cell office:value-type="float" office:value="0.944084" calcext:value-type="float">
            <text:p>0.944084</text:p>
          </table:table-cell>
          <table:table-cell office:value-type="float" office:value="116.639" calcext:value-type="float">
            <text:p>116.639</text:p>
          </table:table-cell>
          <table:table-cell office:value-type="float" office:value="0.486984" calcext:value-type="float">
            <text:p>0.486984</text:p>
          </table:table-cell>
          <table:table-cell office:value-type="float" office:value="190" calcext:value-type="float">
            <text:p>190</text:p>
          </table:table-cell>
          <table:table-cell office:value-type="float" office:value="0.943209" calcext:value-type="float">
            <text:p>0.943209</text:p>
          </table:table-cell>
          <table:table-cell office:value-type="float" office:value="116.523" calcext:value-type="float">
            <text:p>116.523</text:p>
          </table:table-cell>
          <table:table-cell office:value-type="float" office:value="0.477799" calcext:value-type="float">
            <text:p>0.477799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4" calcext:value-type="float">
            <text:p>4</text:p>
          </table:table-cell>
          <table:table-cell office:value-type="float" office:value="0.938301" calcext:value-type="float">
            <text:p>0.938301</text:p>
          </table:table-cell>
          <table:table-cell office:value-type="float" office:value="127.16" calcext:value-type="float">
            <text:p>127.16</text:p>
          </table:table-cell>
          <table:table-cell office:value-type="float" office:value="0.441982" calcext:value-type="float">
            <text:p>0.441982</text:p>
          </table:table-cell>
          <table:table-cell office:value-type="float" office:value="0.93897" calcext:value-type="float">
            <text:p>0.93897</text:p>
          </table:table-cell>
          <table:table-cell office:value-type="float" office:value="114.193" calcext:value-type="float">
            <text:p>114.193</text:p>
          </table:table-cell>
          <table:table-cell office:value-type="float" office:value="0.485271" calcext:value-type="float">
            <text:p>0.485271</text:p>
          </table:table-cell>
          <table:table-cell office:value-type="float" office:value="198" calcext:value-type="float">
            <text:p>198</text:p>
          </table:table-cell>
          <table:table-cell office:value-type="float" office:value="0.936751" calcext:value-type="float">
            <text:p>0.936751</text:p>
          </table:table-cell>
          <table:table-cell office:value-type="float" office:value="114.126" calcext:value-type="float">
            <text:p>114.126</text:p>
          </table:table-cell>
          <table:table-cell office:value-type="float" office:value="0.476222" calcext:value-type="float">
            <text:p>0.476222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4" calcext:value-type="float">
            <text:p>4</text:p>
          </table:table-cell>
          <table:table-cell office:value-type="float" office:value="0.938301" calcext:value-type="float">
            <text:p>0.938301</text:p>
          </table:table-cell>
          <table:table-cell office:value-type="float" office:value="127.16" calcext:value-type="float">
            <text:p>127.16</text:p>
          </table:table-cell>
          <table:table-cell office:value-type="float" office:value="0.441982" calcext:value-type="float">
            <text:p>0.441982</text:p>
          </table:table-cell>
          <table:table-cell office:value-type="float" office:value="0.93897" calcext:value-type="float">
            <text:p>0.93897</text:p>
          </table:table-cell>
          <table:table-cell office:value-type="float" office:value="114.193" calcext:value-type="float">
            <text:p>114.193</text:p>
          </table:table-cell>
          <table:table-cell office:value-type="float" office:value="0.485259" calcext:value-type="float">
            <text:p>0.485259</text:p>
          </table:table-cell>
          <table:table-cell office:value-type="float" office:value="195" calcext:value-type="float">
            <text:p>195</text:p>
          </table:table-cell>
          <table:table-cell office:value-type="float" office:value="0.936722" calcext:value-type="float">
            <text:p>0.936722</text:p>
          </table:table-cell>
          <table:table-cell office:value-type="float" office:value="114.026" calcext:value-type="float">
            <text:p>114.026</text:p>
          </table:table-cell>
          <table:table-cell office:value-type="float" office:value="0.475755" calcext:value-type="float">
            <text:p>0.475755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4" calcext:value-type="float">
            <text:p>4</text:p>
          </table:table-cell>
          <table:table-cell office:value-type="float" office:value="0.939361" calcext:value-type="float">
            <text:p>0.939361</text:p>
          </table:table-cell>
          <table:table-cell office:value-type="float" office:value="138.13" calcext:value-type="float">
            <text:p>138.13</text:p>
          </table:table-cell>
          <table:table-cell office:value-type="float" office:value="0.44566" calcext:value-type="float">
            <text:p>0.44566</text:p>
          </table:table-cell>
          <table:table-cell office:value-type="float" office:value="0.940327" calcext:value-type="float">
            <text:p>0.940327</text:p>
          </table:table-cell>
          <table:table-cell office:value-type="float" office:value="124.132" calcext:value-type="float">
            <text:p>124.132</text:p>
          </table:table-cell>
          <table:table-cell office:value-type="float" office:value="0.486077" calcext:value-type="float">
            <text:p>0.486077</text:p>
          </table:table-cell>
          <table:table-cell office:value-type="float" office:value="179" calcext:value-type="float">
            <text:p>179</text:p>
          </table:table-cell>
          <table:table-cell office:value-type="float" office:value="0.939859" calcext:value-type="float">
            <text:p>0.939859</text:p>
          </table:table-cell>
          <table:table-cell office:value-type="float" office:value="124.149" calcext:value-type="float">
            <text:p>124.149</text:p>
          </table:table-cell>
          <table:table-cell office:value-type="float" office:value="0.478154" calcext:value-type="float">
            <text:p>0.478154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4" calcext:value-type="float">
            <text:p>4</text:p>
          </table:table-cell>
          <table:table-cell office:value-type="float" office:value="0.935402" calcext:value-type="float">
            <text:p>0.935402</text:p>
          </table:table-cell>
          <table:table-cell office:value-type="float" office:value="152.26" calcext:value-type="float">
            <text:p>152.26</text:p>
          </table:table-cell>
          <table:table-cell office:value-type="float" office:value="0.451537" calcext:value-type="float">
            <text:p>0.451537</text:p>
          </table:table-cell>
          <table:table-cell office:value-type="float" office:value="0.935106" calcext:value-type="float">
            <text:p>0.935106</text:p>
          </table:table-cell>
          <table:table-cell office:value-type="float" office:value="135.151" calcext:value-type="float">
            <text:p>135.151</text:p>
          </table:table-cell>
          <table:table-cell office:value-type="float" office:value="0.492909" calcext:value-type="float">
            <text:p>0.492909</text:p>
          </table:table-cell>
          <table:table-cell office:value-type="float" office:value="193" calcext:value-type="float">
            <text:p>193</text:p>
          </table:table-cell>
          <table:table-cell office:value-type="float" office:value="0.93467" calcext:value-type="float">
            <text:p>0.93467</text:p>
          </table:table-cell>
          <table:table-cell office:value-type="float" office:value="134.915" calcext:value-type="float">
            <text:p>134.915</text:p>
          </table:table-cell>
          <table:table-cell office:value-type="float" office:value="0.483784" calcext:value-type="float">
            <text:p>0.483784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4" calcext:value-type="float">
            <text:p>4</text:p>
          </table:table-cell>
          <table:table-cell office:value-type="float" office:value="0.93836" calcext:value-type="float">
            <text:p>0.93836</text:p>
          </table:table-cell>
          <table:table-cell office:value-type="float" office:value="135.183" calcext:value-type="float">
            <text:p>135.183</text:p>
          </table:table-cell>
          <table:table-cell office:value-type="float" office:value="0.444427" calcext:value-type="float">
            <text:p>0.444427</text:p>
          </table:table-cell>
          <table:table-cell office:value-type="float" office:value="0.945653" calcext:value-type="float">
            <text:p>0.945653</text:p>
          </table:table-cell>
          <table:table-cell office:value-type="float" office:value="117.877" calcext:value-type="float">
            <text:p>117.877</text:p>
          </table:table-cell>
          <table:table-cell office:value-type="float" office:value="0.485462" calcext:value-type="float">
            <text:p>0.485462</text:p>
          </table:table-cell>
          <table:table-cell office:value-type="float" office:value="183" calcext:value-type="float">
            <text:p>183</text:p>
          </table:table-cell>
          <table:table-cell office:value-type="float" office:value="0.946305" calcext:value-type="float">
            <text:p>0.946305</text:p>
          </table:table-cell>
          <table:table-cell office:value-type="float" office:value="117.774" calcext:value-type="float">
            <text:p>117.774</text:p>
          </table:table-cell>
          <table:table-cell office:value-type="float" office:value="0.476769" calcext:value-type="float">
            <text:p>0.476769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4" calcext:value-type="float">
            <text:p>4</text:p>
          </table:table-cell>
          <table:table-cell office:value-type="float" office:value="0.93836" calcext:value-type="float">
            <text:p>0.93836</text:p>
          </table:table-cell>
          <table:table-cell office:value-type="float" office:value="135.183" calcext:value-type="float">
            <text:p>135.183</text:p>
          </table:table-cell>
          <table:table-cell office:value-type="float" office:value="0.444427" calcext:value-type="float">
            <text:p>0.444427</text:p>
          </table:table-cell>
          <table:table-cell office:value-type="float" office:value="0.945653" calcext:value-type="float">
            <text:p>0.945653</text:p>
          </table:table-cell>
          <table:table-cell office:value-type="float" office:value="117.876" calcext:value-type="float">
            <text:p>117.876</text:p>
          </table:table-cell>
          <table:table-cell office:value-type="float" office:value="0.485443" calcext:value-type="float">
            <text:p>0.485443</text:p>
          </table:table-cell>
          <table:table-cell office:value-type="float" office:value="178" calcext:value-type="float">
            <text:p>178</text:p>
          </table:table-cell>
          <table:table-cell office:value-type="float" office:value="0.94618" calcext:value-type="float">
            <text:p>0.94618</text:p>
          </table:table-cell>
          <table:table-cell office:value-type="float" office:value="118.387" calcext:value-type="float">
            <text:p>118.387</text:p>
          </table:table-cell>
          <table:table-cell office:value-type="float" office:value="0.478018" calcext:value-type="float">
            <text:p>0.478018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4" calcext:value-type="float">
            <text:p>4</text:p>
          </table:table-cell>
          <table:table-cell office:value-type="float" office:value="0.935315" calcext:value-type="float">
            <text:p>0.935315</text:p>
          </table:table-cell>
          <table:table-cell office:value-type="float" office:value="157.396" calcext:value-type="float">
            <text:p>157.396</text:p>
          </table:table-cell>
          <table:table-cell office:value-type="float" office:value="0.44593" calcext:value-type="float">
            <text:p>0.44593</text:p>
          </table:table-cell>
          <table:table-cell office:value-type="float" office:value="0.93504" calcext:value-type="float">
            <text:p>0.93504</text:p>
          </table:table-cell>
          <table:table-cell office:value-type="float" office:value="141.972" calcext:value-type="float">
            <text:p>141.972</text:p>
          </table:table-cell>
          <table:table-cell office:value-type="float" office:value="0.487254" calcext:value-type="float">
            <text:p>0.487254</text:p>
          </table:table-cell>
          <table:table-cell office:value-type="float" office:value="184" calcext:value-type="float">
            <text:p>184</text:p>
          </table:table-cell>
          <table:table-cell office:value-type="float" office:value="0.935643" calcext:value-type="float">
            <text:p>0.935643</text:p>
          </table:table-cell>
          <table:table-cell office:value-type="float" office:value="141.587" calcext:value-type="float">
            <text:p>141.587</text:p>
          </table:table-cell>
          <table:table-cell office:value-type="float" office:value="0.477971" calcext:value-type="float">
            <text:p>0.477971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4" calcext:value-type="float">
            <text:p>4</text:p>
          </table:table-cell>
          <table:table-cell office:value-type="float" office:value="0.938533" calcext:value-type="float">
            <text:p>0.938533</text:p>
          </table:table-cell>
          <table:table-cell office:value-type="float" office:value="131.741" calcext:value-type="float">
            <text:p>131.741</text:p>
          </table:table-cell>
          <table:table-cell office:value-type="float" office:value="0.43232" calcext:value-type="float">
            <text:p>0.43232</text:p>
          </table:table-cell>
          <table:table-cell office:value-type="float" office:value="0.939723" calcext:value-type="float">
            <text:p>0.939723</text:p>
          </table:table-cell>
          <table:table-cell office:value-type="float" office:value="115.194" calcext:value-type="float">
            <text:p>115.194</text:p>
          </table:table-cell>
          <table:table-cell office:value-type="float" office:value="0.472468" calcext:value-type="float">
            <text:p>0.472468</text:p>
          </table:table-cell>
          <table:table-cell office:value-type="float" office:value="179" calcext:value-type="float">
            <text:p>179</text:p>
          </table:table-cell>
          <table:table-cell office:value-type="float" office:value="0.938501" calcext:value-type="float">
            <text:p>0.938501</text:p>
          </table:table-cell>
          <table:table-cell office:value-type="float" office:value="115.15" calcext:value-type="float">
            <text:p>115.15</text:p>
          </table:table-cell>
          <table:table-cell office:value-type="float" office:value="0.464427" calcext:value-type="float">
            <text:p>0.464427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4" calcext:value-type="float">
            <text:p>4</text:p>
          </table:table-cell>
          <table:table-cell office:value-type="float" office:value="0.941258" calcext:value-type="float">
            <text:p>0.941258</text:p>
          </table:table-cell>
          <table:table-cell office:value-type="float" office:value="118.77" calcext:value-type="float">
            <text:p>118.77</text:p>
          </table:table-cell>
          <table:table-cell office:value-type="float" office:value="0.426858" calcext:value-type="float">
            <text:p>0.426858</text:p>
          </table:table-cell>
          <table:table-cell office:value-type="float" office:value="0.945219" calcext:value-type="float">
            <text:p>0.945219</text:p>
          </table:table-cell>
          <table:table-cell office:value-type="float" office:value="108.261" calcext:value-type="float">
            <text:p>108.261</text:p>
          </table:table-cell>
          <table:table-cell office:value-type="float" office:value="0.469002" calcext:value-type="float">
            <text:p>0.469002</text:p>
          </table:table-cell>
          <table:table-cell office:value-type="float" office:value="177" calcext:value-type="float">
            <text:p>177</text:p>
          </table:table-cell>
          <table:table-cell office:value-type="float" office:value="0.942555" calcext:value-type="float">
            <text:p>0.942555</text:p>
          </table:table-cell>
          <table:table-cell office:value-type="float" office:value="107.952" calcext:value-type="float">
            <text:p>107.952</text:p>
          </table:table-cell>
          <table:table-cell office:value-type="float" office:value="0.461206" calcext:value-type="float">
            <text:p>0.461206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4" calcext:value-type="float">
            <text:p>4</text:p>
          </table:table-cell>
          <table:table-cell office:value-type="float" office:value="0.937595" calcext:value-type="float">
            <text:p>0.937595</text:p>
          </table:table-cell>
          <table:table-cell office:value-type="float" office:value="132.348" calcext:value-type="float">
            <text:p>132.348</text:p>
          </table:table-cell>
          <table:table-cell office:value-type="float" office:value="0.437778" calcext:value-type="float">
            <text:p>0.437778</text:p>
          </table:table-cell>
          <table:table-cell office:value-type="float" office:value="0.942307" calcext:value-type="float">
            <text:p>0.942307</text:p>
          </table:table-cell>
          <table:table-cell office:value-type="float" office:value="116.459" calcext:value-type="float">
            <text:p>116.459</text:p>
          </table:table-cell>
          <table:table-cell office:value-type="float" office:value="0.479659" calcext:value-type="float">
            <text:p>0.479659</text:p>
          </table:table-cell>
          <table:table-cell office:value-type="float" office:value="174" calcext:value-type="float">
            <text:p>174</text:p>
          </table:table-cell>
          <table:table-cell office:value-type="float" office:value="0.942817" calcext:value-type="float">
            <text:p>0.942817</text:p>
          </table:table-cell>
          <table:table-cell office:value-type="float" office:value="116.626" calcext:value-type="float">
            <text:p>116.626</text:p>
          </table:table-cell>
          <table:table-cell office:value-type="float" office:value="0.472326" calcext:value-type="float">
            <text:p>0.472326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4" calcext:value-type="float">
            <text:p>4</text:p>
          </table:table-cell>
          <table:table-cell office:value-type="float" office:value="0.934788" calcext:value-type="float">
            <text:p>0.934788</text:p>
          </table:table-cell>
          <table:table-cell office:value-type="float" office:value="136.081" calcext:value-type="float">
            <text:p>136.081</text:p>
          </table:table-cell>
          <table:table-cell office:value-type="float" office:value="0.444433" calcext:value-type="float">
            <text:p>0.444433</text:p>
          </table:table-cell>
          <table:table-cell office:value-type="float" office:value="0.94165" calcext:value-type="float">
            <text:p>0.94165</text:p>
          </table:table-cell>
          <table:table-cell office:value-type="float" office:value="122.77" calcext:value-type="float">
            <text:p>122.77</text:p>
          </table:table-cell>
          <table:table-cell office:value-type="float" office:value="0.486048" calcext:value-type="float">
            <text:p>0.486048</text:p>
          </table:table-cell>
          <table:table-cell office:value-type="float" office:value="181" calcext:value-type="float">
            <text:p>181</text:p>
          </table:table-cell>
          <table:table-cell office:value-type="float" office:value="0.942305" calcext:value-type="float">
            <text:p>0.942305</text:p>
          </table:table-cell>
          <table:table-cell office:value-type="float" office:value="122.895" calcext:value-type="float">
            <text:p>122.895</text:p>
          </table:table-cell>
          <table:table-cell office:value-type="float" office:value="0.478711" calcext:value-type="float">
            <text:p>0.478711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4" calcext:value-type="float">
            <text:p>4</text:p>
          </table:table-cell>
          <table:table-cell office:value-type="float" office:value="0.93833" calcext:value-type="float">
            <text:p>0.93833</text:p>
          </table:table-cell>
          <table:table-cell office:value-type="float" office:value="112.225" calcext:value-type="float">
            <text:p>112.225</text:p>
          </table:table-cell>
          <table:table-cell office:value-type="float" office:value="0.427458" calcext:value-type="float">
            <text:p>0.427458</text:p>
          </table:table-cell>
          <table:table-cell office:value-type="float" office:value="0.942859" calcext:value-type="float">
            <text:p>0.942859</text:p>
          </table:table-cell>
          <table:table-cell office:value-type="float" office:value="101.916" calcext:value-type="float">
            <text:p>101.916</text:p>
          </table:table-cell>
          <table:table-cell office:value-type="float" office:value="0.46847" calcext:value-type="float">
            <text:p>0.46847</text:p>
          </table:table-cell>
          <table:table-cell office:value-type="float" office:value="175" calcext:value-type="float">
            <text:p>175</text:p>
          </table:table-cell>
          <table:table-cell office:value-type="float" office:value="0.94236" calcext:value-type="float">
            <text:p>0.94236</text:p>
          </table:table-cell>
          <table:table-cell office:value-type="float" office:value="101.793" calcext:value-type="float">
            <text:p>101.793</text:p>
          </table:table-cell>
          <table:table-cell office:value-type="float" office:value="0.460289" calcext:value-type="float">
            <text:p>0.460289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5" calcext:value-type="float">
            <text:p>5</text:p>
          </table:table-cell>
          <table:table-cell office:value-type="float" office:value="0.944323" calcext:value-type="float">
            <text:p>0.944323</text:p>
          </table:table-cell>
          <table:table-cell office:value-type="float" office:value="121.337" calcext:value-type="float">
            <text:p>121.337</text:p>
          </table:table-cell>
          <table:table-cell office:value-type="float" office:value="0.43043" calcext:value-type="float">
            <text:p>0.43043</text:p>
          </table:table-cell>
          <table:table-cell office:value-type="float" office:value="0.948212" calcext:value-type="float">
            <text:p>0.948212</text:p>
          </table:table-cell>
          <table:table-cell office:value-type="float" office:value="108.577" calcext:value-type="float">
            <text:p>108.577</text:p>
          </table:table-cell>
          <table:table-cell office:value-type="float" office:value="0.470928" calcext:value-type="float">
            <text:p>0.470928</text:p>
          </table:table-cell>
          <table:table-cell office:value-type="float" office:value="176" calcext:value-type="float">
            <text:p>176</text:p>
          </table:table-cell>
          <table:table-cell office:value-type="float" office:value="0.947835" calcext:value-type="float">
            <text:p>0.947835</text:p>
          </table:table-cell>
          <table:table-cell office:value-type="float" office:value="108.687" calcext:value-type="float">
            <text:p>108.687</text:p>
          </table:table-cell>
          <table:table-cell office:value-type="float" office:value="0.463151" calcext:value-type="float">
            <text:p>0.463151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4" calcext:value-type="float">
            <text:p>4</text:p>
          </table:table-cell>
          <table:table-cell office:value-type="float" office:value="0.938302" calcext:value-type="float">
            <text:p>0.938302</text:p>
          </table:table-cell>
          <table:table-cell office:value-type="float" office:value="129.645" calcext:value-type="float">
            <text:p>129.645</text:p>
          </table:table-cell>
          <table:table-cell office:value-type="float" office:value="0.424731" calcext:value-type="float">
            <text:p>0.424731</text:p>
          </table:table-cell>
          <table:table-cell office:value-type="float" office:value="0.948319" calcext:value-type="float">
            <text:p>0.948319</text:p>
          </table:table-cell>
          <table:table-cell office:value-type="float" office:value="114.265" calcext:value-type="float">
            <text:p>114.265</text:p>
          </table:table-cell>
          <table:table-cell office:value-type="float" office:value="0.46243" calcext:value-type="float">
            <text:p>0.46243</text:p>
          </table:table-cell>
          <table:table-cell office:value-type="float" office:value="176" calcext:value-type="float">
            <text:p>176</text:p>
          </table:table-cell>
          <table:table-cell office:value-type="float" office:value="0.946969" calcext:value-type="float">
            <text:p>0.946969</text:p>
          </table:table-cell>
          <table:table-cell office:value-type="float" office:value="114.212" calcext:value-type="float">
            <text:p>114.212</text:p>
          </table:table-cell>
          <table:table-cell office:value-type="float" office:value="0.454645" calcext:value-type="float">
            <text:p>0.454645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4" calcext:value-type="float">
            <text:p>4</text:p>
          </table:table-cell>
          <table:table-cell office:value-type="float" office:value="0.939385" calcext:value-type="float">
            <text:p>0.939385</text:p>
          </table:table-cell>
          <table:table-cell office:value-type="float" office:value="133.017" calcext:value-type="float">
            <text:p>133.017</text:p>
          </table:table-cell>
          <table:table-cell office:value-type="float" office:value="0.43159" calcext:value-type="float">
            <text:p>0.43159</text:p>
          </table:table-cell>
          <table:table-cell office:value-type="float" office:value="0.94453" calcext:value-type="float">
            <text:p>0.94453</text:p>
          </table:table-cell>
          <table:table-cell office:value-type="float" office:value="119.66" calcext:value-type="float">
            <text:p>119.66</text:p>
          </table:table-cell>
          <table:table-cell office:value-type="float" office:value="0.472289" calcext:value-type="float">
            <text:p>0.472289</text:p>
          </table:table-cell>
          <table:table-cell office:value-type="float" office:value="204" calcext:value-type="float">
            <text:p>204</text:p>
          </table:table-cell>
          <table:table-cell office:value-type="float" office:value="0.945048" calcext:value-type="float">
            <text:p>0.945048</text:p>
          </table:table-cell>
          <table:table-cell office:value-type="float" office:value="119.637" calcext:value-type="float">
            <text:p>119.637</text:p>
          </table:table-cell>
          <table:table-cell office:value-type="float" office:value="0.465145" calcext:value-type="float">
            <text:p>0.465145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4" calcext:value-type="float">
            <text:p>4</text:p>
          </table:table-cell>
          <table:table-cell office:value-type="float" office:value="0.938214" calcext:value-type="float">
            <text:p>0.938214</text:p>
          </table:table-cell>
          <table:table-cell office:value-type="float" office:value="122.895" calcext:value-type="float">
            <text:p>122.895</text:p>
          </table:table-cell>
          <table:table-cell office:value-type="float" office:value="0.443678" calcext:value-type="float">
            <text:p>0.443678</text:p>
          </table:table-cell>
          <table:table-cell office:value-type="float" office:value="0.949259" calcext:value-type="float">
            <text:p>0.949259</text:p>
          </table:table-cell>
          <table:table-cell office:value-type="float" office:value="111.773" calcext:value-type="float">
            <text:p>111.773</text:p>
          </table:table-cell>
          <table:table-cell office:value-type="float" office:value="0.484038" calcext:value-type="float">
            <text:p>0.484038</text:p>
          </table:table-cell>
          <table:table-cell office:value-type="float" office:value="204" calcext:value-type="float">
            <text:p>204</text:p>
          </table:table-cell>
          <table:table-cell office:value-type="float" office:value="0.949749" calcext:value-type="float">
            <text:p>0.949749</text:p>
          </table:table-cell>
          <table:table-cell office:value-type="float" office:value="111.572" calcext:value-type="float">
            <text:p>111.572</text:p>
          </table:table-cell>
          <table:table-cell office:value-type="float" office:value="0.476041" calcext:value-type="float">
            <text:p>0.476041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4" calcext:value-type="float">
            <text:p>4</text:p>
          </table:table-cell>
          <table:table-cell office:value-type="float" office:value="0.934656" calcext:value-type="float">
            <text:p>0.934656</text:p>
          </table:table-cell>
          <table:table-cell office:value-type="float" office:value="137.79" calcext:value-type="float">
            <text:p>137.79</text:p>
          </table:table-cell>
          <table:table-cell office:value-type="float" office:value="0.416273" calcext:value-type="float">
            <text:p>0.416273</text:p>
          </table:table-cell>
          <table:table-cell office:value-type="float" office:value="0.945201" calcext:value-type="float">
            <text:p>0.945201</text:p>
          </table:table-cell>
          <table:table-cell office:value-type="float" office:value="124.661" calcext:value-type="float">
            <text:p>124.661</text:p>
          </table:table-cell>
          <table:table-cell office:value-type="float" office:value="0.459289" calcext:value-type="float">
            <text:p>0.459289</text:p>
          </table:table-cell>
          <table:table-cell office:value-type="float" office:value="192" calcext:value-type="float">
            <text:p>192</text:p>
          </table:table-cell>
          <table:table-cell office:value-type="float" office:value="0.945604" calcext:value-type="float">
            <text:p>0.945604</text:p>
          </table:table-cell>
          <table:table-cell office:value-type="float" office:value="124.584" calcext:value-type="float">
            <text:p>124.584</text:p>
          </table:table-cell>
          <table:table-cell office:value-type="float" office:value="0.451" calcext:value-type="float">
            <text:p>0.451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4" calcext:value-type="float">
            <text:p>4</text:p>
          </table:table-cell>
          <table:table-cell office:value-type="float" office:value="0.934656" calcext:value-type="float">
            <text:p>0.934656</text:p>
          </table:table-cell>
          <table:table-cell office:value-type="float" office:value="137.79" calcext:value-type="float">
            <text:p>137.79</text:p>
          </table:table-cell>
          <table:table-cell office:value-type="float" office:value="0.416273" calcext:value-type="float">
            <text:p>0.416273</text:p>
          </table:table-cell>
          <table:table-cell office:value-type="float" office:value="0.945204" calcext:value-type="float">
            <text:p>0.945204</text:p>
          </table:table-cell>
          <table:table-cell office:value-type="float" office:value="124.652" calcext:value-type="float">
            <text:p>124.652</text:p>
          </table:table-cell>
          <table:table-cell office:value-type="float" office:value="0.459271" calcext:value-type="float">
            <text:p>0.459271</text:p>
          </table:table-cell>
          <table:table-cell office:value-type="float" office:value="178" calcext:value-type="float">
            <text:p>178</text:p>
          </table:table-cell>
          <table:table-cell office:value-type="float" office:value="0.94553" calcext:value-type="float">
            <text:p>0.94553</text:p>
          </table:table-cell>
          <table:table-cell office:value-type="float" office:value="124.34" calcext:value-type="float">
            <text:p>124.34</text:p>
          </table:table-cell>
          <table:table-cell office:value-type="float" office:value="0.450659" calcext:value-type="float">
            <text:p>0.450659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4" calcext:value-type="float">
            <text:p>4</text:p>
          </table:table-cell>
          <table:table-cell office:value-type="float" office:value="0.934374" calcext:value-type="float">
            <text:p>0.934374</text:p>
          </table:table-cell>
          <table:table-cell office:value-type="float" office:value="121.614" calcext:value-type="float">
            <text:p>121.614</text:p>
          </table:table-cell>
          <table:table-cell office:value-type="float" office:value="0.41367" calcext:value-type="float">
            <text:p>0.41367</text:p>
          </table:table-cell>
          <table:table-cell office:value-type="float" office:value="0.941578" calcext:value-type="float">
            <text:p>0.941578</text:p>
          </table:table-cell>
          <table:table-cell office:value-type="float" office:value="109.02" calcext:value-type="float">
            <text:p>109.02</text:p>
          </table:table-cell>
          <table:table-cell office:value-type="float" office:value="0.452285" calcext:value-type="float">
            <text:p>0.452285</text:p>
          </table:table-cell>
          <table:table-cell office:value-type="float" office:value="178" calcext:value-type="float">
            <text:p>178</text:p>
          </table:table-cell>
          <table:table-cell office:value-type="float" office:value="0.942115" calcext:value-type="float">
            <text:p>0.942115</text:p>
          </table:table-cell>
          <table:table-cell office:value-type="float" office:value="108.876" calcext:value-type="float">
            <text:p>108.876</text:p>
          </table:table-cell>
          <table:table-cell office:value-type="float" office:value="0.444694" calcext:value-type="float">
            <text:p>0.444694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4" calcext:value-type="float">
            <text:p>4</text:p>
          </table:table-cell>
          <table:table-cell office:value-type="float" office:value="0.939306" calcext:value-type="float">
            <text:p>0.939306</text:p>
          </table:table-cell>
          <table:table-cell office:value-type="float" office:value="123.02" calcext:value-type="float">
            <text:p>123.02</text:p>
          </table:table-cell>
          <table:table-cell office:value-type="float" office:value="0.407063" calcext:value-type="float">
            <text:p>0.407063</text:p>
          </table:table-cell>
          <table:table-cell office:value-type="float" office:value="0.944205" calcext:value-type="float">
            <text:p>0.944205</text:p>
          </table:table-cell>
          <table:table-cell office:value-type="float" office:value="111.883" calcext:value-type="float">
            <text:p>111.883</text:p>
          </table:table-cell>
          <table:table-cell office:value-type="float" office:value="0.446767" calcext:value-type="float">
            <text:p>0.446767</text:p>
          </table:table-cell>
          <table:table-cell office:value-type="float" office:value="178" calcext:value-type="float">
            <text:p>178</text:p>
          </table:table-cell>
          <table:table-cell office:value-type="float" office:value="0.942285" calcext:value-type="float">
            <text:p>0.942285</text:p>
          </table:table-cell>
          <table:table-cell office:value-type="float" office:value="111.806" calcext:value-type="float">
            <text:p>111.806</text:p>
          </table:table-cell>
          <table:table-cell office:value-type="float" office:value="0.440085" calcext:value-type="float">
            <text:p>0.440085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4" calcext:value-type="float">
            <text:p>4</text:p>
          </table:table-cell>
          <table:table-cell office:value-type="float" office:value="0.940137" calcext:value-type="float">
            <text:p>0.940137</text:p>
          </table:table-cell>
          <table:table-cell office:value-type="float" office:value="115.501" calcext:value-type="float">
            <text:p>115.501</text:p>
          </table:table-cell>
          <table:table-cell office:value-type="float" office:value="0.403465" calcext:value-type="float">
            <text:p>0.403465</text:p>
          </table:table-cell>
          <table:table-cell office:value-type="float" office:value="0.947636" calcext:value-type="float">
            <text:p>0.947636</text:p>
          </table:table-cell>
          <table:table-cell office:value-type="float" office:value="103.637" calcext:value-type="float">
            <text:p>103.637</text:p>
          </table:table-cell>
          <table:table-cell office:value-type="float" office:value="0.443381" calcext:value-type="float">
            <text:p>0.443381</text:p>
          </table:table-cell>
          <table:table-cell office:value-type="float" office:value="185" calcext:value-type="float">
            <text:p>185</text:p>
          </table:table-cell>
          <table:table-cell office:value-type="float" office:value="0.948072" calcext:value-type="float">
            <text:p>0.948072</text:p>
          </table:table-cell>
          <table:table-cell office:value-type="float" office:value="103.685" calcext:value-type="float">
            <text:p>103.685</text:p>
          </table:table-cell>
          <table:table-cell office:value-type="float" office:value="0.435996" calcext:value-type="float">
            <text:p>0.435996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4" calcext:value-type="float">
            <text:p>4</text:p>
          </table:table-cell>
          <table:table-cell office:value-type="float" office:value="0.945244" calcext:value-type="float">
            <text:p>0.945244</text:p>
          </table:table-cell>
          <table:table-cell office:value-type="float" office:value="123.242" calcext:value-type="float">
            <text:p>123.242</text:p>
          </table:table-cell>
          <table:table-cell office:value-type="float" office:value="0.420706" calcext:value-type="float">
            <text:p>0.420706</text:p>
          </table:table-cell>
          <table:table-cell office:value-type="float" office:value="0.951116" calcext:value-type="float">
            <text:p>0.951116</text:p>
          </table:table-cell>
          <table:table-cell office:value-type="float" office:value="110.056" calcext:value-type="float">
            <text:p>110.056</text:p>
          </table:table-cell>
          <table:table-cell office:value-type="float" office:value="0.460676" calcext:value-type="float">
            <text:p>0.460676</text:p>
          </table:table-cell>
          <table:table-cell office:value-type="float" office:value="184" calcext:value-type="float">
            <text:p>184</text:p>
          </table:table-cell>
          <table:table-cell office:value-type="float" office:value="0.951745" calcext:value-type="float">
            <text:p>0.951745</text:p>
          </table:table-cell>
          <table:table-cell office:value-type="float" office:value="110.316" calcext:value-type="float">
            <text:p>110.316</text:p>
          </table:table-cell>
          <table:table-cell office:value-type="float" office:value="0.454392" calcext:value-type="float">
            <text:p>0.454392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4" calcext:value-type="float">
            <text:p>4</text:p>
          </table:table-cell>
          <table:table-cell office:value-type="float" office:value="0.938266" calcext:value-type="float">
            <text:p>0.938266</text:p>
          </table:table-cell>
          <table:table-cell office:value-type="float" office:value="128.722" calcext:value-type="float">
            <text:p>128.722</text:p>
          </table:table-cell>
          <table:table-cell office:value-type="float" office:value="0.398129" calcext:value-type="float">
            <text:p>0.398129</text:p>
          </table:table-cell>
          <table:table-cell office:value-type="float" office:value="0.945466" calcext:value-type="float">
            <text:p>0.945466</text:p>
          </table:table-cell>
          <table:table-cell office:value-type="float" office:value="115.341" calcext:value-type="float">
            <text:p>115.341</text:p>
          </table:table-cell>
          <table:table-cell office:value-type="float" office:value="0.438096" calcext:value-type="float">
            <text:p>0.438096</text:p>
          </table:table-cell>
          <table:table-cell office:value-type="float" office:value="176" calcext:value-type="float">
            <text:p>176</text:p>
          </table:table-cell>
          <table:table-cell office:value-type="float" office:value="0.9459" calcext:value-type="float">
            <text:p>0.9459</text:p>
          </table:table-cell>
          <table:table-cell office:value-type="float" office:value="115.566" calcext:value-type="float">
            <text:p>115.566</text:p>
          </table:table-cell>
          <table:table-cell office:value-type="float" office:value="0.431118" calcext:value-type="float">
            <text:p>0.431118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4" calcext:value-type="float">
            <text:p>4</text:p>
          </table:table-cell>
          <table:table-cell office:value-type="float" office:value="0.943912" calcext:value-type="float">
            <text:p>0.943912</text:p>
          </table:table-cell>
          <table:table-cell office:value-type="float" office:value="134.588" calcext:value-type="float">
            <text:p>134.588</text:p>
          </table:table-cell>
          <table:table-cell office:value-type="float" office:value="0.394905" calcext:value-type="float">
            <text:p>0.394905</text:p>
          </table:table-cell>
          <table:table-cell office:value-type="float" office:value="0.946322" calcext:value-type="float">
            <text:p>0.946322</text:p>
          </table:table-cell>
          <table:table-cell office:value-type="float" office:value="122.304" calcext:value-type="float">
            <text:p>122.304</text:p>
          </table:table-cell>
          <table:table-cell office:value-type="float" office:value="0.439045" calcext:value-type="float">
            <text:p>0.439045</text:p>
          </table:table-cell>
          <table:table-cell office:value-type="float" office:value="176" calcext:value-type="float">
            <text:p>176</text:p>
          </table:table-cell>
          <table:table-cell office:value-type="float" office:value="0.94804" calcext:value-type="float">
            <text:p>0.94804</text:p>
          </table:table-cell>
          <table:table-cell office:value-type="float" office:value="122.01" calcext:value-type="float">
            <text:p>122.01</text:p>
          </table:table-cell>
          <table:table-cell office:value-type="float" office:value="0.43244" calcext:value-type="float">
            <text:p>0.43244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4" calcext:value-type="float">
            <text:p>4</text:p>
          </table:table-cell>
          <table:table-cell office:value-type="float" office:value="0.94244" calcext:value-type="float">
            <text:p>0.94244</text:p>
          </table:table-cell>
          <table:table-cell office:value-type="float" office:value="117.109" calcext:value-type="float">
            <text:p>117.109</text:p>
          </table:table-cell>
          <table:table-cell office:value-type="float" office:value="0.377008" calcext:value-type="float">
            <text:p>0.377008</text:p>
          </table:table-cell>
          <table:table-cell office:value-type="float" office:value="0.948753" calcext:value-type="float">
            <text:p>0.948753</text:p>
          </table:table-cell>
          <table:table-cell office:value-type="float" office:value="106.331" calcext:value-type="float">
            <text:p>106.331</text:p>
          </table:table-cell>
          <table:table-cell office:value-type="float" office:value="0.41934" calcext:value-type="float">
            <text:p>0.41934</text:p>
          </table:table-cell>
          <table:table-cell office:value-type="float" office:value="215" calcext:value-type="float">
            <text:p>215</text:p>
          </table:table-cell>
          <table:table-cell office:value-type="float" office:value="0.949554" calcext:value-type="float">
            <text:p>0.949554</text:p>
          </table:table-cell>
          <table:table-cell office:value-type="float" office:value="106.347" calcext:value-type="float">
            <text:p>106.347</text:p>
          </table:table-cell>
          <table:table-cell office:value-type="float" office:value="0.411965" calcext:value-type="float">
            <text:p>0.411965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5" calcext:value-type="float">
            <text:p>5</text:p>
          </table:table-cell>
          <table:table-cell office:value-type="float" office:value="0.944626" calcext:value-type="float">
            <text:p>0.944626</text:p>
          </table:table-cell>
          <table:table-cell office:value-type="float" office:value="131.23" calcext:value-type="float">
            <text:p>131.23</text:p>
          </table:table-cell>
          <table:table-cell office:value-type="float" office:value="0.391736" calcext:value-type="float">
            <text:p>0.391736</text:p>
          </table:table-cell>
          <table:table-cell office:value-type="float" office:value="0.945883" calcext:value-type="float">
            <text:p>0.945883</text:p>
          </table:table-cell>
          <table:table-cell office:value-type="float" office:value="116.311" calcext:value-type="float">
            <text:p>116.311</text:p>
          </table:table-cell>
          <table:table-cell office:value-type="float" office:value="0.43265" calcext:value-type="float">
            <text:p>0.43265</text:p>
          </table:table-cell>
          <table:table-cell office:value-type="float" office:value="184" calcext:value-type="float">
            <text:p>184</text:p>
          </table:table-cell>
          <table:table-cell office:value-type="float" office:value="0.945198" calcext:value-type="float">
            <text:p>0.945198</text:p>
          </table:table-cell>
          <table:table-cell office:value-type="float" office:value="116.737" calcext:value-type="float">
            <text:p>116.737</text:p>
          </table:table-cell>
          <table:table-cell office:value-type="float" office:value="0.426435" calcext:value-type="float">
            <text:p>0.426435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4" calcext:value-type="float">
            <text:p>4</text:p>
          </table:table-cell>
          <table:table-cell office:value-type="float" office:value="0.943422" calcext:value-type="float">
            <text:p>0.943422</text:p>
          </table:table-cell>
          <table:table-cell office:value-type="float" office:value="161.625" calcext:value-type="float">
            <text:p>161.625</text:p>
          </table:table-cell>
          <table:table-cell office:value-type="float" office:value="0.450799" calcext:value-type="float">
            <text:p>0.450799</text:p>
          </table:table-cell>
          <table:table-cell office:value-type="float" office:value="0.94478" calcext:value-type="float">
            <text:p>0.94478</text:p>
          </table:table-cell>
          <table:table-cell office:value-type="float" office:value="144.342" calcext:value-type="float">
            <text:p>144.342</text:p>
          </table:table-cell>
          <table:table-cell office:value-type="float" office:value="0.490703" calcext:value-type="float">
            <text:p>0.490703</text:p>
          </table:table-cell>
          <table:table-cell office:value-type="float" office:value="191" calcext:value-type="float">
            <text:p>191</text:p>
          </table:table-cell>
          <table:table-cell office:value-type="float" office:value="0.945383" calcext:value-type="float">
            <text:p>0.945383</text:p>
          </table:table-cell>
          <table:table-cell office:value-type="float" office:value="144.343" calcext:value-type="float">
            <text:p>144.343</text:p>
          </table:table-cell>
          <table:table-cell office:value-type="float" office:value="0.484107" calcext:value-type="float">
            <text:p>0.484107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4" calcext:value-type="float">
            <text:p>4</text:p>
          </table:table-cell>
          <table:table-cell office:value-type="float" office:value="0.94009" calcext:value-type="float">
            <text:p>0.94009</text:p>
          </table:table-cell>
          <table:table-cell office:value-type="float" office:value="130.651" calcext:value-type="float">
            <text:p>130.651</text:p>
          </table:table-cell>
          <table:table-cell office:value-type="float" office:value="0.37815" calcext:value-type="float">
            <text:p>0.37815</text:p>
          </table:table-cell>
          <table:table-cell office:value-type="float" office:value="0.942903" calcext:value-type="float">
            <text:p>0.942903</text:p>
          </table:table-cell>
          <table:table-cell office:value-type="float" office:value="118.886" calcext:value-type="float">
            <text:p>118.886</text:p>
          </table:table-cell>
          <table:table-cell office:value-type="float" office:value="0.420116" calcext:value-type="float">
            <text:p>0.420116</text:p>
          </table:table-cell>
          <table:table-cell office:value-type="float" office:value="186" calcext:value-type="float">
            <text:p>186</text:p>
          </table:table-cell>
          <table:table-cell office:value-type="float" office:value="0.943545" calcext:value-type="float">
            <text:p>0.943545</text:p>
          </table:table-cell>
          <table:table-cell office:value-type="float" office:value="118.866" calcext:value-type="float">
            <text:p>118.866</text:p>
          </table:table-cell>
          <table:table-cell office:value-type="float" office:value="0.413128" calcext:value-type="float">
            <text:p>0.413128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4" calcext:value-type="float">
            <text:p>4</text:p>
          </table:table-cell>
          <table:table-cell office:value-type="float" office:value="0.946088" calcext:value-type="float">
            <text:p>0.946088</text:p>
          </table:table-cell>
          <table:table-cell office:value-type="float" office:value="134.319" calcext:value-type="float">
            <text:p>134.319</text:p>
          </table:table-cell>
          <table:table-cell office:value-type="float" office:value="0.378056" calcext:value-type="float">
            <text:p>0.378056</text:p>
          </table:table-cell>
          <table:table-cell office:value-type="float" office:value="0.950404" calcext:value-type="float">
            <text:p>0.950404</text:p>
          </table:table-cell>
          <table:table-cell office:value-type="float" office:value="121.929" calcext:value-type="float">
            <text:p>121.929</text:p>
          </table:table-cell>
          <table:table-cell office:value-type="float" office:value="0.422028" calcext:value-type="float">
            <text:p>0.422028</text:p>
          </table:table-cell>
          <table:table-cell office:value-type="float" office:value="237" calcext:value-type="float">
            <text:p>237</text:p>
          </table:table-cell>
          <table:table-cell office:value-type="float" office:value="0.951246" calcext:value-type="float">
            <text:p>0.951246</text:p>
          </table:table-cell>
          <table:table-cell office:value-type="float" office:value="121.94" calcext:value-type="float">
            <text:p>121.94</text:p>
          </table:table-cell>
          <table:table-cell office:value-type="float" office:value="0.415094" calcext:value-type="float">
            <text:p>0.415094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4" calcext:value-type="float">
            <text:p>4</text:p>
          </table:table-cell>
          <table:table-cell office:value-type="float" office:value="0.949723" calcext:value-type="float">
            <text:p>0.949723</text:p>
          </table:table-cell>
          <table:table-cell office:value-type="float" office:value="122.867" calcext:value-type="float">
            <text:p>122.867</text:p>
          </table:table-cell>
          <table:table-cell office:value-type="float" office:value="0.359316" calcext:value-type="float">
            <text:p>0.359316</text:p>
          </table:table-cell>
          <table:table-cell office:value-type="float" office:value="0.947877" calcext:value-type="float">
            <text:p>0.947877</text:p>
          </table:table-cell>
          <table:table-cell office:value-type="float" office:value="113.582" calcext:value-type="float">
            <text:p>113.582</text:p>
          </table:table-cell>
          <table:table-cell office:value-type="float" office:value="0.40657" calcext:value-type="float">
            <text:p>0.40657</text:p>
          </table:table-cell>
          <table:table-cell office:value-type="float" office:value="186" calcext:value-type="float">
            <text:p>186</text:p>
          </table:table-cell>
          <table:table-cell office:value-type="float" office:value="0.947451" calcext:value-type="float">
            <text:p>0.947451</text:p>
          </table:table-cell>
          <table:table-cell office:value-type="float" office:value="113.506" calcext:value-type="float">
            <text:p>113.506</text:p>
          </table:table-cell>
          <table:table-cell office:value-type="float" office:value="0.400284" calcext:value-type="float">
            <text:p>0.400284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4" calcext:value-type="float">
            <text:p>4</text:p>
          </table:table-cell>
          <table:table-cell office:value-type="float" office:value="0.949723" calcext:value-type="float">
            <text:p>0.949723</text:p>
          </table:table-cell>
          <table:table-cell office:value-type="float" office:value="122.867" calcext:value-type="float">
            <text:p>122.867</text:p>
          </table:table-cell>
          <table:table-cell office:value-type="float" office:value="0.359316" calcext:value-type="float">
            <text:p>0.359316</text:p>
          </table:table-cell>
          <table:table-cell office:value-type="float" office:value="0.947874" calcext:value-type="float">
            <text:p>0.947874</text:p>
          </table:table-cell>
          <table:table-cell office:value-type="float" office:value="113.578" calcext:value-type="float">
            <text:p>113.578</text:p>
          </table:table-cell>
          <table:table-cell office:value-type="float" office:value="0.406559" calcext:value-type="float">
            <text:p>0.406559</text:p>
          </table:table-cell>
          <table:table-cell office:value-type="float" office:value="185" calcext:value-type="float">
            <text:p>185</text:p>
          </table:table-cell>
          <table:table-cell office:value-type="float" office:value="0.946323" calcext:value-type="float">
            <text:p>0.946323</text:p>
          </table:table-cell>
          <table:table-cell office:value-type="float" office:value="113.486" calcext:value-type="float">
            <text:p>113.486</text:p>
          </table:table-cell>
          <table:table-cell office:value-type="float" office:value="0.399595" calcext:value-type="float">
            <text:p>0.399595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4" calcext:value-type="float">
            <text:p>4</text:p>
          </table:table-cell>
          <table:table-cell office:value-type="float" office:value="0.944904" calcext:value-type="float">
            <text:p>0.944904</text:p>
          </table:table-cell>
          <table:table-cell office:value-type="float" office:value="113.858" calcext:value-type="float">
            <text:p>113.858</text:p>
          </table:table-cell>
          <table:table-cell office:value-type="float" office:value="0.367145" calcext:value-type="float">
            <text:p>0.367145</text:p>
          </table:table-cell>
          <table:table-cell office:value-type="float" office:value="0.945608" calcext:value-type="float">
            <text:p>0.945608</text:p>
          </table:table-cell>
          <table:table-cell office:value-type="float" office:value="105.52" calcext:value-type="float">
            <text:p>105.52</text:p>
          </table:table-cell>
          <table:table-cell office:value-type="float" office:value="0.413048" calcext:value-type="float">
            <text:p>0.413048</text:p>
          </table:table-cell>
          <table:table-cell office:value-type="float" office:value="199" calcext:value-type="float">
            <text:p>199</text:p>
          </table:table-cell>
          <table:table-cell office:value-type="float" office:value="0.946371" calcext:value-type="float">
            <text:p>0.946371</text:p>
          </table:table-cell>
          <table:table-cell office:value-type="float" office:value="105.462" calcext:value-type="float">
            <text:p>105.462</text:p>
          </table:table-cell>
          <table:table-cell office:value-type="float" office:value="0.406939" calcext:value-type="float">
            <text:p>0.406939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4" calcext:value-type="float">
            <text:p>4</text:p>
          </table:table-cell>
          <table:table-cell office:value-type="float" office:value="0.950076" calcext:value-type="float">
            <text:p>0.950076</text:p>
          </table:table-cell>
          <table:table-cell office:value-type="float" office:value="125.492" calcext:value-type="float">
            <text:p>125.492</text:p>
          </table:table-cell>
          <table:table-cell office:value-type="float" office:value="0.364683" calcext:value-type="float">
            <text:p>0.364683</text:p>
          </table:table-cell>
          <table:table-cell office:value-type="float" office:value="0.952386" calcext:value-type="float">
            <text:p>0.952386</text:p>
          </table:table-cell>
          <table:table-cell office:value-type="float" office:value="117.811" calcext:value-type="float">
            <text:p>117.811</text:p>
          </table:table-cell>
          <table:table-cell office:value-type="float" office:value="0.409218" calcext:value-type="float">
            <text:p>0.409218</text:p>
          </table:table-cell>
          <table:table-cell office:value-type="float" office:value="198" calcext:value-type="float">
            <text:p>198</text:p>
          </table:table-cell>
          <table:table-cell office:value-type="float" office:value="0.952096" calcext:value-type="float">
            <text:p>0.952096</text:p>
          </table:table-cell>
          <table:table-cell office:value-type="float" office:value="117.639" calcext:value-type="float">
            <text:p>117.639</text:p>
          </table:table-cell>
          <table:table-cell office:value-type="float" office:value="0.401969" calcext:value-type="float">
            <text:p>0.401969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4" calcext:value-type="float">
            <text:p>4</text:p>
          </table:table-cell>
          <table:table-cell office:value-type="float" office:value="0.9526" calcext:value-type="float">
            <text:p>0.9526</text:p>
          </table:table-cell>
          <table:table-cell office:value-type="float" office:value="130.272" calcext:value-type="float">
            <text:p>130.272</text:p>
          </table:table-cell>
          <table:table-cell office:value-type="float" office:value="0.361965" calcext:value-type="float">
            <text:p>0.361965</text:p>
          </table:table-cell>
          <table:table-cell office:value-type="float" office:value="0.95685" calcext:value-type="float">
            <text:p>0.95685</text:p>
          </table:table-cell>
          <table:table-cell office:value-type="float" office:value="121.294" calcext:value-type="float">
            <text:p>121.294</text:p>
          </table:table-cell>
          <table:table-cell office:value-type="float" office:value="0.404526" calcext:value-type="float">
            <text:p>0.404526</text:p>
          </table:table-cell>
          <table:table-cell office:value-type="float" office:value="182" calcext:value-type="float">
            <text:p>182</text:p>
          </table:table-cell>
          <table:table-cell office:value-type="float" office:value="0.955053" calcext:value-type="float">
            <text:p>0.955053</text:p>
          </table:table-cell>
          <table:table-cell office:value-type="float" office:value="121.411" calcext:value-type="float">
            <text:p>121.411</text:p>
          </table:table-cell>
          <table:table-cell office:value-type="float" office:value="0.399169" calcext:value-type="float">
            <text:p>0.399169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5" calcext:value-type="float">
            <text:p>5</text:p>
          </table:table-cell>
          <table:table-cell office:value-type="float" office:value="0.9526" calcext:value-type="float">
            <text:p>0.9526</text:p>
          </table:table-cell>
          <table:table-cell office:value-type="float" office:value="130.272" calcext:value-type="float">
            <text:p>130.272</text:p>
          </table:table-cell>
          <table:table-cell office:value-type="float" office:value="0.361965" calcext:value-type="float">
            <text:p>0.361965</text:p>
          </table:table-cell>
          <table:table-cell office:value-type="float" office:value="0.956852" calcext:value-type="float">
            <text:p>0.956852</text:p>
          </table:table-cell>
          <table:table-cell office:value-type="float" office:value="121.287" calcext:value-type="float">
            <text:p>121.287</text:p>
          </table:table-cell>
          <table:table-cell office:value-type="float" office:value="0.404519" calcext:value-type="float">
            <text:p>0.404519</text:p>
          </table:table-cell>
          <table:table-cell office:value-type="float" office:value="203" calcext:value-type="float">
            <text:p>203</text:p>
          </table:table-cell>
          <table:table-cell office:value-type="float" office:value="0.955267" calcext:value-type="float">
            <text:p>0.955267</text:p>
          </table:table-cell>
          <table:table-cell office:value-type="float" office:value="121.266" calcext:value-type="float">
            <text:p>121.266</text:p>
          </table:table-cell>
          <table:table-cell office:value-type="float" office:value="0.398605" calcext:value-type="float">
            <text:p>0.398605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4" calcext:value-type="float">
            <text:p>4</text:p>
          </table:table-cell>
          <table:table-cell office:value-type="float" office:value="0.948719" calcext:value-type="float">
            <text:p>0.948719</text:p>
          </table:table-cell>
          <table:table-cell office:value-type="float" office:value="126.95" calcext:value-type="float">
            <text:p>126.95</text:p>
          </table:table-cell>
          <table:table-cell office:value-type="float" office:value="0.365885" calcext:value-type="float">
            <text:p>0.365885</text:p>
          </table:table-cell>
          <table:table-cell office:value-type="float" office:value="0.950755" calcext:value-type="float">
            <text:p>0.950755</text:p>
          </table:table-cell>
          <table:table-cell office:value-type="float" office:value="116.703" calcext:value-type="float">
            <text:p>116.703</text:p>
          </table:table-cell>
          <table:table-cell office:value-type="float" office:value="0.409961" calcext:value-type="float">
            <text:p>0.409961</text:p>
          </table:table-cell>
          <table:table-cell office:value-type="float" office:value="190" calcext:value-type="float">
            <text:p>190</text:p>
          </table:table-cell>
          <table:table-cell office:value-type="float" office:value="0.950401" calcext:value-type="float">
            <text:p>0.950401</text:p>
          </table:table-cell>
          <table:table-cell office:value-type="float" office:value="116.652" calcext:value-type="float">
            <text:p>116.652</text:p>
          </table:table-cell>
          <table:table-cell office:value-type="float" office:value="0.403603" calcext:value-type="float">
            <text:p>0.403603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4" calcext:value-type="float">
            <text:p>4</text:p>
          </table:table-cell>
          <table:table-cell office:value-type="float" office:value="0.952987" calcext:value-type="float">
            <text:p>0.952987</text:p>
          </table:table-cell>
          <table:table-cell office:value-type="float" office:value="128.092" calcext:value-type="float">
            <text:p>128.092</text:p>
          </table:table-cell>
          <table:table-cell office:value-type="float" office:value="0.369161" calcext:value-type="float">
            <text:p>0.369161</text:p>
          </table:table-cell>
          <table:table-cell office:value-type="float" office:value="0.948324" calcext:value-type="float">
            <text:p>0.948324</text:p>
          </table:table-cell>
          <table:table-cell office:value-type="float" office:value="119.407" calcext:value-type="float">
            <text:p>119.407</text:p>
          </table:table-cell>
          <table:table-cell office:value-type="float" office:value="0.421508" calcext:value-type="float">
            <text:p>0.421508</text:p>
          </table:table-cell>
          <table:table-cell office:value-type="float" office:value="184" calcext:value-type="float">
            <text:p>184</text:p>
          </table:table-cell>
          <table:table-cell office:value-type="float" office:value="0.948335" calcext:value-type="float">
            <text:p>0.948335</text:p>
          </table:table-cell>
          <table:table-cell office:value-type="float" office:value="118.899" calcext:value-type="float">
            <text:p>118.899</text:p>
          </table:table-cell>
          <table:table-cell office:value-type="float" office:value="0.415045" calcext:value-type="float">
            <text:p>0.415045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4" calcext:value-type="float">
            <text:p>4</text:p>
          </table:table-cell>
          <table:table-cell office:value-type="float" office:value="0.957386" calcext:value-type="float">
            <text:p>0.957386</text:p>
          </table:table-cell>
          <table:table-cell office:value-type="float" office:value="127.52" calcext:value-type="float">
            <text:p>127.52</text:p>
          </table:table-cell>
          <table:table-cell office:value-type="float" office:value="0.369611" calcext:value-type="float">
            <text:p>0.369611</text:p>
          </table:table-cell>
          <table:table-cell office:value-type="float" office:value="0.955339" calcext:value-type="float">
            <text:p>0.955339</text:p>
          </table:table-cell>
          <table:table-cell office:value-type="float" office:value="117.429" calcext:value-type="float">
            <text:p>117.429</text:p>
          </table:table-cell>
          <table:table-cell office:value-type="float" office:value="0.417997" calcext:value-type="float">
            <text:p>0.417997</text:p>
          </table:table-cell>
          <table:table-cell office:value-type="float" office:value="199" calcext:value-type="float">
            <text:p>199</text:p>
          </table:table-cell>
          <table:table-cell office:value-type="float" office:value="0.956049" calcext:value-type="float">
            <text:p>0.956049</text:p>
          </table:table-cell>
          <table:table-cell office:value-type="float" office:value="117.007" calcext:value-type="float">
            <text:p>117.007</text:p>
          </table:table-cell>
          <table:table-cell office:value-type="float" office:value="0.411755" calcext:value-type="float">
            <text:p>0.411755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4" calcext:value-type="float">
            <text:p>4</text:p>
          </table:table-cell>
          <table:table-cell office:value-type="float" office:value="0.956505" calcext:value-type="float">
            <text:p>0.956505</text:p>
          </table:table-cell>
          <table:table-cell office:value-type="float" office:value="118.184" calcext:value-type="float">
            <text:p>118.184</text:p>
          </table:table-cell>
          <table:table-cell office:value-type="float" office:value="0.355381" calcext:value-type="float">
            <text:p>0.355381</text:p>
          </table:table-cell>
          <table:table-cell office:value-type="float" office:value="0.957333" calcext:value-type="float">
            <text:p>0.957333</text:p>
          </table:table-cell>
          <table:table-cell office:value-type="float" office:value="110.728" calcext:value-type="float">
            <text:p>110.728</text:p>
          </table:table-cell>
          <table:table-cell office:value-type="float" office:value="0.40332" calcext:value-type="float">
            <text:p>0.40332</text:p>
          </table:table-cell>
          <table:table-cell office:value-type="float" office:value="180" calcext:value-type="float">
            <text:p>180</text:p>
          </table:table-cell>
          <table:table-cell office:value-type="float" office:value="0.958525" calcext:value-type="float">
            <text:p>0.958525</text:p>
          </table:table-cell>
          <table:table-cell office:value-type="float" office:value="110.523" calcext:value-type="float">
            <text:p>110.523</text:p>
          </table:table-cell>
          <table:table-cell office:value-type="float" office:value="0.397102" calcext:value-type="float">
            <text:p>0.397102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4" calcext:value-type="float">
            <text:p>4</text:p>
          </table:table-cell>
          <table:table-cell office:value-type="float" office:value="0.952557" calcext:value-type="float">
            <text:p>0.952557</text:p>
          </table:table-cell>
          <table:table-cell office:value-type="float" office:value="134.171" calcext:value-type="float">
            <text:p>134.171</text:p>
          </table:table-cell>
          <table:table-cell office:value-type="float" office:value="0.357031" calcext:value-type="float">
            <text:p>0.357031</text:p>
          </table:table-cell>
          <table:table-cell office:value-type="float" office:value="0.954335" calcext:value-type="float">
            <text:p>0.954335</text:p>
          </table:table-cell>
          <table:table-cell office:value-type="float" office:value="123.052" calcext:value-type="float">
            <text:p>123.052</text:p>
          </table:table-cell>
          <table:table-cell office:value-type="float" office:value="0.402851" calcext:value-type="float">
            <text:p>0.402851</text:p>
          </table:table-cell>
          <table:table-cell office:value-type="float" office:value="176" calcext:value-type="float">
            <text:p>176</text:p>
          </table:table-cell>
          <table:table-cell office:value-type="float" office:value="0.955527" calcext:value-type="float">
            <text:p>0.955527</text:p>
          </table:table-cell>
          <table:table-cell office:value-type="float" office:value="123.363" calcext:value-type="float">
            <text:p>123.363</text:p>
          </table:table-cell>
          <table:table-cell office:value-type="float" office:value="0.395855" calcext:value-type="float">
            <text:p>0.395855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4" calcext:value-type="float">
            <text:p>4</text:p>
          </table:table-cell>
          <table:table-cell office:value-type="float" office:value="0.952557" calcext:value-type="float">
            <text:p>0.952557</text:p>
          </table:table-cell>
          <table:table-cell office:value-type="float" office:value="134.171" calcext:value-type="float">
            <text:p>134.171</text:p>
          </table:table-cell>
          <table:table-cell office:value-type="float" office:value="0.357031" calcext:value-type="float">
            <text:p>0.357031</text:p>
          </table:table-cell>
          <table:table-cell office:value-type="float" office:value="0.954335" calcext:value-type="float">
            <text:p>0.954335</text:p>
          </table:table-cell>
          <table:table-cell office:value-type="float" office:value="123.052" calcext:value-type="float">
            <text:p>123.052</text:p>
          </table:table-cell>
          <table:table-cell office:value-type="float" office:value="0.402851" calcext:value-type="float">
            <text:p>0.402851</text:p>
          </table:table-cell>
          <table:table-cell office:value-type="float" office:value="177" calcext:value-type="float">
            <text:p>177</text:p>
          </table:table-cell>
          <table:table-cell office:value-type="float" office:value="0.955527" calcext:value-type="float">
            <text:p>0.955527</text:p>
          </table:table-cell>
          <table:table-cell office:value-type="float" office:value="123.363" calcext:value-type="float">
            <text:p>123.363</text:p>
          </table:table-cell>
          <table:table-cell office:value-type="float" office:value="0.395855" calcext:value-type="float">
            <text:p>0.39585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office:value-type="float" office:value="0.952433" calcext:value-type="float">
            <text:p>0.952433</text:p>
          </table:table-cell>
          <table:table-cell office:value-type="float" office:value="149.043" calcext:value-type="float">
            <text:p>149.043</text:p>
          </table:table-cell>
          <table:table-cell office:value-type="float" office:value="0.368967" calcext:value-type="float">
            <text:p>0.368967</text:p>
          </table:table-cell>
          <table:table-cell office:value-type="float" office:value="0.951322" calcext:value-type="float">
            <text:p>0.951322</text:p>
          </table:table-cell>
          <table:table-cell office:value-type="float" office:value="136.803" calcext:value-type="float">
            <text:p>136.803</text:p>
          </table:table-cell>
          <table:table-cell office:value-type="float" office:value="0.418231" calcext:value-type="float">
            <text:p>0.418231</text:p>
          </table:table-cell>
          <table:table-cell office:value-type="float" office:value="178" calcext:value-type="float">
            <text:p>178</text:p>
          </table:table-cell>
          <table:table-cell office:value-type="float" office:value="0.950939" calcext:value-type="float">
            <text:p>0.950939</text:p>
          </table:table-cell>
          <table:table-cell office:value-type="float" office:value="136.423" calcext:value-type="float">
            <text:p>136.423</text:p>
          </table:table-cell>
          <table:table-cell office:value-type="float" office:value="0.411539" calcext:value-type="float">
            <text:p>0.411539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4" calcext:value-type="float">
            <text:p>4</text:p>
          </table:table-cell>
          <table:table-cell office:value-type="float" office:value="0.957441" calcext:value-type="float">
            <text:p>0.957441</text:p>
          </table:table-cell>
          <table:table-cell office:value-type="float" office:value="127.535" calcext:value-type="float">
            <text:p>127.535</text:p>
          </table:table-cell>
          <table:table-cell office:value-type="float" office:value="0.361298" calcext:value-type="float">
            <text:p>0.361298</text:p>
          </table:table-cell>
          <table:table-cell office:value-type="float" office:value="0.95653" calcext:value-type="float">
            <text:p>0.95653</text:p>
          </table:table-cell>
          <table:table-cell office:value-type="float" office:value="114.974" calcext:value-type="float">
            <text:p>114.974</text:p>
          </table:table-cell>
          <table:table-cell office:value-type="float" office:value="0.40691" calcext:value-type="float">
            <text:p>0.40691</text:p>
          </table:table-cell>
          <table:table-cell office:value-type="float" office:value="188" calcext:value-type="float">
            <text:p>188</text:p>
          </table:table-cell>
          <table:table-cell office:value-type="float" office:value="0.957582" calcext:value-type="float">
            <text:p>0.957582</text:p>
          </table:table-cell>
          <table:table-cell office:value-type="float" office:value="115.056" calcext:value-type="float">
            <text:p>115.056</text:p>
          </table:table-cell>
          <table:table-cell office:value-type="float" office:value="0.400842" calcext:value-type="float">
            <text:p>0.400842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4" calcext:value-type="float">
            <text:p>4</text:p>
          </table:table-cell>
          <table:table-cell office:value-type="float" office:value="0.954846" calcext:value-type="float">
            <text:p>0.954846</text:p>
          </table:table-cell>
          <table:table-cell office:value-type="float" office:value="115.176" calcext:value-type="float">
            <text:p>115.176</text:p>
          </table:table-cell>
          <table:table-cell office:value-type="float" office:value="0.373637" calcext:value-type="float">
            <text:p>0.373637</text:p>
          </table:table-cell>
          <table:table-cell office:value-type="float" office:value="0.952612" calcext:value-type="float">
            <text:p>0.952612</text:p>
          </table:table-cell>
          <table:table-cell office:value-type="float" office:value="106.336" calcext:value-type="float">
            <text:p>106.336</text:p>
          </table:table-cell>
          <table:table-cell office:value-type="float" office:value="0.41863" calcext:value-type="float">
            <text:p>0.41863</text:p>
          </table:table-cell>
          <table:table-cell office:value-type="float" office:value="194" calcext:value-type="float">
            <text:p>194</text:p>
          </table:table-cell>
          <table:table-cell office:value-type="float" office:value="0.953583" calcext:value-type="float">
            <text:p>0.953583</text:p>
          </table:table-cell>
          <table:table-cell office:value-type="float" office:value="106.026" calcext:value-type="float">
            <text:p>106.026</text:p>
          </table:table-cell>
          <table:table-cell office:value-type="float" office:value="0.412231" calcext:value-type="float">
            <text:p>0.41223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4" calcext:value-type="float">
            <text:p>4</text:p>
          </table:table-cell>
          <table:table-cell office:value-type="float" office:value="0.954846" calcext:value-type="float">
            <text:p>0.954846</text:p>
          </table:table-cell>
          <table:table-cell office:value-type="float" office:value="115.176" calcext:value-type="float">
            <text:p>115.176</text:p>
          </table:table-cell>
          <table:table-cell office:value-type="float" office:value="0.373637" calcext:value-type="float">
            <text:p>0.373637</text:p>
          </table:table-cell>
          <table:table-cell office:value-type="float" office:value="0.952612" calcext:value-type="float">
            <text:p>0.952612</text:p>
          </table:table-cell>
          <table:table-cell office:value-type="float" office:value="106.337" calcext:value-type="float">
            <text:p>106.337</text:p>
          </table:table-cell>
          <table:table-cell office:value-type="float" office:value="0.418626" calcext:value-type="float">
            <text:p>0.418626</text:p>
          </table:table-cell>
          <table:table-cell office:value-type="float" office:value="188" calcext:value-type="float">
            <text:p>188</text:p>
          </table:table-cell>
          <table:table-cell office:value-type="float" office:value="0.953803" calcext:value-type="float">
            <text:p>0.953803</text:p>
          </table:table-cell>
          <table:table-cell office:value-type="float" office:value="106.06" calcext:value-type="float">
            <text:p>106.06</text:p>
          </table:table-cell>
          <table:table-cell office:value-type="float" office:value="0.411813" calcext:value-type="float">
            <text:p>0.411813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4" calcext:value-type="float">
            <text:p>4</text:p>
          </table:table-cell>
          <table:table-cell office:value-type="float" office:value="0.952115" calcext:value-type="float">
            <text:p>0.952115</text:p>
          </table:table-cell>
          <table:table-cell office:value-type="float" office:value="153.185" calcext:value-type="float">
            <text:p>153.185</text:p>
          </table:table-cell>
          <table:table-cell office:value-type="float" office:value="0.390601" calcext:value-type="float">
            <text:p>0.390601</text:p>
          </table:table-cell>
          <table:table-cell office:value-type="float" office:value="0.950731" calcext:value-type="float">
            <text:p>0.950731</text:p>
          </table:table-cell>
          <table:table-cell office:value-type="float" office:value="141.399" calcext:value-type="float">
            <text:p>141.399</text:p>
          </table:table-cell>
          <table:table-cell office:value-type="float" office:value="0.43829" calcext:value-type="float">
            <text:p>0.43829</text:p>
          </table:table-cell>
          <table:table-cell office:value-type="float" office:value="176" calcext:value-type="float">
            <text:p>176</text:p>
          </table:table-cell>
          <table:table-cell office:value-type="float" office:value="0.95053" calcext:value-type="float">
            <text:p>0.95053</text:p>
          </table:table-cell>
          <table:table-cell office:value-type="float" office:value="141.35" calcext:value-type="float">
            <text:p>141.35</text:p>
          </table:table-cell>
          <table:table-cell office:value-type="float" office:value="0.432366" calcext:value-type="float">
            <text:p>0.432366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4" calcext:value-type="float">
            <text:p>4</text:p>
          </table:table-cell>
          <table:table-cell office:value-type="float" office:value="0.953232" calcext:value-type="float">
            <text:p>0.953232</text:p>
          </table:table-cell>
          <table:table-cell office:value-type="float" office:value="132.046" calcext:value-type="float">
            <text:p>132.046</text:p>
          </table:table-cell>
          <table:table-cell office:value-type="float" office:value="0.34976" calcext:value-type="float">
            <text:p>0.34976</text:p>
          </table:table-cell>
          <table:table-cell office:value-type="float" office:value="0.951997" calcext:value-type="float">
            <text:p>0.951997</text:p>
          </table:table-cell>
          <table:table-cell office:value-type="float" office:value="116.169" calcext:value-type="float">
            <text:p>116.169</text:p>
          </table:table-cell>
          <table:table-cell office:value-type="float" office:value="0.394412" calcext:value-type="float">
            <text:p>0.394412</text:p>
          </table:table-cell>
          <table:table-cell office:value-type="float" office:value="179" calcext:value-type="float">
            <text:p>179</text:p>
          </table:table-cell>
          <table:table-cell office:value-type="float" office:value="0.951487" calcext:value-type="float">
            <text:p>0.951487</text:p>
          </table:table-cell>
          <table:table-cell office:value-type="float" office:value="116.579" calcext:value-type="float">
            <text:p>116.579</text:p>
          </table:table-cell>
          <table:table-cell office:value-type="float" office:value="0.388228" calcext:value-type="float">
            <text:p>0.388228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5" calcext:value-type="float">
            <text:p>5</text:p>
          </table:table-cell>
          <table:table-cell office:value-type="float" office:value="0.952938" calcext:value-type="float">
            <text:p>0.952938</text:p>
          </table:table-cell>
          <table:table-cell office:value-type="float" office:value="133.174" calcext:value-type="float">
            <text:p>133.174</text:p>
          </table:table-cell>
          <table:table-cell office:value-type="float" office:value="0.361407" calcext:value-type="float">
            <text:p>0.361407</text:p>
          </table:table-cell>
          <table:table-cell office:value-type="float" office:value="0.955932" calcext:value-type="float">
            <text:p>0.955932</text:p>
          </table:table-cell>
          <table:table-cell office:value-type="float" office:value="122.46" calcext:value-type="float">
            <text:p>122.46</text:p>
          </table:table-cell>
          <table:table-cell office:value-type="float" office:value="0.406547" calcext:value-type="float">
            <text:p>0.406547</text:p>
          </table:table-cell>
          <table:table-cell office:value-type="float" office:value="196" calcext:value-type="float">
            <text:p>196</text:p>
          </table:table-cell>
          <table:table-cell office:value-type="float" office:value="0.955666" calcext:value-type="float">
            <text:p>0.955666</text:p>
          </table:table-cell>
          <table:table-cell office:value-type="float" office:value="122.476" calcext:value-type="float">
            <text:p>122.476</text:p>
          </table:table-cell>
          <table:table-cell office:value-type="float" office:value="0.400537" calcext:value-type="float">
            <text:p>0.400537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4" calcext:value-type="float">
            <text:p>4</text:p>
          </table:table-cell>
          <table:table-cell office:value-type="float" office:value="0.957778" calcext:value-type="float">
            <text:p>0.957778</text:p>
          </table:table-cell>
          <table:table-cell office:value-type="float" office:value="121.325" calcext:value-type="float">
            <text:p>121.325</text:p>
          </table:table-cell>
          <table:table-cell office:value-type="float" office:value="0.351077" calcext:value-type="float">
            <text:p>0.351077</text:p>
          </table:table-cell>
          <table:table-cell office:value-type="float" office:value="0.956098" calcext:value-type="float">
            <text:p>0.956098</text:p>
          </table:table-cell>
          <table:table-cell office:value-type="float" office:value="109.871" calcext:value-type="float">
            <text:p>109.871</text:p>
          </table:table-cell>
          <table:table-cell office:value-type="float" office:value="0.397982" calcext:value-type="float">
            <text:p>0.397982</text:p>
          </table:table-cell>
          <table:table-cell office:value-type="float" office:value="195" calcext:value-type="float">
            <text:p>195</text:p>
          </table:table-cell>
          <table:table-cell office:value-type="float" office:value="0.957245" calcext:value-type="float">
            <text:p>0.957245</text:p>
          </table:table-cell>
          <table:table-cell office:value-type="float" office:value="109.925" calcext:value-type="float">
            <text:p>109.925</text:p>
          </table:table-cell>
          <table:table-cell office:value-type="float" office:value="0.391939" calcext:value-type="float">
            <text:p>0.391939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4" calcext:value-type="float">
            <text:p>4</text:p>
          </table:table-cell>
          <table:table-cell office:value-type="float" office:value="0.955652" calcext:value-type="float">
            <text:p>0.955652</text:p>
          </table:table-cell>
          <table:table-cell office:value-type="float" office:value="131.065" calcext:value-type="float">
            <text:p>131.065</text:p>
          </table:table-cell>
          <table:table-cell office:value-type="float" office:value="0.367988" calcext:value-type="float">
            <text:p>0.367988</text:p>
          </table:table-cell>
          <table:table-cell office:value-type="float" office:value="0.952612" calcext:value-type="float">
            <text:p>0.952612</text:p>
          </table:table-cell>
          <table:table-cell office:value-type="float" office:value="116.768" calcext:value-type="float">
            <text:p>116.768</text:p>
          </table:table-cell>
          <table:table-cell office:value-type="float" office:value="0.410513" calcext:value-type="float">
            <text:p>0.410513</text:p>
          </table:table-cell>
          <table:table-cell office:value-type="float" office:value="184" calcext:value-type="float">
            <text:p>184</text:p>
          </table:table-cell>
          <table:table-cell office:value-type="float" office:value="0.953689" calcext:value-type="float">
            <text:p>0.953689</text:p>
          </table:table-cell>
          <table:table-cell office:value-type="float" office:value="116.997" calcext:value-type="float">
            <text:p>116.997</text:p>
          </table:table-cell>
          <table:table-cell office:value-type="float" office:value="0.405274" calcext:value-type="float">
            <text:p>0.405274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4" calcext:value-type="float">
            <text:p>4</text:p>
          </table:table-cell>
          <table:table-cell office:value-type="float" office:value="0.959685" calcext:value-type="float">
            <text:p>0.959685</text:p>
          </table:table-cell>
          <table:table-cell office:value-type="float" office:value="112.619" calcext:value-type="float">
            <text:p>112.619</text:p>
          </table:table-cell>
          <table:table-cell office:value-type="float" office:value="0.351013" calcext:value-type="float">
            <text:p>0.351013</text:p>
          </table:table-cell>
          <table:table-cell office:value-type="float" office:value="0.956993" calcext:value-type="float">
            <text:p>0.956993</text:p>
          </table:table-cell>
          <table:table-cell office:value-type="float" office:value="103.163" calcext:value-type="float">
            <text:p>103.163</text:p>
          </table:table-cell>
          <table:table-cell office:value-type="float" office:value="0.397203" calcext:value-type="float">
            <text:p>0.397203</text:p>
          </table:table-cell>
          <table:table-cell office:value-type="float" office:value="192" calcext:value-type="float">
            <text:p>192</text:p>
          </table:table-cell>
          <table:table-cell office:value-type="float" office:value="0.95795" calcext:value-type="float">
            <text:p>0.95795</text:p>
          </table:table-cell>
          <table:table-cell office:value-type="float" office:value="103.027" calcext:value-type="float">
            <text:p>103.027</text:p>
          </table:table-cell>
          <table:table-cell office:value-type="float" office:value="0.3911" calcext:value-type="float">
            <text:p>0.3911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4" calcext:value-type="float">
            <text:p>4</text:p>
          </table:table-cell>
          <table:table-cell office:value-type="float" office:value="0.955212" calcext:value-type="float">
            <text:p>0.955212</text:p>
          </table:table-cell>
          <table:table-cell office:value-type="float" office:value="117.754" calcext:value-type="float">
            <text:p>117.754</text:p>
          </table:table-cell>
          <table:table-cell office:value-type="float" office:value="0.352287" calcext:value-type="float">
            <text:p>0.352287</text:p>
          </table:table-cell>
          <table:table-cell office:value-type="float" office:value="0.950691" calcext:value-type="float">
            <text:p>0.950691</text:p>
          </table:table-cell>
          <table:table-cell office:value-type="float" office:value="107.411" calcext:value-type="float">
            <text:p>107.411</text:p>
          </table:table-cell>
          <table:table-cell office:value-type="float" office:value="0.397232" calcext:value-type="float">
            <text:p>0.397232</text:p>
          </table:table-cell>
          <table:table-cell office:value-type="float" office:value="188" calcext:value-type="float">
            <text:p>188</text:p>
          </table:table-cell>
          <table:table-cell office:value-type="float" office:value="0.950729" calcext:value-type="float">
            <text:p>0.950729</text:p>
          </table:table-cell>
          <table:table-cell office:value-type="float" office:value="107.428" calcext:value-type="float">
            <text:p>107.428</text:p>
          </table:table-cell>
          <table:table-cell office:value-type="float" office:value="0.391483" calcext:value-type="float">
            <text:p>0.391483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4" calcext:value-type="float">
            <text:p>4</text:p>
          </table:table-cell>
          <table:table-cell office:value-type="float" office:value="0.951289" calcext:value-type="float">
            <text:p>0.951289</text:p>
          </table:table-cell>
          <table:table-cell office:value-type="float" office:value="147.29" calcext:value-type="float">
            <text:p>147.29</text:p>
          </table:table-cell>
          <table:table-cell office:value-type="float" office:value="0.373396" calcext:value-type="float">
            <text:p>0.373396</text:p>
          </table:table-cell>
          <table:table-cell office:value-type="float" office:value="0.943707" calcext:value-type="float">
            <text:p>0.943707</text:p>
          </table:table-cell>
          <table:table-cell office:value-type="float" office:value="132.963" calcext:value-type="float">
            <text:p>132.963</text:p>
          </table:table-cell>
          <table:table-cell office:value-type="float" office:value="0.417819" calcext:value-type="float">
            <text:p>0.417819</text:p>
          </table:table-cell>
          <table:table-cell office:value-type="float" office:value="194" calcext:value-type="float">
            <text:p>194</text:p>
          </table:table-cell>
          <table:table-cell office:value-type="float" office:value="0.943648" calcext:value-type="float">
            <text:p>0.943648</text:p>
          </table:table-cell>
          <table:table-cell office:value-type="float" office:value="133.057" calcext:value-type="float">
            <text:p>133.057</text:p>
          </table:table-cell>
          <table:table-cell office:value-type="float" office:value="0.412187" calcext:value-type="float">
            <text:p>0.412187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4" calcext:value-type="float">
            <text:p>4</text:p>
          </table:table-cell>
          <table:table-cell office:value-type="float" office:value="0.951421" calcext:value-type="float">
            <text:p>0.951421</text:p>
          </table:table-cell>
          <table:table-cell office:value-type="float" office:value="122.406" calcext:value-type="float">
            <text:p>122.406</text:p>
          </table:table-cell>
          <table:table-cell office:value-type="float" office:value="0.354147" calcext:value-type="float">
            <text:p>0.354147</text:p>
          </table:table-cell>
          <table:table-cell office:value-type="float" office:value="0.954126" calcext:value-type="float">
            <text:p>0.954126</text:p>
          </table:table-cell>
          <table:table-cell office:value-type="float" office:value="111.039" calcext:value-type="float">
            <text:p>111.039</text:p>
          </table:table-cell>
          <table:table-cell office:value-type="float" office:value="0.399311" calcext:value-type="float">
            <text:p>0.399311</text:p>
          </table:table-cell>
          <table:table-cell office:value-type="float" office:value="182" calcext:value-type="float">
            <text:p>182</text:p>
          </table:table-cell>
          <table:table-cell office:value-type="float" office:value="0.955529" calcext:value-type="float">
            <text:p>0.955529</text:p>
          </table:table-cell>
          <table:table-cell office:value-type="float" office:value="110.89" calcext:value-type="float">
            <text:p>110.89</text:p>
          </table:table-cell>
          <table:table-cell office:value-type="float" office:value="0.393177" calcext:value-type="float">
            <text:p>0.393177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4" calcext:value-type="float">
            <text:p>4</text:p>
          </table:table-cell>
          <table:table-cell office:value-type="float" office:value="0.955454" calcext:value-type="float">
            <text:p>0.955454</text:p>
          </table:table-cell>
          <table:table-cell office:value-type="float" office:value="136.979" calcext:value-type="float">
            <text:p>136.979</text:p>
          </table:table-cell>
          <table:table-cell office:value-type="float" office:value="0.361055" calcext:value-type="float">
            <text:p>0.361055</text:p>
          </table:table-cell>
          <table:table-cell office:value-type="float" office:value="0.955447" calcext:value-type="float">
            <text:p>0.955447</text:p>
          </table:table-cell>
          <table:table-cell office:value-type="float" office:value="123.243" calcext:value-type="float">
            <text:p>123.243</text:p>
          </table:table-cell>
          <table:table-cell office:value-type="float" office:value="0.403986" calcext:value-type="float">
            <text:p>0.403986</text:p>
          </table:table-cell>
          <table:table-cell office:value-type="float" office:value="175" calcext:value-type="float">
            <text:p>175</text:p>
          </table:table-cell>
          <table:table-cell office:value-type="float" office:value="0.95623" calcext:value-type="float">
            <text:p>0.95623</text:p>
          </table:table-cell>
          <table:table-cell office:value-type="float" office:value="123.567" calcext:value-type="float">
            <text:p>123.567</text:p>
          </table:table-cell>
          <table:table-cell office:value-type="float" office:value="0.399186" calcext:value-type="float">
            <text:p>0.399186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4" calcext:value-type="float">
            <text:p>4</text:p>
          </table:table-cell>
          <table:table-cell office:value-type="float" office:value="0.956378" calcext:value-type="float">
            <text:p>0.956378</text:p>
          </table:table-cell>
          <table:table-cell office:value-type="float" office:value="119.366" calcext:value-type="float">
            <text:p>119.366</text:p>
          </table:table-cell>
          <table:table-cell office:value-type="float" office:value="0.373518" calcext:value-type="float">
            <text:p>0.373518</text:p>
          </table:table-cell>
          <table:table-cell office:value-type="float" office:value="0.950665" calcext:value-type="float">
            <text:p>0.950665</text:p>
          </table:table-cell>
          <table:table-cell office:value-type="float" office:value="110.006" calcext:value-type="float">
            <text:p>110.006</text:p>
          </table:table-cell>
          <table:table-cell office:value-type="float" office:value="0.409266" calcext:value-type="float">
            <text:p>0.409266</text:p>
          </table:table-cell>
          <table:table-cell office:value-type="float" office:value="176" calcext:value-type="float">
            <text:p>176</text:p>
          </table:table-cell>
          <table:table-cell office:value-type="float" office:value="0.95141" calcext:value-type="float">
            <text:p>0.95141</text:p>
          </table:table-cell>
          <table:table-cell office:value-type="float" office:value="109.846" calcext:value-type="float">
            <text:p>109.846</text:p>
          </table:table-cell>
          <table:table-cell office:value-type="float" office:value="0.403622" calcext:value-type="float">
            <text:p>0.403622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4" calcext:value-type="float">
            <text:p>4</text:p>
          </table:table-cell>
          <table:table-cell office:value-type="float" office:value="0.948366" calcext:value-type="float">
            <text:p>0.948366</text:p>
          </table:table-cell>
          <table:table-cell office:value-type="float" office:value="130.554" calcext:value-type="float">
            <text:p>130.554</text:p>
          </table:table-cell>
          <table:table-cell office:value-type="float" office:value="0.373383" calcext:value-type="float">
            <text:p>0.373383</text:p>
          </table:table-cell>
          <table:table-cell office:value-type="float" office:value="0.949727" calcext:value-type="float">
            <text:p>0.949727</text:p>
          </table:table-cell>
          <table:table-cell office:value-type="float" office:value="117.619" calcext:value-type="float">
            <text:p>117.619</text:p>
          </table:table-cell>
          <table:table-cell office:value-type="float" office:value="0.411476" calcext:value-type="float">
            <text:p>0.411476</text:p>
          </table:table-cell>
          <table:table-cell office:value-type="float" office:value="214" calcext:value-type="float">
            <text:p>214</text:p>
          </table:table-cell>
          <table:table-cell office:value-type="float" office:value="0.94816" calcext:value-type="float">
            <text:p>0.94816</text:p>
          </table:table-cell>
          <table:table-cell office:value-type="float" office:value="117.909" calcext:value-type="float">
            <text:p>117.909</text:p>
          </table:table-cell>
          <table:table-cell office:value-type="float" office:value="0.405808" calcext:value-type="float">
            <text:p>0.405808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4" calcext:value-type="float">
            <text:p>4</text:p>
          </table:table-cell>
          <table:table-cell office:value-type="float" office:value="0.950277" calcext:value-type="float">
            <text:p>0.950277</text:p>
          </table:table-cell>
          <table:table-cell office:value-type="float" office:value="132.068" calcext:value-type="float">
            <text:p>132.068</text:p>
          </table:table-cell>
          <table:table-cell office:value-type="float" office:value="0.358448" calcext:value-type="float">
            <text:p>0.358448</text:p>
          </table:table-cell>
          <table:table-cell office:value-type="float" office:value="0.954511" calcext:value-type="float">
            <text:p>0.954511</text:p>
          </table:table-cell>
          <table:table-cell office:value-type="float" office:value="118.745" calcext:value-type="float">
            <text:p>118.745</text:p>
          </table:table-cell>
          <table:table-cell office:value-type="float" office:value="0.401789" calcext:value-type="float">
            <text:p>0.401789</text:p>
          </table:table-cell>
          <table:table-cell office:value-type="float" office:value="203" calcext:value-type="float">
            <text:p>203</text:p>
          </table:table-cell>
          <table:table-cell office:value-type="float" office:value="0.955549" calcext:value-type="float">
            <text:p>0.955549</text:p>
          </table:table-cell>
          <table:table-cell office:value-type="float" office:value="119.048" calcext:value-type="float">
            <text:p>119.048</text:p>
          </table:table-cell>
          <table:table-cell office:value-type="float" office:value="0.395477" calcext:value-type="float">
            <text:p>0.395477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4" calcext:value-type="float">
            <text:p>4</text:p>
          </table:table-cell>
          <table:table-cell office:value-type="float" office:value="0.951654" calcext:value-type="float">
            <text:p>0.951654</text:p>
          </table:table-cell>
          <table:table-cell office:value-type="float" office:value="129.825" calcext:value-type="float">
            <text:p>129.825</text:p>
          </table:table-cell>
          <table:table-cell office:value-type="float" office:value="0.351626" calcext:value-type="float">
            <text:p>0.351626</text:p>
          </table:table-cell>
          <table:table-cell office:value-type="float" office:value="0.954551" calcext:value-type="float">
            <text:p>0.954551</text:p>
          </table:table-cell>
          <table:table-cell office:value-type="float" office:value="119.646" calcext:value-type="float">
            <text:p>119.646</text:p>
          </table:table-cell>
          <table:table-cell office:value-type="float" office:value="0.387886" calcext:value-type="float">
            <text:p>0.387886</text:p>
          </table:table-cell>
          <table:table-cell office:value-type="float" office:value="187" calcext:value-type="float">
            <text:p>187</text:p>
          </table:table-cell>
          <table:table-cell office:value-type="float" office:value="0.954017" calcext:value-type="float">
            <text:p>0.954017</text:p>
          </table:table-cell>
          <table:table-cell office:value-type="float" office:value="119.821" calcext:value-type="float">
            <text:p>119.821</text:p>
          </table:table-cell>
          <table:table-cell office:value-type="float" office:value="0.383126" calcext:value-type="float">
            <text:p>0.383126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4" calcext:value-type="float">
            <text:p>4</text:p>
          </table:table-cell>
          <table:table-cell office:value-type="float" office:value="0.958402" calcext:value-type="float">
            <text:p>0.958402</text:p>
          </table:table-cell>
          <table:table-cell office:value-type="float" office:value="122.056" calcext:value-type="float">
            <text:p>122.056</text:p>
          </table:table-cell>
          <table:table-cell office:value-type="float" office:value="0.359316" calcext:value-type="float">
            <text:p>0.359316</text:p>
          </table:table-cell>
          <table:table-cell office:value-type="float" office:value="0.962773" calcext:value-type="float">
            <text:p>0.962773</text:p>
          </table:table-cell>
          <table:table-cell office:value-type="float" office:value="111.184" calcext:value-type="float">
            <text:p>111.184</text:p>
          </table:table-cell>
          <table:table-cell office:value-type="float" office:value="0.398618" calcext:value-type="float">
            <text:p>0.398618</text:p>
          </table:table-cell>
          <table:table-cell office:value-type="float" office:value="184" calcext:value-type="float">
            <text:p>184</text:p>
          </table:table-cell>
          <table:table-cell office:value-type="float" office:value="0.961062" calcext:value-type="float">
            <text:p>0.961062</text:p>
          </table:table-cell>
          <table:table-cell office:value-type="float" office:value="111.573" calcext:value-type="float">
            <text:p>111.573</text:p>
          </table:table-cell>
          <table:table-cell office:value-type="float" office:value="0.393859" calcext:value-type="float">
            <text:p>0.393859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4" calcext:value-type="float">
            <text:p>4</text:p>
          </table:table-cell>
          <table:table-cell office:value-type="float" office:value="0.958402" calcext:value-type="float">
            <text:p>0.958402</text:p>
          </table:table-cell>
          <table:table-cell office:value-type="float" office:value="122.056" calcext:value-type="float">
            <text:p>122.056</text:p>
          </table:table-cell>
          <table:table-cell office:value-type="float" office:value="0.359316" calcext:value-type="float">
            <text:p>0.359316</text:p>
          </table:table-cell>
          <table:table-cell office:value-type="float" office:value="0.962773" calcext:value-type="float">
            <text:p>0.962773</text:p>
          </table:table-cell>
          <table:table-cell office:value-type="float" office:value="111.181" calcext:value-type="float">
            <text:p>111.181</text:p>
          </table:table-cell>
          <table:table-cell office:value-type="float" office:value="0.39861" calcext:value-type="float">
            <text:p>0.39861</text:p>
          </table:table-cell>
          <table:table-cell office:value-type="float" office:value="178" calcext:value-type="float">
            <text:p>178</text:p>
          </table:table-cell>
          <table:table-cell office:value-type="float" office:value="0.960988" calcext:value-type="float">
            <text:p>0.960988</text:p>
          </table:table-cell>
          <table:table-cell office:value-type="float" office:value="111.581" calcext:value-type="float">
            <text:p>111.581</text:p>
          </table:table-cell>
          <table:table-cell office:value-type="float" office:value="0.393267" calcext:value-type="float">
            <text:p>0.39326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0.957732" calcext:value-type="float">
            <text:p>0.957732</text:p>
          </table:table-cell>
          <table:table-cell office:value-type="float" office:value="117.495" calcext:value-type="float">
            <text:p>117.495</text:p>
          </table:table-cell>
          <table:table-cell office:value-type="float" office:value="0.339569" calcext:value-type="float">
            <text:p>0.339569</text:p>
          </table:table-cell>
          <table:table-cell office:value-type="float" office:value="0.95779" calcext:value-type="float">
            <text:p>0.95779</text:p>
          </table:table-cell>
          <table:table-cell office:value-type="float" office:value="108.096" calcext:value-type="float">
            <text:p>108.096</text:p>
          </table:table-cell>
          <table:table-cell office:value-type="float" office:value="0.376814" calcext:value-type="float">
            <text:p>0.376814</text:p>
          </table:table-cell>
          <table:table-cell office:value-type="float" office:value="204" calcext:value-type="float">
            <text:p>204</text:p>
          </table:table-cell>
          <table:table-cell office:value-type="float" office:value="0.958542" calcext:value-type="float">
            <text:p>0.958542</text:p>
          </table:table-cell>
          <table:table-cell office:value-type="float" office:value="108.026" calcext:value-type="float">
            <text:p>108.026</text:p>
          </table:table-cell>
          <table:table-cell office:value-type="float" office:value="0.371583" calcext:value-type="float">
            <text:p>0.371583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4" calcext:value-type="float">
            <text:p>4</text:p>
          </table:table-cell>
          <table:table-cell office:value-type="float" office:value="0.957732" calcext:value-type="float">
            <text:p>0.957732</text:p>
          </table:table-cell>
          <table:table-cell office:value-type="float" office:value="117.495" calcext:value-type="float">
            <text:p>117.495</text:p>
          </table:table-cell>
          <table:table-cell office:value-type="float" office:value="0.339569" calcext:value-type="float">
            <text:p>0.339569</text:p>
          </table:table-cell>
          <table:table-cell office:value-type="float" office:value="0.957794" calcext:value-type="float">
            <text:p>0.957794</text:p>
          </table:table-cell>
          <table:table-cell office:value-type="float" office:value="108.098" calcext:value-type="float">
            <text:p>108.098</text:p>
          </table:table-cell>
          <table:table-cell office:value-type="float" office:value="0.37681" calcext:value-type="float">
            <text:p>0.37681</text:p>
          </table:table-cell>
          <table:table-cell office:value-type="float" office:value="199" calcext:value-type="float">
            <text:p>199</text:p>
          </table:table-cell>
          <table:table-cell office:value-type="float" office:value="0.958547" calcext:value-type="float">
            <text:p>0.958547</text:p>
          </table:table-cell>
          <table:table-cell office:value-type="float" office:value="108.085" calcext:value-type="float">
            <text:p>108.085</text:p>
          </table:table-cell>
          <table:table-cell office:value-type="float" office:value="0.37207" calcext:value-type="float">
            <text:p>0.37207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5" calcext:value-type="float">
            <text:p>5</text:p>
          </table:table-cell>
          <table:table-cell office:value-type="float" office:value="0.954754" calcext:value-type="float">
            <text:p>0.954754</text:p>
          </table:table-cell>
          <table:table-cell office:value-type="float" office:value="131.539" calcext:value-type="float">
            <text:p>131.539</text:p>
          </table:table-cell>
          <table:table-cell office:value-type="float" office:value="0.338656" calcext:value-type="float">
            <text:p>0.338656</text:p>
          </table:table-cell>
          <table:table-cell office:value-type="float" office:value="0.95598" calcext:value-type="float">
            <text:p>0.95598</text:p>
          </table:table-cell>
          <table:table-cell office:value-type="float" office:value="119.922" calcext:value-type="float">
            <text:p>119.922</text:p>
          </table:table-cell>
          <table:table-cell office:value-type="float" office:value="0.372272" calcext:value-type="float">
            <text:p>0.372272</text:p>
          </table:table-cell>
          <table:table-cell office:value-type="float" office:value="183" calcext:value-type="float">
            <text:p>183</text:p>
          </table:table-cell>
          <table:table-cell office:value-type="float" office:value="0.956652" calcext:value-type="float">
            <text:p>0.956652</text:p>
          </table:table-cell>
          <table:table-cell office:value-type="float" office:value="120.107" calcext:value-type="float">
            <text:p>120.107</text:p>
          </table:table-cell>
          <table:table-cell office:value-type="float" office:value="0.36756" calcext:value-type="float">
            <text:p>0.36756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4" calcext:value-type="float">
            <text:p>4</text:p>
          </table:table-cell>
          <table:table-cell office:value-type="float" office:value="0.954729" calcext:value-type="float">
            <text:p>0.954729</text:p>
          </table:table-cell>
          <table:table-cell office:value-type="float" office:value="137.901" calcext:value-type="float">
            <text:p>137.901</text:p>
          </table:table-cell>
          <table:table-cell office:value-type="float" office:value="0.349874" calcext:value-type="float">
            <text:p>0.349874</text:p>
          </table:table-cell>
          <table:table-cell office:value-type="float" office:value="0.958812" calcext:value-type="float">
            <text:p>0.958812</text:p>
          </table:table-cell>
          <table:table-cell office:value-type="float" office:value="126.459" calcext:value-type="float">
            <text:p>126.459</text:p>
          </table:table-cell>
          <table:table-cell office:value-type="float" office:value="0.385672" calcext:value-type="float">
            <text:p>0.385672</text:p>
          </table:table-cell>
          <table:table-cell office:value-type="float" office:value="218" calcext:value-type="float">
            <text:p>218</text:p>
          </table:table-cell>
          <table:table-cell office:value-type="float" office:value="0.959451" calcext:value-type="float">
            <text:p>0.959451</text:p>
          </table:table-cell>
          <table:table-cell office:value-type="float" office:value="126.689" calcext:value-type="float">
            <text:p>126.689</text:p>
          </table:table-cell>
          <table:table-cell office:value-type="float" office:value="0.380776" calcext:value-type="float">
            <text:p>0.380776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4" calcext:value-type="float">
            <text:p>4</text:p>
          </table:table-cell>
          <table:table-cell office:value-type="float" office:value="0.959428" calcext:value-type="float">
            <text:p>0.959428</text:p>
          </table:table-cell>
          <table:table-cell office:value-type="float" office:value="127.1" calcext:value-type="float">
            <text:p>127.1</text:p>
          </table:table-cell>
          <table:table-cell office:value-type="float" office:value="0.346657" calcext:value-type="float">
            <text:p>0.346657</text:p>
          </table:table-cell>
          <table:table-cell office:value-type="float" office:value="0.962334" calcext:value-type="float">
            <text:p>0.962334</text:p>
          </table:table-cell>
          <table:table-cell office:value-type="float" office:value="118.115" calcext:value-type="float">
            <text:p>118.115</text:p>
          </table:table-cell>
          <table:table-cell office:value-type="float" office:value="0.387338" calcext:value-type="float">
            <text:p>0.387338</text:p>
          </table:table-cell>
          <table:table-cell office:value-type="float" office:value="177" calcext:value-type="float">
            <text:p>177</text:p>
          </table:table-cell>
          <table:table-cell office:value-type="float" office:value="0.961915" calcext:value-type="float">
            <text:p>0.961915</text:p>
          </table:table-cell>
          <table:table-cell office:value-type="float" office:value="118.074" calcext:value-type="float">
            <text:p>118.074</text:p>
          </table:table-cell>
          <table:table-cell office:value-type="float" office:value="0.381751" calcext:value-type="float">
            <text:p>0.381751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4" calcext:value-type="float">
            <text:p>4</text:p>
          </table:table-cell>
          <table:table-cell office:value-type="float" office:value="0.955427" calcext:value-type="float">
            <text:p>0.955427</text:p>
          </table:table-cell>
          <table:table-cell office:value-type="float" office:value="130.386" calcext:value-type="float">
            <text:p>130.386</text:p>
          </table:table-cell>
          <table:table-cell office:value-type="float" office:value="0.355752" calcext:value-type="float">
            <text:p>0.355752</text:p>
          </table:table-cell>
          <table:table-cell office:value-type="float" office:value="0.956483" calcext:value-type="float">
            <text:p>0.956483</text:p>
          </table:table-cell>
          <table:table-cell office:value-type="float" office:value="120.964" calcext:value-type="float">
            <text:p>120.964</text:p>
          </table:table-cell>
          <table:table-cell office:value-type="float" office:value="0.400608" calcext:value-type="float">
            <text:p>0.400608</text:p>
          </table:table-cell>
          <table:table-cell office:value-type="float" office:value="186" calcext:value-type="float">
            <text:p>186</text:p>
          </table:table-cell>
          <table:table-cell office:value-type="float" office:value="0.957216" calcext:value-type="float">
            <text:p>0.957216</text:p>
          </table:table-cell>
          <table:table-cell office:value-type="float" office:value="121.366" calcext:value-type="float">
            <text:p>121.366</text:p>
          </table:table-cell>
          <table:table-cell office:value-type="float" office:value="0.39599" calcext:value-type="float">
            <text:p>0.39599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4" calcext:value-type="float">
            <text:p>4</text:p>
          </table:table-cell>
          <table:table-cell office:value-type="float" office:value="0.955427" calcext:value-type="float">
            <text:p>0.955427</text:p>
          </table:table-cell>
          <table:table-cell office:value-type="float" office:value="130.386" calcext:value-type="float">
            <text:p>130.386</text:p>
          </table:table-cell>
          <table:table-cell office:value-type="float" office:value="0.355752" calcext:value-type="float">
            <text:p>0.355752</text:p>
          </table:table-cell>
          <table:table-cell office:value-type="float" office:value="0.956488" calcext:value-type="float">
            <text:p>0.956488</text:p>
          </table:table-cell>
          <table:table-cell office:value-type="float" office:value="120.964" calcext:value-type="float">
            <text:p>120.964</text:p>
          </table:table-cell>
          <table:table-cell office:value-type="float" office:value="0.400611" calcext:value-type="float">
            <text:p>0.400611</text:p>
          </table:table-cell>
          <table:table-cell office:value-type="float" office:value="213" calcext:value-type="float">
            <text:p>213</text:p>
          </table:table-cell>
          <table:table-cell office:value-type="float" office:value="0.956277" calcext:value-type="float">
            <text:p>0.956277</text:p>
          </table:table-cell>
          <table:table-cell office:value-type="float" office:value="121.604" calcext:value-type="float">
            <text:p>121.604</text:p>
          </table:table-cell>
          <table:table-cell office:value-type="float" office:value="0.394585" calcext:value-type="float">
            <text:p>0.394585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4" calcext:value-type="float">
            <text:p>4</text:p>
          </table:table-cell>
          <table:table-cell office:value-type="float" office:value="0.952414" calcext:value-type="float">
            <text:p>0.952414</text:p>
          </table:table-cell>
          <table:table-cell office:value-type="float" office:value="127.627" calcext:value-type="float">
            <text:p>127.627</text:p>
          </table:table-cell>
          <table:table-cell office:value-type="float" office:value="0.374329" calcext:value-type="float">
            <text:p>0.374329</text:p>
          </table:table-cell>
          <table:table-cell office:value-type="float" office:value="0.954539" calcext:value-type="float">
            <text:p>0.954539</text:p>
          </table:table-cell>
          <table:table-cell office:value-type="float" office:value="116.7" calcext:value-type="float">
            <text:p>116.7</text:p>
          </table:table-cell>
          <table:table-cell office:value-type="float" office:value="0.414198" calcext:value-type="float">
            <text:p>0.414198</text:p>
          </table:table-cell>
          <table:table-cell office:value-type="float" office:value="194" calcext:value-type="float">
            <text:p>194</text:p>
          </table:table-cell>
          <table:table-cell office:value-type="float" office:value="0.95563" calcext:value-type="float">
            <text:p>0.95563</text:p>
          </table:table-cell>
          <table:table-cell office:value-type="float" office:value="117.036" calcext:value-type="float">
            <text:p>117.036</text:p>
          </table:table-cell>
          <table:table-cell office:value-type="float" office:value="0.408799" calcext:value-type="float">
            <text:p>0.408799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4" calcext:value-type="float">
            <text:p>4</text:p>
          </table:table-cell>
          <table:table-cell office:value-type="float" office:value="0.942635" calcext:value-type="float">
            <text:p>0.942635</text:p>
          </table:table-cell>
          <table:table-cell office:value-type="float" office:value="140.289" calcext:value-type="float">
            <text:p>140.289</text:p>
          </table:table-cell>
          <table:table-cell office:value-type="float" office:value="0.416878" calcext:value-type="float">
            <text:p>0.416878</text:p>
          </table:table-cell>
          <table:table-cell office:value-type="float" office:value="0.945074" calcext:value-type="float">
            <text:p>0.945074</text:p>
          </table:table-cell>
          <table:table-cell office:value-type="float" office:value="128.318" calcext:value-type="float">
            <text:p>128.318</text:p>
          </table:table-cell>
          <table:table-cell office:value-type="float" office:value="0.455769" calcext:value-type="float">
            <text:p>0.455769</text:p>
          </table:table-cell>
          <table:table-cell office:value-type="float" office:value="184" calcext:value-type="float">
            <text:p>184</text:p>
          </table:table-cell>
          <table:table-cell office:value-type="float" office:value="0.944342" calcext:value-type="float">
            <text:p>0.944342</text:p>
          </table:table-cell>
          <table:table-cell office:value-type="float" office:value="128.417" calcext:value-type="float">
            <text:p>128.417</text:p>
          </table:table-cell>
          <table:table-cell office:value-type="float" office:value="0.449306" calcext:value-type="float">
            <text:p>0.449306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4" calcext:value-type="float">
            <text:p>4</text:p>
          </table:table-cell>
          <table:table-cell office:value-type="float" office:value="0.942635" calcext:value-type="float">
            <text:p>0.942635</text:p>
          </table:table-cell>
          <table:table-cell office:value-type="float" office:value="140.289" calcext:value-type="float">
            <text:p>140.289</text:p>
          </table:table-cell>
          <table:table-cell office:value-type="float" office:value="0.416878" calcext:value-type="float">
            <text:p>0.416878</text:p>
          </table:table-cell>
          <table:table-cell office:value-type="float" office:value="0.945077" calcext:value-type="float">
            <text:p>0.945077</text:p>
          </table:table-cell>
          <table:table-cell office:value-type="float" office:value="128.331" calcext:value-type="float">
            <text:p>128.331</text:p>
          </table:table-cell>
          <table:table-cell office:value-type="float" office:value="0.455792" calcext:value-type="float">
            <text:p>0.455792</text:p>
          </table:table-cell>
          <table:table-cell office:value-type="float" office:value="201" calcext:value-type="float">
            <text:p>201</text:p>
          </table:table-cell>
          <table:table-cell office:value-type="float" office:value="0.945507" calcext:value-type="float">
            <text:p>0.945507</text:p>
          </table:table-cell>
          <table:table-cell office:value-type="float" office:value="128.356" calcext:value-type="float">
            <text:p>128.356</text:p>
          </table:table-cell>
          <table:table-cell office:value-type="float" office:value="0.450011" calcext:value-type="float">
            <text:p>0.450011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5" calcext:value-type="float">
            <text:p>5</text:p>
          </table:table-cell>
          <table:table-cell office:value-type="float" office:value="0.945092" calcext:value-type="float">
            <text:p>0.945092</text:p>
          </table:table-cell>
          <table:table-cell office:value-type="float" office:value="151.9" calcext:value-type="float">
            <text:p>151.9</text:p>
          </table:table-cell>
          <table:table-cell office:value-type="float" office:value="0.448058" calcext:value-type="float">
            <text:p>0.448058</text:p>
          </table:table-cell>
          <table:table-cell office:value-type="float" office:value="0.946514" calcext:value-type="float">
            <text:p>0.946514</text:p>
          </table:table-cell>
          <table:table-cell office:value-type="float" office:value="135.68" calcext:value-type="float">
            <text:p>135.68</text:p>
          </table:table-cell>
          <table:table-cell office:value-type="float" office:value="0.48199" calcext:value-type="float">
            <text:p>0.48199</text:p>
          </table:table-cell>
          <table:table-cell office:value-type="float" office:value="188" calcext:value-type="float">
            <text:p>188</text:p>
          </table:table-cell>
          <table:table-cell office:value-type="float" office:value="0.946936" calcext:value-type="float">
            <text:p>0.946936</text:p>
          </table:table-cell>
          <table:table-cell office:value-type="float" office:value="136.081" calcext:value-type="float">
            <text:p>136.081</text:p>
          </table:table-cell>
          <table:table-cell office:value-type="float" office:value="0.475584" calcext:value-type="float">
            <text:p>0.475584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4" calcext:value-type="float">
            <text:p>4</text:p>
          </table:table-cell>
          <table:table-cell office:value-type="float" office:value="0.951248" calcext:value-type="float">
            <text:p>0.951248</text:p>
          </table:table-cell>
          <table:table-cell office:value-type="float" office:value="144.005" calcext:value-type="float">
            <text:p>144.005</text:p>
          </table:table-cell>
          <table:table-cell office:value-type="float" office:value="0.426017" calcext:value-type="float">
            <text:p>0.426017</text:p>
          </table:table-cell>
          <table:table-cell office:value-type="float" office:value="0.95144" calcext:value-type="float">
            <text:p>0.95144</text:p>
          </table:table-cell>
          <table:table-cell office:value-type="float" office:value="127.056" calcext:value-type="float">
            <text:p>127.056</text:p>
          </table:table-cell>
          <table:table-cell office:value-type="float" office:value="0.462323" calcext:value-type="float">
            <text:p>0.462323</text:p>
          </table:table-cell>
          <table:table-cell office:value-type="float" office:value="193" calcext:value-type="float">
            <text:p>193</text:p>
          </table:table-cell>
          <table:table-cell office:value-type="float" office:value="0.951786" calcext:value-type="float">
            <text:p>0.951786</text:p>
          </table:table-cell>
          <table:table-cell office:value-type="float" office:value="127.299" calcext:value-type="float">
            <text:p>127.299</text:p>
          </table:table-cell>
          <table:table-cell office:value-type="float" office:value="0.45634" calcext:value-type="float">
            <text:p>0.45634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4" calcext:value-type="float">
            <text:p>4</text:p>
          </table:table-cell>
          <table:table-cell office:value-type="float" office:value="0.936068" calcext:value-type="float">
            <text:p>0.936068</text:p>
          </table:table-cell>
          <table:table-cell office:value-type="float" office:value="138.741" calcext:value-type="float">
            <text:p>138.741</text:p>
          </table:table-cell>
          <table:table-cell office:value-type="float" office:value="0.467389" calcext:value-type="float">
            <text:p>0.467389</text:p>
          </table:table-cell>
          <table:table-cell office:value-type="float" office:value="0.940414" calcext:value-type="float">
            <text:p>0.940414</text:p>
          </table:table-cell>
          <table:table-cell office:value-type="float" office:value="123.321" calcext:value-type="float">
            <text:p>123.321</text:p>
          </table:table-cell>
          <table:table-cell office:value-type="float" office:value="0.500396" calcext:value-type="float">
            <text:p>0.500396</text:p>
          </table:table-cell>
          <table:table-cell office:value-type="float" office:value="186" calcext:value-type="float">
            <text:p>186</text:p>
          </table:table-cell>
          <table:table-cell office:value-type="float" office:value="0.93982" calcext:value-type="float">
            <text:p>0.93982</text:p>
          </table:table-cell>
          <table:table-cell office:value-type="float" office:value="123.461" calcext:value-type="float">
            <text:p>123.461</text:p>
          </table:table-cell>
          <table:table-cell office:value-type="float" office:value="0.494406" calcext:value-type="float">
            <text:p>0.494406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4" calcext:value-type="float">
            <text:p>4</text:p>
          </table:table-cell>
          <table:table-cell office:value-type="float" office:value="0.941932" calcext:value-type="float">
            <text:p>0.941932</text:p>
          </table:table-cell>
          <table:table-cell office:value-type="float" office:value="158.354" calcext:value-type="float">
            <text:p>158.354</text:p>
          </table:table-cell>
          <table:table-cell office:value-type="float" office:value="0.568976" calcext:value-type="float">
            <text:p>0.568976</text:p>
          </table:table-cell>
          <table:table-cell office:value-type="float" office:value="0.946924" calcext:value-type="float">
            <text:p>0.946924</text:p>
          </table:table-cell>
          <table:table-cell office:value-type="float" office:value="140.867" calcext:value-type="float">
            <text:p>140.867</text:p>
          </table:table-cell>
          <table:table-cell office:value-type="float" office:value="0.601246" calcext:value-type="float">
            <text:p>0.601246</text:p>
          </table:table-cell>
          <table:table-cell office:value-type="float" office:value="186" calcext:value-type="float">
            <text:p>186</text:p>
          </table:table-cell>
          <table:table-cell office:value-type="float" office:value="0.944756" calcext:value-type="float">
            <text:p>0.944756</text:p>
          </table:table-cell>
          <table:table-cell office:value-type="float" office:value="141.225" calcext:value-type="float">
            <text:p>141.225</text:p>
          </table:table-cell>
          <table:table-cell office:value-type="float" office:value="0.595711" calcext:value-type="float">
            <text:p>0.595711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5" calcext:value-type="float">
            <text:p>5</text:p>
          </table:table-cell>
          <table:table-cell office:value-type="float" office:value="0.945477" calcext:value-type="float">
            <text:p>0.945477</text:p>
          </table:table-cell>
          <table:table-cell office:value-type="float" office:value="164.105" calcext:value-type="float">
            <text:p>164.105</text:p>
          </table:table-cell>
          <table:table-cell office:value-type="float" office:value="0.563129" calcext:value-type="float">
            <text:p>0.563129</text:p>
          </table:table-cell>
          <table:table-cell office:value-type="float" office:value="0.948998" calcext:value-type="float">
            <text:p>0.948998</text:p>
          </table:table-cell>
          <table:table-cell office:value-type="float" office:value="145.297" calcext:value-type="float">
            <text:p>145.297</text:p>
          </table:table-cell>
          <table:table-cell office:value-type="float" office:value="0.593188" calcext:value-type="float">
            <text:p>0.593188</text:p>
          </table:table-cell>
          <table:table-cell office:value-type="float" office:value="177" calcext:value-type="float">
            <text:p>177</text:p>
          </table:table-cell>
          <table:table-cell office:value-type="float" office:value="0.948208" calcext:value-type="float">
            <text:p>0.948208</text:p>
          </table:table-cell>
          <table:table-cell office:value-type="float" office:value="145.628" calcext:value-type="float">
            <text:p>145.628</text:p>
          </table:table-cell>
          <table:table-cell office:value-type="float" office:value="0.587435" calcext:value-type="float">
            <text:p>0.587435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4" calcext:value-type="float">
            <text:p>4</text:p>
          </table:table-cell>
          <table:table-cell office:value-type="float" office:value="0.942267" calcext:value-type="float">
            <text:p>0.942267</text:p>
          </table:table-cell>
          <table:table-cell office:value-type="float" office:value="171.562" calcext:value-type="float">
            <text:p>171.562</text:p>
          </table:table-cell>
          <table:table-cell office:value-type="float" office:value="0.567207" calcext:value-type="float">
            <text:p>0.567207</text:p>
          </table:table-cell>
          <table:table-cell office:value-type="float" office:value="0.941637" calcext:value-type="float">
            <text:p>0.941637</text:p>
          </table:table-cell>
          <table:table-cell office:value-type="float" office:value="155.069" calcext:value-type="float">
            <text:p>155.069</text:p>
          </table:table-cell>
          <table:table-cell office:value-type="float" office:value="0.596389" calcext:value-type="float">
            <text:p>0.596389</text:p>
          </table:table-cell>
          <table:table-cell office:value-type="float" office:value="181" calcext:value-type="float">
            <text:p>181</text:p>
          </table:table-cell>
          <table:table-cell office:value-type="float" office:value="0.94289" calcext:value-type="float">
            <text:p>0.94289</text:p>
          </table:table-cell>
          <table:table-cell office:value-type="float" office:value="154.972" calcext:value-type="float">
            <text:p>154.972</text:p>
          </table:table-cell>
          <table:table-cell office:value-type="float" office:value="0.590748" calcext:value-type="float">
            <text:p>0.590748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4" calcext:value-type="float">
            <text:p>4</text:p>
          </table:table-cell>
          <table:table-cell office:value-type="float" office:value="0.943553" calcext:value-type="float">
            <text:p>0.943553</text:p>
          </table:table-cell>
          <table:table-cell office:value-type="float" office:value="182.571" calcext:value-type="float">
            <text:p>182.571</text:p>
          </table:table-cell>
          <table:table-cell office:value-type="float" office:value="0.619819" calcext:value-type="float">
            <text:p>0.619819</text:p>
          </table:table-cell>
          <table:table-cell office:value-type="float" office:value="0.946223" calcext:value-type="float">
            <text:p>0.946223</text:p>
          </table:table-cell>
          <table:table-cell office:value-type="float" office:value="165.953" calcext:value-type="float">
            <text:p>165.953</text:p>
          </table:table-cell>
          <table:table-cell office:value-type="float" office:value="0.642503" calcext:value-type="float">
            <text:p>0.642503</text:p>
          </table:table-cell>
          <table:table-cell office:value-type="float" office:value="227" calcext:value-type="float">
            <text:p>227</text:p>
          </table:table-cell>
          <table:table-cell office:value-type="float" office:value="0.946578" calcext:value-type="float">
            <text:p>0.946578</text:p>
          </table:table-cell>
          <table:table-cell office:value-type="float" office:value="166.766" calcext:value-type="float">
            <text:p>166.766</text:p>
          </table:table-cell>
          <table:table-cell office:value-type="float" office:value="0.638395" calcext:value-type="float">
            <text:p>0.638395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4" calcext:value-type="float">
            <text:p>4</text:p>
          </table:table-cell>
          <table:table-cell office:value-type="float" office:value="0.942416" calcext:value-type="float">
            <text:p>0.942416</text:p>
          </table:table-cell>
          <table:table-cell office:value-type="float" office:value="162.486" calcext:value-type="float">
            <text:p>162.486</text:p>
          </table:table-cell>
          <table:table-cell office:value-type="float" office:value="0.599772" calcext:value-type="float">
            <text:p>0.599772</text:p>
          </table:table-cell>
          <table:table-cell office:value-type="float" office:value="0.946169" calcext:value-type="float">
            <text:p>0.946169</text:p>
          </table:table-cell>
          <table:table-cell office:value-type="float" office:value="146.186" calcext:value-type="float">
            <text:p>146.186</text:p>
          </table:table-cell>
          <table:table-cell office:value-type="float" office:value="0.628031" calcext:value-type="float">
            <text:p>0.628031</text:p>
          </table:table-cell>
          <table:table-cell office:value-type="float" office:value="304" calcext:value-type="float">
            <text:p>304</text:p>
          </table:table-cell>
          <table:table-cell office:value-type="float" office:value="0.946717" calcext:value-type="float">
            <text:p>0.946717</text:p>
          </table:table-cell>
          <table:table-cell office:value-type="float" office:value="146.595" calcext:value-type="float">
            <text:p>146.595</text:p>
          </table:table-cell>
          <table:table-cell office:value-type="float" office:value="0.622397" calcext:value-type="float">
            <text:p>0.622397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5" calcext:value-type="float">
            <text:p>5</text:p>
          </table:table-cell>
          <table:table-cell office:value-type="float" office:value="0.94182" calcext:value-type="float">
            <text:p>0.94182</text:p>
          </table:table-cell>
          <table:table-cell office:value-type="float" office:value="177.566" calcext:value-type="float">
            <text:p>177.566</text:p>
          </table:table-cell>
          <table:table-cell office:value-type="float" office:value="0.599036" calcext:value-type="float">
            <text:p>0.599036</text:p>
          </table:table-cell>
          <table:table-cell office:value-type="float" office:value="0.946554" calcext:value-type="float">
            <text:p>0.946554</text:p>
          </table:table-cell>
          <table:table-cell office:value-type="float" office:value="158.525" calcext:value-type="float">
            <text:p>158.525</text:p>
          </table:table-cell>
          <table:table-cell office:value-type="float" office:value="0.620704" calcext:value-type="float">
            <text:p>0.620704</text:p>
          </table:table-cell>
          <table:table-cell office:value-type="float" office:value="188" calcext:value-type="float">
            <text:p>188</text:p>
          </table:table-cell>
          <table:table-cell office:value-type="float" office:value="0.945811" calcext:value-type="float">
            <text:p>0.945811</text:p>
          </table:table-cell>
          <table:table-cell office:value-type="float" office:value="158.986" calcext:value-type="float">
            <text:p>158.986</text:p>
          </table:table-cell>
          <table:table-cell office:value-type="float" office:value="0.613535" calcext:value-type="float">
            <text:p>0.613535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4" calcext:value-type="float">
            <text:p>4</text:p>
          </table:table-cell>
          <table:table-cell office:value-type="float" office:value="0.94182" calcext:value-type="float">
            <text:p>0.94182</text:p>
          </table:table-cell>
          <table:table-cell office:value-type="float" office:value="177.566" calcext:value-type="float">
            <text:p>177.566</text:p>
          </table:table-cell>
          <table:table-cell office:value-type="float" office:value="0.599036" calcext:value-type="float">
            <text:p>0.599036</text:p>
          </table:table-cell>
          <table:table-cell office:value-type="float" office:value="0.946554" calcext:value-type="float">
            <text:p>0.946554</text:p>
          </table:table-cell>
          <table:table-cell office:value-type="float" office:value="158.525" calcext:value-type="float">
            <text:p>158.525</text:p>
          </table:table-cell>
          <table:table-cell office:value-type="float" office:value="0.620704" calcext:value-type="float">
            <text:p>0.620704</text:p>
          </table:table-cell>
          <table:table-cell office:value-type="float" office:value="186" calcext:value-type="float">
            <text:p>186</text:p>
          </table:table-cell>
          <table:table-cell office:value-type="float" office:value="0.945811" calcext:value-type="float">
            <text:p>0.945811</text:p>
          </table:table-cell>
          <table:table-cell office:value-type="float" office:value="158.986" calcext:value-type="float">
            <text:p>158.986</text:p>
          </table:table-cell>
          <table:table-cell office:value-type="float" office:value="0.613535" calcext:value-type="float">
            <text:p>0.613535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4" calcext:value-type="float">
            <text:p>4</text:p>
          </table:table-cell>
          <table:table-cell office:value-type="float" office:value="0.940302" calcext:value-type="float">
            <text:p>0.940302</text:p>
          </table:table-cell>
          <table:table-cell office:value-type="float" office:value="188.765" calcext:value-type="float">
            <text:p>188.765</text:p>
          </table:table-cell>
          <table:table-cell office:value-type="float" office:value="0.569088" calcext:value-type="float">
            <text:p>0.569088</text:p>
          </table:table-cell>
          <table:table-cell office:value-type="float" office:value="0.941589" calcext:value-type="float">
            <text:p>0.941589</text:p>
          </table:table-cell>
          <table:table-cell office:value-type="float" office:value="166.276" calcext:value-type="float">
            <text:p>166.276</text:p>
          </table:table-cell>
          <table:table-cell office:value-type="float" office:value="0.594558" calcext:value-type="float">
            <text:p>0.594558</text:p>
          </table:table-cell>
          <table:table-cell office:value-type="float" office:value="183" calcext:value-type="float">
            <text:p>183</text:p>
          </table:table-cell>
          <table:table-cell office:value-type="float" office:value="0.941014" calcext:value-type="float">
            <text:p>0.941014</text:p>
          </table:table-cell>
          <table:table-cell office:value-type="float" office:value="165.921" calcext:value-type="float">
            <text:p>165.921</text:p>
          </table:table-cell>
          <table:table-cell office:value-type="float" office:value="0.587151" calcext:value-type="float">
            <text:p>0.587151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4" calcext:value-type="float">
            <text:p>4</text:p>
          </table:table-cell>
          <table:table-cell office:value-type="float" office:value="0.949379" calcext:value-type="float">
            <text:p>0.949379</text:p>
          </table:table-cell>
          <table:table-cell office:value-type="float" office:value="163.173" calcext:value-type="float">
            <text:p>163.173</text:p>
          </table:table-cell>
          <table:table-cell office:value-type="float" office:value="0.491176" calcext:value-type="float">
            <text:p>0.491176</text:p>
          </table:table-cell>
          <table:table-cell office:value-type="float" office:value="0.94834" calcext:value-type="float">
            <text:p>0.94834</text:p>
          </table:table-cell>
          <table:table-cell office:value-type="float" office:value="145.604" calcext:value-type="float">
            <text:p>145.604</text:p>
          </table:table-cell>
          <table:table-cell office:value-type="float" office:value="0.515708" calcext:value-type="float">
            <text:p>0.515708</text:p>
          </table:table-cell>
          <table:table-cell office:value-type="float" office:value="187" calcext:value-type="float">
            <text:p>187</text:p>
          </table:table-cell>
          <table:table-cell office:value-type="float" office:value="0.948952" calcext:value-type="float">
            <text:p>0.948952</text:p>
          </table:table-cell>
          <table:table-cell office:value-type="float" office:value="145.814" calcext:value-type="float">
            <text:p>145.814</text:p>
          </table:table-cell>
          <table:table-cell office:value-type="float" office:value="0.50955" calcext:value-type="float">
            <text:p>0.50955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4" calcext:value-type="float">
            <text:p>4</text:p>
          </table:table-cell>
          <table:table-cell office:value-type="float" office:value="0.945189" calcext:value-type="float">
            <text:p>0.945189</text:p>
          </table:table-cell>
          <table:table-cell office:value-type="float" office:value="160.325" calcext:value-type="float">
            <text:p>160.325</text:p>
          </table:table-cell>
          <table:table-cell office:value-type="float" office:value="0.454163" calcext:value-type="float">
            <text:p>0.454163</text:p>
          </table:table-cell>
          <table:table-cell office:value-type="float" office:value="0.944802" calcext:value-type="float">
            <text:p>0.944802</text:p>
          </table:table-cell>
          <table:table-cell office:value-type="float" office:value="146.822" calcext:value-type="float">
            <text:p>146.822</text:p>
          </table:table-cell>
          <table:table-cell office:value-type="float" office:value="0.483702" calcext:value-type="float">
            <text:p>0.483702</text:p>
          </table:table-cell>
          <table:table-cell office:value-type="float" office:value="207" calcext:value-type="float">
            <text:p>207</text:p>
          </table:table-cell>
          <table:table-cell office:value-type="float" office:value="0.945765" calcext:value-type="float">
            <text:p>0.945765</text:p>
          </table:table-cell>
          <table:table-cell office:value-type="float" office:value="146.79" calcext:value-type="float">
            <text:p>146.79</text:p>
          </table:table-cell>
          <table:table-cell office:value-type="float" office:value="0.477206" calcext:value-type="float">
            <text:p>0.477206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4" calcext:value-type="float">
            <text:p>4</text:p>
          </table:table-cell>
          <table:table-cell office:value-type="float" office:value="0.946835" calcext:value-type="float">
            <text:p>0.946835</text:p>
          </table:table-cell>
          <table:table-cell office:value-type="float" office:value="169.186" calcext:value-type="float">
            <text:p>169.186</text:p>
          </table:table-cell>
          <table:table-cell office:value-type="float" office:value="0.421765" calcext:value-type="float">
            <text:p>0.421765</text:p>
          </table:table-cell>
          <table:table-cell office:value-type="float" office:value="0.94232" calcext:value-type="float">
            <text:p>0.94232</text:p>
          </table:table-cell>
          <table:table-cell office:value-type="float" office:value="152.354" calcext:value-type="float">
            <text:p>152.354</text:p>
          </table:table-cell>
          <table:table-cell office:value-type="float" office:value="0.453371" calcext:value-type="float">
            <text:p>0.453371</text:p>
          </table:table-cell>
          <table:table-cell office:value-type="float" office:value="200" calcext:value-type="float">
            <text:p>200</text:p>
          </table:table-cell>
          <table:table-cell office:value-type="float" office:value="0.943333" calcext:value-type="float">
            <text:p>0.943333</text:p>
          </table:table-cell>
          <table:table-cell office:value-type="float" office:value="151.934" calcext:value-type="float">
            <text:p>151.934</text:p>
          </table:table-cell>
          <table:table-cell office:value-type="float" office:value="0.446716" calcext:value-type="float">
            <text:p>0.446716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4" calcext:value-type="float">
            <text:p>4</text:p>
          </table:table-cell>
          <table:table-cell office:value-type="float" office:value="0.948778" calcext:value-type="float">
            <text:p>0.948778</text:p>
          </table:table-cell>
          <table:table-cell office:value-type="float" office:value="156.686" calcext:value-type="float">
            <text:p>156.686</text:p>
          </table:table-cell>
          <table:table-cell office:value-type="float" office:value="0.410002" calcext:value-type="float">
            <text:p>0.410002</text:p>
          </table:table-cell>
          <table:table-cell office:value-type="float" office:value="0.947889" calcext:value-type="float">
            <text:p>0.947889</text:p>
          </table:table-cell>
          <table:table-cell office:value-type="float" office:value="138.917" calcext:value-type="float">
            <text:p>138.917</text:p>
          </table:table-cell>
          <table:table-cell office:value-type="float" office:value="0.44267" calcext:value-type="float">
            <text:p>0.44267</text:p>
          </table:table-cell>
          <table:table-cell office:value-type="float" office:value="208" calcext:value-type="float">
            <text:p>208</text:p>
          </table:table-cell>
          <table:table-cell office:value-type="float" office:value="0.949036" calcext:value-type="float">
            <text:p>0.949036</text:p>
          </table:table-cell>
          <table:table-cell office:value-type="float" office:value="139.235" calcext:value-type="float">
            <text:p>139.235</text:p>
          </table:table-cell>
          <table:table-cell office:value-type="float" office:value="0.435654" calcext:value-type="float">
            <text:p>0.435654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4" calcext:value-type="float">
            <text:p>4</text:p>
          </table:table-cell>
          <table:table-cell office:value-type="float" office:value="0.946457" calcext:value-type="float">
            <text:p>0.946457</text:p>
          </table:table-cell>
          <table:table-cell office:value-type="float" office:value="158.292" calcext:value-type="float">
            <text:p>158.292</text:p>
          </table:table-cell>
          <table:table-cell office:value-type="float" office:value="0.37975" calcext:value-type="float">
            <text:p>0.37975</text:p>
          </table:table-cell>
          <table:table-cell office:value-type="float" office:value="0.941283" calcext:value-type="float">
            <text:p>0.941283</text:p>
          </table:table-cell>
          <table:table-cell office:value-type="float" office:value="142.681" calcext:value-type="float">
            <text:p>142.681</text:p>
          </table:table-cell>
          <table:table-cell office:value-type="float" office:value="0.416765" calcext:value-type="float">
            <text:p>0.416765</text:p>
          </table:table-cell>
          <table:table-cell office:value-type="float" office:value="185" calcext:value-type="float">
            <text:p>185</text:p>
          </table:table-cell>
          <table:table-cell office:value-type="float" office:value="0.941185" calcext:value-type="float">
            <text:p>0.941185</text:p>
          </table:table-cell>
          <table:table-cell office:value-type="float" office:value="143.435" calcext:value-type="float">
            <text:p>143.435</text:p>
          </table:table-cell>
          <table:table-cell office:value-type="float" office:value="0.409627" calcext:value-type="float">
            <text:p>0.409627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4" calcext:value-type="float">
            <text:p>4</text:p>
          </table:table-cell>
          <table:table-cell office:value-type="float" office:value="0.947396" calcext:value-type="float">
            <text:p>0.947396</text:p>
          </table:table-cell>
          <table:table-cell office:value-type="float" office:value="163.035" calcext:value-type="float">
            <text:p>163.035</text:p>
          </table:table-cell>
          <table:table-cell office:value-type="float" office:value="0.359499" calcext:value-type="float">
            <text:p>0.359499</text:p>
          </table:table-cell>
          <table:table-cell office:value-type="float" office:value="0.942729" calcext:value-type="float">
            <text:p>0.942729</text:p>
          </table:table-cell>
          <table:table-cell office:value-type="float" office:value="149.451" calcext:value-type="float">
            <text:p>149.451</text:p>
          </table:table-cell>
          <table:table-cell office:value-type="float" office:value="0.402101" calcext:value-type="float">
            <text:p>0.402101</text:p>
          </table:table-cell>
          <table:table-cell office:value-type="float" office:value="190" calcext:value-type="float">
            <text:p>190</text:p>
          </table:table-cell>
          <table:table-cell office:value-type="float" office:value="0.94437" calcext:value-type="float">
            <text:p>0.94437</text:p>
          </table:table-cell>
          <table:table-cell office:value-type="float" office:value="149.257" calcext:value-type="float">
            <text:p>149.257</text:p>
          </table:table-cell>
          <table:table-cell office:value-type="float" office:value="0.392751" calcext:value-type="float">
            <text:p>0.392751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4" calcext:value-type="float">
            <text:p>4</text:p>
          </table:table-cell>
          <table:table-cell office:value-type="float" office:value="0.950055" calcext:value-type="float">
            <text:p>0.950055</text:p>
          </table:table-cell>
          <table:table-cell office:value-type="float" office:value="142.22" calcext:value-type="float">
            <text:p>142.22</text:p>
          </table:table-cell>
          <table:table-cell office:value-type="float" office:value="0.333869" calcext:value-type="float">
            <text:p>0.333869</text:p>
          </table:table-cell>
          <table:table-cell office:value-type="float" office:value="0.949596" calcext:value-type="float">
            <text:p>0.949596</text:p>
          </table:table-cell>
          <table:table-cell office:value-type="float" office:value="133.45" calcext:value-type="float">
            <text:p>133.45</text:p>
          </table:table-cell>
          <table:table-cell office:value-type="float" office:value="0.376525" calcext:value-type="float">
            <text:p>0.376525</text:p>
          </table:table-cell>
          <table:table-cell office:value-type="float" office:value="182" calcext:value-type="float">
            <text:p>182</text:p>
          </table:table-cell>
          <table:table-cell office:value-type="float" office:value="0.950515" calcext:value-type="float">
            <text:p>0.950515</text:p>
          </table:table-cell>
          <table:table-cell office:value-type="float" office:value="133.597" calcext:value-type="float">
            <text:p>133.597</text:p>
          </table:table-cell>
          <table:table-cell office:value-type="float" office:value="0.369367" calcext:value-type="float">
            <text:p>0.369367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4" calcext:value-type="float">
            <text:p>4</text:p>
          </table:table-cell>
          <table:table-cell office:value-type="float" office:value="0.948772" calcext:value-type="float">
            <text:p>0.948772</text:p>
          </table:table-cell>
          <table:table-cell office:value-type="float" office:value="156.336" calcext:value-type="float">
            <text:p>156.336</text:p>
          </table:table-cell>
          <table:table-cell office:value-type="float" office:value="0.351093" calcext:value-type="float">
            <text:p>0.351093</text:p>
          </table:table-cell>
          <table:table-cell office:value-type="float" office:value="0.945271" calcext:value-type="float">
            <text:p>0.945271</text:p>
          </table:table-cell>
          <table:table-cell office:value-type="float" office:value="143.824" calcext:value-type="float">
            <text:p>143.824</text:p>
          </table:table-cell>
          <table:table-cell office:value-type="float" office:value="0.393085" calcext:value-type="float">
            <text:p>0.393085</text:p>
          </table:table-cell>
          <table:table-cell office:value-type="float" office:value="175" calcext:value-type="float">
            <text:p>175</text:p>
          </table:table-cell>
          <table:table-cell office:value-type="float" office:value="0.944186" calcext:value-type="float">
            <text:p>0.944186</text:p>
          </table:table-cell>
          <table:table-cell office:value-type="float" office:value="143.863" calcext:value-type="float">
            <text:p>143.863</text:p>
          </table:table-cell>
          <table:table-cell office:value-type="float" office:value="0.384582" calcext:value-type="float">
            <text:p>0.384582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4" calcext:value-type="float">
            <text:p>4</text:p>
          </table:table-cell>
          <table:table-cell office:value-type="float" office:value="0.948772" calcext:value-type="float">
            <text:p>0.948772</text:p>
          </table:table-cell>
          <table:table-cell office:value-type="float" office:value="156.336" calcext:value-type="float">
            <text:p>156.336</text:p>
          </table:table-cell>
          <table:table-cell office:value-type="float" office:value="0.351093" calcext:value-type="float">
            <text:p>0.351093</text:p>
          </table:table-cell>
          <table:table-cell office:value-type="float" office:value="0.945273" calcext:value-type="float">
            <text:p>0.945273</text:p>
          </table:table-cell>
          <table:table-cell office:value-type="float" office:value="143.817" calcext:value-type="float">
            <text:p>143.817</text:p>
          </table:table-cell>
          <table:table-cell office:value-type="float" office:value="0.39308" calcext:value-type="float">
            <text:p>0.39308</text:p>
          </table:table-cell>
          <table:table-cell office:value-type="float" office:value="182" calcext:value-type="float">
            <text:p>182</text:p>
          </table:table-cell>
          <table:table-cell office:value-type="float" office:value="0.944296" calcext:value-type="float">
            <text:p>0.944296</text:p>
          </table:table-cell>
          <table:table-cell office:value-type="float" office:value="143.514" calcext:value-type="float">
            <text:p>143.514</text:p>
          </table:table-cell>
          <table:table-cell office:value-type="float" office:value="0.384614" calcext:value-type="float">
            <text:p>0.384614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4" calcext:value-type="float">
            <text:p>4</text:p>
          </table:table-cell>
          <table:table-cell office:value-type="float" office:value="0.950642" calcext:value-type="float">
            <text:p>0.950642</text:p>
          </table:table-cell>
          <table:table-cell office:value-type="float" office:value="143.611" calcext:value-type="float">
            <text:p>143.611</text:p>
          </table:table-cell>
          <table:table-cell office:value-type="float" office:value="0.320871" calcext:value-type="float">
            <text:p>0.320871</text:p>
          </table:table-cell>
          <table:table-cell office:value-type="float" office:value="0.94386" calcext:value-type="float">
            <text:p>0.94386</text:p>
          </table:table-cell>
          <table:table-cell office:value-type="float" office:value="132.375" calcext:value-type="float">
            <text:p>132.375</text:p>
          </table:table-cell>
          <table:table-cell office:value-type="float" office:value="0.365805" calcext:value-type="float">
            <text:p>0.365805</text:p>
          </table:table-cell>
          <table:table-cell office:value-type="float" office:value="175" calcext:value-type="float">
            <text:p>175</text:p>
          </table:table-cell>
          <table:table-cell office:value-type="float" office:value="0.944653" calcext:value-type="float">
            <text:p>0.944653</text:p>
          </table:table-cell>
          <table:table-cell office:value-type="float" office:value="132.247" calcext:value-type="float">
            <text:p>132.247</text:p>
          </table:table-cell>
          <table:table-cell office:value-type="float" office:value="0.357" calcext:value-type="float">
            <text:p>0.357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4" calcext:value-type="float">
            <text:p>4</text:p>
          </table:table-cell>
          <table:table-cell office:value-type="float" office:value="0.952425" calcext:value-type="float">
            <text:p>0.952425</text:p>
          </table:table-cell>
          <table:table-cell office:value-type="float" office:value="127.376" calcext:value-type="float">
            <text:p>127.376</text:p>
          </table:table-cell>
          <table:table-cell office:value-type="float" office:value="0.329271" calcext:value-type="float">
            <text:p>0.329271</text:p>
          </table:table-cell>
          <table:table-cell office:value-type="float" office:value="0.946476" calcext:value-type="float">
            <text:p>0.946476</text:p>
          </table:table-cell>
          <table:table-cell office:value-type="float" office:value="116.708" calcext:value-type="float">
            <text:p>116.708</text:p>
          </table:table-cell>
          <table:table-cell office:value-type="float" office:value="0.377634" calcext:value-type="float">
            <text:p>0.377634</text:p>
          </table:table-cell>
          <table:table-cell office:value-type="float" office:value="174" calcext:value-type="float">
            <text:p>174</text:p>
          </table:table-cell>
          <table:table-cell office:value-type="float" office:value="0.947262" calcext:value-type="float">
            <text:p>0.947262</text:p>
          </table:table-cell>
          <table:table-cell office:value-type="float" office:value="117.027" calcext:value-type="float">
            <text:p>117.027</text:p>
          </table:table-cell>
          <table:table-cell office:value-type="float" office:value="0.3688" calcext:value-type="float">
            <text:p>0.3688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4" calcext:value-type="float">
            <text:p>4</text:p>
          </table:table-cell>
          <table:table-cell office:value-type="float" office:value="0.950422" calcext:value-type="float">
            <text:p>0.950422</text:p>
          </table:table-cell>
          <table:table-cell office:value-type="float" office:value="160.008" calcext:value-type="float">
            <text:p>160.008</text:p>
          </table:table-cell>
          <table:table-cell office:value-type="float" office:value="0.343512" calcext:value-type="float">
            <text:p>0.343512</text:p>
          </table:table-cell>
          <table:table-cell office:value-type="float" office:value="0.948032" calcext:value-type="float">
            <text:p>0.948032</text:p>
          </table:table-cell>
          <table:table-cell office:value-type="float" office:value="146.433" calcext:value-type="float">
            <text:p>146.433</text:p>
          </table:table-cell>
          <table:table-cell office:value-type="float" office:value="0.386047" calcext:value-type="float">
            <text:p>0.386047</text:p>
          </table:table-cell>
          <table:table-cell office:value-type="float" office:value="183" calcext:value-type="float">
            <text:p>183</text:p>
          </table:table-cell>
          <table:table-cell office:value-type="float" office:value="0.946828" calcext:value-type="float">
            <text:p>0.946828</text:p>
          </table:table-cell>
          <table:table-cell office:value-type="float" office:value="146.447" calcext:value-type="float">
            <text:p>146.447</text:p>
          </table:table-cell>
          <table:table-cell office:value-type="float" office:value="0.378329" calcext:value-type="float">
            <text:p>0.378329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4" calcext:value-type="float">
            <text:p>4</text:p>
          </table:table-cell>
          <table:table-cell office:value-type="float" office:value="0.944013" calcext:value-type="float">
            <text:p>0.944013</text:p>
          </table:table-cell>
          <table:table-cell office:value-type="float" office:value="134.27" calcext:value-type="float">
            <text:p>134.27</text:p>
          </table:table-cell>
          <table:table-cell office:value-type="float" office:value="0.352163" calcext:value-type="float">
            <text:p>0.352163</text:p>
          </table:table-cell>
          <table:table-cell office:value-type="float" office:value="0.938198" calcext:value-type="float">
            <text:p>0.938198</text:p>
          </table:table-cell>
          <table:table-cell office:value-type="float" office:value="120.575" calcext:value-type="float">
            <text:p>120.575</text:p>
          </table:table-cell>
          <table:table-cell office:value-type="float" office:value="0.39908" calcext:value-type="float">
            <text:p>0.39908</text:p>
          </table:table-cell>
          <table:table-cell office:value-type="float" office:value="182" calcext:value-type="float">
            <text:p>182</text:p>
          </table:table-cell>
          <table:table-cell office:value-type="float" office:value="0.940219" calcext:value-type="float">
            <text:p>0.940219</text:p>
          </table:table-cell>
          <table:table-cell office:value-type="float" office:value="120.477" calcext:value-type="float">
            <text:p>120.477</text:p>
          </table:table-cell>
          <table:table-cell office:value-type="float" office:value="0.389532" calcext:value-type="float">
            <text:p>0.389532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5" calcext:value-type="float">
            <text:p>5</text:p>
          </table:table-cell>
          <table:table-cell office:value-type="float" office:value="0.947739" calcext:value-type="float">
            <text:p>0.947739</text:p>
          </table:table-cell>
          <table:table-cell office:value-type="float" office:value="153.928" calcext:value-type="float">
            <text:p>153.928</text:p>
          </table:table-cell>
          <table:table-cell office:value-type="float" office:value="0.363728" calcext:value-type="float">
            <text:p>0.363728</text:p>
          </table:table-cell>
          <table:table-cell office:value-type="float" office:value="0.938915" calcext:value-type="float">
            <text:p>0.938915</text:p>
          </table:table-cell>
          <table:table-cell office:value-type="float" office:value="141.209" calcext:value-type="float">
            <text:p>141.209</text:p>
          </table:table-cell>
          <table:table-cell office:value-type="float" office:value="0.414604" calcext:value-type="float">
            <text:p>0.414604</text:p>
          </table:table-cell>
          <table:table-cell office:value-type="float" office:value="222" calcext:value-type="float">
            <text:p>222</text:p>
          </table:table-cell>
          <table:table-cell office:value-type="float" office:value="0.941351" calcext:value-type="float">
            <text:p>0.941351</text:p>
          </table:table-cell>
          <table:table-cell office:value-type="float" office:value="140.418" calcext:value-type="float">
            <text:p>140.418</text:p>
          </table:table-cell>
          <table:table-cell office:value-type="float" office:value="0.40395" calcext:value-type="float">
            <text:p>0.40395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4" calcext:value-type="float">
            <text:p>4</text:p>
          </table:table-cell>
          <table:table-cell office:value-type="float" office:value="0.948237" calcext:value-type="float">
            <text:p>0.948237</text:p>
          </table:table-cell>
          <table:table-cell office:value-type="float" office:value="158.347" calcext:value-type="float">
            <text:p>158.347</text:p>
          </table:table-cell>
          <table:table-cell office:value-type="float" office:value="0.3621" calcext:value-type="float">
            <text:p>0.3621</text:p>
          </table:table-cell>
          <table:table-cell office:value-type="float" office:value="0.937045" calcext:value-type="float">
            <text:p>0.937045</text:p>
          </table:table-cell>
          <table:table-cell office:value-type="float" office:value="143.326" calcext:value-type="float">
            <text:p>143.326</text:p>
          </table:table-cell>
          <table:table-cell office:value-type="float" office:value="0.414818" calcext:value-type="float">
            <text:p>0.414818</text:p>
          </table:table-cell>
          <table:table-cell office:value-type="float" office:value="197" calcext:value-type="float">
            <text:p>197</text:p>
          </table:table-cell>
          <table:table-cell office:value-type="float" office:value="0.93909" calcext:value-type="float">
            <text:p>0.93909</text:p>
          </table:table-cell>
          <table:table-cell office:value-type="float" office:value="143.311" calcext:value-type="float">
            <text:p>143.311</text:p>
          </table:table-cell>
          <table:table-cell office:value-type="float" office:value="0.405677" calcext:value-type="float">
            <text:p>0.405677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4" calcext:value-type="float">
            <text:p>4</text:p>
          </table:table-cell>
          <table:table-cell office:value-type="float" office:value="0.945913" calcext:value-type="float">
            <text:p>0.945913</text:p>
          </table:table-cell>
          <table:table-cell office:value-type="float" office:value="149.955" calcext:value-type="float">
            <text:p>149.955</text:p>
          </table:table-cell>
          <table:table-cell office:value-type="float" office:value="0.351526" calcext:value-type="float">
            <text:p>0.351526</text:p>
          </table:table-cell>
          <table:table-cell office:value-type="float" office:value="0.938193" calcext:value-type="float">
            <text:p>0.938193</text:p>
          </table:table-cell>
          <table:table-cell office:value-type="float" office:value="136.372" calcext:value-type="float">
            <text:p>136.372</text:p>
          </table:table-cell>
          <table:table-cell office:value-type="float" office:value="0.40198" calcext:value-type="float">
            <text:p>0.40198</text:p>
          </table:table-cell>
          <table:table-cell office:value-type="float" office:value="190" calcext:value-type="float">
            <text:p>190</text:p>
          </table:table-cell>
          <table:table-cell office:value-type="float" office:value="0.938965" calcext:value-type="float">
            <text:p>0.938965</text:p>
          </table:table-cell>
          <table:table-cell office:value-type="float" office:value="136.297" calcext:value-type="float">
            <text:p>136.297</text:p>
          </table:table-cell>
          <table:table-cell office:value-type="float" office:value="0.391912" calcext:value-type="float">
            <text:p>0.391912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4" calcext:value-type="float">
            <text:p>4</text:p>
          </table:table-cell>
          <table:table-cell office:value-type="float" office:value="0.946448" calcext:value-type="float">
            <text:p>0.946448</text:p>
          </table:table-cell>
          <table:table-cell office:value-type="float" office:value="133.208" calcext:value-type="float">
            <text:p>133.208</text:p>
          </table:table-cell>
          <table:table-cell office:value-type="float" office:value="0.357671" calcext:value-type="float">
            <text:p>0.357671</text:p>
          </table:table-cell>
          <table:table-cell office:value-type="float" office:value="0.938199" calcext:value-type="float">
            <text:p>0.938199</text:p>
          </table:table-cell>
          <table:table-cell office:value-type="float" office:value="123.065" calcext:value-type="float">
            <text:p>123.065</text:p>
          </table:table-cell>
          <table:table-cell office:value-type="float" office:value="0.406853" calcext:value-type="float">
            <text:p>0.406853</text:p>
          </table:table-cell>
          <table:table-cell office:value-type="float" office:value="196" calcext:value-type="float">
            <text:p>196</text:p>
          </table:table-cell>
          <table:table-cell office:value-type="float" office:value="0.939444" calcext:value-type="float">
            <text:p>0.939444</text:p>
          </table:table-cell>
          <table:table-cell office:value-type="float" office:value="122.762" calcext:value-type="float">
            <text:p>122.762</text:p>
          </table:table-cell>
          <table:table-cell office:value-type="float" office:value="0.39555" calcext:value-type="float">
            <text:p>0.39555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4" calcext:value-type="float">
            <text:p>4</text:p>
          </table:table-cell>
          <table:table-cell office:value-type="float" office:value="0.943907" calcext:value-type="float">
            <text:p>0.943907</text:p>
          </table:table-cell>
          <table:table-cell office:value-type="float" office:value="158.771" calcext:value-type="float">
            <text:p>158.771</text:p>
          </table:table-cell>
          <table:table-cell office:value-type="float" office:value="0.39087" calcext:value-type="float">
            <text:p>0.39087</text:p>
          </table:table-cell>
          <table:table-cell office:value-type="float" office:value="0.93601" calcext:value-type="float">
            <text:p>0.93601</text:p>
          </table:table-cell>
          <table:table-cell office:value-type="float" office:value="145.58" calcext:value-type="float">
            <text:p>145.58</text:p>
          </table:table-cell>
          <table:table-cell office:value-type="float" office:value="0.439715" calcext:value-type="float">
            <text:p>0.439715</text:p>
          </table:table-cell>
          <table:table-cell office:value-type="float" office:value="181" calcext:value-type="float">
            <text:p>181</text:p>
          </table:table-cell>
          <table:table-cell office:value-type="float" office:value="0.93738" calcext:value-type="float">
            <text:p>0.93738</text:p>
          </table:table-cell>
          <table:table-cell office:value-type="float" office:value="144.856" calcext:value-type="float">
            <text:p>144.856</text:p>
          </table:table-cell>
          <table:table-cell office:value-type="float" office:value="0.427585" calcext:value-type="float">
            <text:p>0.427585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4" calcext:value-type="float">
            <text:p>4</text:p>
          </table:table-cell>
          <table:table-cell office:value-type="float" office:value="0.949343" calcext:value-type="float">
            <text:p>0.949343</text:p>
          </table:table-cell>
          <table:table-cell office:value-type="float" office:value="170.709" calcext:value-type="float">
            <text:p>170.709</text:p>
          </table:table-cell>
          <table:table-cell office:value-type="float" office:value="0.399125" calcext:value-type="float">
            <text:p>0.399125</text:p>
          </table:table-cell>
          <table:table-cell office:value-type="float" office:value="0.936482" calcext:value-type="float">
            <text:p>0.936482</text:p>
          </table:table-cell>
          <table:table-cell office:value-type="float" office:value="157.885" calcext:value-type="float">
            <text:p>157.885</text:p>
          </table:table-cell>
          <table:table-cell office:value-type="float" office:value="0.447595" calcext:value-type="float">
            <text:p>0.447595</text:p>
          </table:table-cell>
          <table:table-cell office:value-type="float" office:value="223" calcext:value-type="float">
            <text:p>223</text:p>
          </table:table-cell>
          <table:table-cell office:value-type="float" office:value="0.937942" calcext:value-type="float">
            <text:p>0.937942</text:p>
          </table:table-cell>
          <table:table-cell office:value-type="float" office:value="156.929" calcext:value-type="float">
            <text:p>156.929</text:p>
          </table:table-cell>
          <table:table-cell office:value-type="float" office:value="0.436695" calcext:value-type="float">
            <text:p>0.436695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4" calcext:value-type="float">
            <text:p>4</text:p>
          </table:table-cell>
          <table:table-cell office:value-type="float" office:value="0.94248" calcext:value-type="float">
            <text:p>0.94248</text:p>
          </table:table-cell>
          <table:table-cell office:value-type="float" office:value="146.589" calcext:value-type="float">
            <text:p>146.589</text:p>
          </table:table-cell>
          <table:table-cell office:value-type="float" office:value="0.397085" calcext:value-type="float">
            <text:p>0.397085</text:p>
          </table:table-cell>
          <table:table-cell office:value-type="float" office:value="0.932193" calcext:value-type="float">
            <text:p>0.932193</text:p>
          </table:table-cell>
          <table:table-cell office:value-type="float" office:value="137.34" calcext:value-type="float">
            <text:p>137.34</text:p>
          </table:table-cell>
          <table:table-cell office:value-type="float" office:value="0.443779" calcext:value-type="float">
            <text:p>0.443779</text:p>
          </table:table-cell>
          <table:table-cell office:value-type="float" office:value="210" calcext:value-type="float">
            <text:p>210</text:p>
          </table:table-cell>
          <table:table-cell office:value-type="float" office:value="0.93365" calcext:value-type="float">
            <text:p>0.93365</text:p>
          </table:table-cell>
          <table:table-cell office:value-type="float" office:value="136.586" calcext:value-type="float">
            <text:p>136.586</text:p>
          </table:table-cell>
          <table:table-cell office:value-type="float" office:value="0.432025" calcext:value-type="float">
            <text:p>0.432025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4" calcext:value-type="float">
            <text:p>4</text:p>
          </table:table-cell>
          <table:table-cell office:value-type="float" office:value="0.943302" calcext:value-type="float">
            <text:p>0.943302</text:p>
          </table:table-cell>
          <table:table-cell office:value-type="float" office:value="138.484" calcext:value-type="float">
            <text:p>138.484</text:p>
          </table:table-cell>
          <table:table-cell office:value-type="float" office:value="0.391104" calcext:value-type="float">
            <text:p>0.391104</text:p>
          </table:table-cell>
          <table:table-cell office:value-type="float" office:value="0.933545" calcext:value-type="float">
            <text:p>0.933545</text:p>
          </table:table-cell>
          <table:table-cell office:value-type="float" office:value="126.313" calcext:value-type="float">
            <text:p>126.313</text:p>
          </table:table-cell>
          <table:table-cell office:value-type="float" office:value="0.43685" calcext:value-type="float">
            <text:p>0.43685</text:p>
          </table:table-cell>
          <table:table-cell office:value-type="float" office:value="182" calcext:value-type="float">
            <text:p>182</text:p>
          </table:table-cell>
          <table:table-cell office:value-type="float" office:value="0.935761" calcext:value-type="float">
            <text:p>0.935761</text:p>
          </table:table-cell>
          <table:table-cell office:value-type="float" office:value="126.145" calcext:value-type="float">
            <text:p>126.145</text:p>
          </table:table-cell>
          <table:table-cell office:value-type="float" office:value="0.424724" calcext:value-type="float">
            <text:p>0.424724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" calcext:value-type="float">
            <text:p>4</text:p>
          </table:table-cell>
          <table:table-cell office:value-type="float" office:value="0.943996" calcext:value-type="float">
            <text:p>0.943996</text:p>
          </table:table-cell>
          <table:table-cell office:value-type="float" office:value="131.188" calcext:value-type="float">
            <text:p>131.188</text:p>
          </table:table-cell>
          <table:table-cell office:value-type="float" office:value="0.378404" calcext:value-type="float">
            <text:p>0.378404</text:p>
          </table:table-cell>
          <table:table-cell office:value-type="float" office:value="0.936113" calcext:value-type="float">
            <text:p>0.936113</text:p>
          </table:table-cell>
          <table:table-cell office:value-type="float" office:value="119.435" calcext:value-type="float">
            <text:p>119.435</text:p>
          </table:table-cell>
          <table:table-cell office:value-type="float" office:value="0.423661" calcext:value-type="float">
            <text:p>0.423661</text:p>
          </table:table-cell>
          <table:table-cell office:value-type="float" office:value="180" calcext:value-type="float">
            <text:p>180</text:p>
          </table:table-cell>
          <table:table-cell office:value-type="float" office:value="0.937143" calcext:value-type="float">
            <text:p>0.937143</text:p>
          </table:table-cell>
          <table:table-cell office:value-type="float" office:value="119.568" calcext:value-type="float">
            <text:p>119.568</text:p>
          </table:table-cell>
          <table:table-cell office:value-type="float" office:value="0.413689" calcext:value-type="float">
            <text:p>0.413689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4" calcext:value-type="float">
            <text:p>4</text:p>
          </table:table-cell>
          <table:table-cell office:value-type="float" office:value="0.940737" calcext:value-type="float">
            <text:p>0.940737</text:p>
          </table:table-cell>
          <table:table-cell office:value-type="float" office:value="139.878" calcext:value-type="float">
            <text:p>139.878</text:p>
          </table:table-cell>
          <table:table-cell office:value-type="float" office:value="0.44308" calcext:value-type="float">
            <text:p>0.44308</text:p>
          </table:table-cell>
          <table:table-cell office:value-type="float" office:value="0.929405" calcext:value-type="float">
            <text:p>0.929405</text:p>
          </table:table-cell>
          <table:table-cell office:value-type="float" office:value="126.643" calcext:value-type="float">
            <text:p>126.643</text:p>
          </table:table-cell>
          <table:table-cell office:value-type="float" office:value="0.486332" calcext:value-type="float">
            <text:p>0.486332</text:p>
          </table:table-cell>
          <table:table-cell office:value-type="float" office:value="196" calcext:value-type="float">
            <text:p>196</text:p>
          </table:table-cell>
          <table:table-cell office:value-type="float" office:value="0.932153" calcext:value-type="float">
            <text:p>0.932153</text:p>
          </table:table-cell>
          <table:table-cell office:value-type="float" office:value="125.977" calcext:value-type="float">
            <text:p>125.977</text:p>
          </table:table-cell>
          <table:table-cell office:value-type="float" office:value="0.472586" calcext:value-type="float">
            <text:p>0.472586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4" calcext:value-type="float">
            <text:p>4</text:p>
          </table:table-cell>
          <table:table-cell office:value-type="float" office:value="0.946043" calcext:value-type="float">
            <text:p>0.946043</text:p>
          </table:table-cell>
          <table:table-cell office:value-type="float" office:value="157.885" calcext:value-type="float">
            <text:p>157.885</text:p>
          </table:table-cell>
          <table:table-cell office:value-type="float" office:value="0.395527" calcext:value-type="float">
            <text:p>0.395527</text:p>
          </table:table-cell>
          <table:table-cell office:value-type="float" office:value="0.931519" calcext:value-type="float">
            <text:p>0.931519</text:p>
          </table:table-cell>
          <table:table-cell office:value-type="float" office:value="146.562" calcext:value-type="float">
            <text:p>146.562</text:p>
          </table:table-cell>
          <table:table-cell office:value-type="float" office:value="0.444134" calcext:value-type="float">
            <text:p>0.444134</text:p>
          </table:table-cell>
          <table:table-cell office:value-type="float" office:value="179" calcext:value-type="float">
            <text:p>179</text:p>
          </table:table-cell>
          <table:table-cell office:value-type="float" office:value="0.932819" calcext:value-type="float">
            <text:p>0.932819</text:p>
          </table:table-cell>
          <table:table-cell office:value-type="float" office:value="145.429" calcext:value-type="float">
            <text:p>145.429</text:p>
          </table:table-cell>
          <table:table-cell office:value-type="float" office:value="0.431181" calcext:value-type="float">
            <text:p>0.431181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4" calcext:value-type="float">
            <text:p>4</text:p>
          </table:table-cell>
          <table:table-cell office:value-type="float" office:value="0.941007" calcext:value-type="float">
            <text:p>0.941007</text:p>
          </table:table-cell>
          <table:table-cell office:value-type="float" office:value="153.351" calcext:value-type="float">
            <text:p>153.351</text:p>
          </table:table-cell>
          <table:table-cell office:value-type="float" office:value="0.377919" calcext:value-type="float">
            <text:p>0.377919</text:p>
          </table:table-cell>
          <table:table-cell office:value-type="float" office:value="0.936305" calcext:value-type="float">
            <text:p>0.936305</text:p>
          </table:table-cell>
          <table:table-cell office:value-type="float" office:value="136.098" calcext:value-type="float">
            <text:p>136.098</text:p>
          </table:table-cell>
          <table:table-cell office:value-type="float" office:value="0.421219" calcext:value-type="float">
            <text:p>0.421219</text:p>
          </table:table-cell>
          <table:table-cell office:value-type="float" office:value="183" calcext:value-type="float">
            <text:p>183</text:p>
          </table:table-cell>
          <table:table-cell office:value-type="float" office:value="0.937732" calcext:value-type="float">
            <text:p>0.937732</text:p>
          </table:table-cell>
          <table:table-cell office:value-type="float" office:value="136.31" calcext:value-type="float">
            <text:p>136.31</text:p>
          </table:table-cell>
          <table:table-cell office:value-type="float" office:value="0.409661" calcext:value-type="float">
            <text:p>0.409661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5" calcext:value-type="float">
            <text:p>5</text:p>
          </table:table-cell>
          <table:table-cell office:value-type="float" office:value="0.942947" calcext:value-type="float">
            <text:p>0.942947</text:p>
          </table:table-cell>
          <table:table-cell office:value-type="float" office:value="154.543" calcext:value-type="float">
            <text:p>154.543</text:p>
          </table:table-cell>
          <table:table-cell office:value-type="float" office:value="0.39587" calcext:value-type="float">
            <text:p>0.39587</text:p>
          </table:table-cell>
          <table:table-cell office:value-type="float" office:value="0.940327" calcext:value-type="float">
            <text:p>0.940327</text:p>
          </table:table-cell>
          <table:table-cell office:value-type="float" office:value="139.222" calcext:value-type="float">
            <text:p>139.222</text:p>
          </table:table-cell>
          <table:table-cell office:value-type="float" office:value="0.441692" calcext:value-type="float">
            <text:p>0.441692</text:p>
          </table:table-cell>
          <table:table-cell office:value-type="float" office:value="205" calcext:value-type="float">
            <text:p>205</text:p>
          </table:table-cell>
          <table:table-cell office:value-type="float" office:value="0.940476" calcext:value-type="float">
            <text:p>0.940476</text:p>
          </table:table-cell>
          <table:table-cell office:value-type="float" office:value="138.841" calcext:value-type="float">
            <text:p>138.841</text:p>
          </table:table-cell>
          <table:table-cell office:value-type="float" office:value="0.428427" calcext:value-type="float">
            <text:p>0.428427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4" calcext:value-type="float">
            <text:p>4</text:p>
          </table:table-cell>
          <table:table-cell office:value-type="float" office:value="0.935902" calcext:value-type="float">
            <text:p>0.935902</text:p>
          </table:table-cell>
          <table:table-cell office:value-type="float" office:value="180.387" calcext:value-type="float">
            <text:p>180.387</text:p>
          </table:table-cell>
          <table:table-cell office:value-type="float" office:value="0.555004" calcext:value-type="float">
            <text:p>0.555004</text:p>
          </table:table-cell>
          <table:table-cell office:value-type="float" office:value="0.926991" calcext:value-type="float">
            <text:p>0.926991</text:p>
          </table:table-cell>
          <table:table-cell office:value-type="float" office:value="157.898" calcext:value-type="float">
            <text:p>157.898</text:p>
          </table:table-cell>
          <table:table-cell office:value-type="float" office:value="0.591157" calcext:value-type="float">
            <text:p>0.591157</text:p>
          </table:table-cell>
          <table:table-cell office:value-type="float" office:value="261" calcext:value-type="float">
            <text:p>261</text:p>
          </table:table-cell>
          <table:table-cell office:value-type="float" office:value="0.927284" calcext:value-type="float">
            <text:p>0.927284</text:p>
          </table:table-cell>
          <table:table-cell office:value-type="float" office:value="155.985" calcext:value-type="float">
            <text:p>155.985</text:p>
          </table:table-cell>
          <table:table-cell office:value-type="float" office:value="0.572102" calcext:value-type="float">
            <text:p>0.572102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4" calcext:value-type="float">
            <text:p>4</text:p>
          </table:table-cell>
          <table:table-cell office:value-type="float" office:value="0.935265" calcext:value-type="float">
            <text:p>0.935265</text:p>
          </table:table-cell>
          <table:table-cell office:value-type="float" office:value="157.09" calcext:value-type="float">
            <text:p>157.09</text:p>
          </table:table-cell>
          <table:table-cell office:value-type="float" office:value="0.467931" calcext:value-type="float">
            <text:p>0.467931</text:p>
          </table:table-cell>
          <table:table-cell office:value-type="float" office:value="0.928369" calcext:value-type="float">
            <text:p>0.928369</text:p>
          </table:table-cell>
          <table:table-cell office:value-type="float" office:value="140.74" calcext:value-type="float">
            <text:p>140.74</text:p>
          </table:table-cell>
          <table:table-cell office:value-type="float" office:value="0.498346" calcext:value-type="float">
            <text:p>0.498346</text:p>
          </table:table-cell>
          <table:table-cell office:value-type="float" office:value="217" calcext:value-type="float">
            <text:p>217</text:p>
          </table:table-cell>
          <table:table-cell office:value-type="float" office:value="0.930147" calcext:value-type="float">
            <text:p>0.930147</text:p>
          </table:table-cell>
          <table:table-cell office:value-type="float" office:value="139.799" calcext:value-type="float">
            <text:p>139.799</text:p>
          </table:table-cell>
          <table:table-cell office:value-type="float" office:value="0.482964" calcext:value-type="float">
            <text:p>0.482964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4" calcext:value-type="float">
            <text:p>4</text:p>
          </table:table-cell>
          <table:table-cell office:value-type="float" office:value="0.943419" calcext:value-type="float">
            <text:p>0.943419</text:p>
          </table:table-cell>
          <table:table-cell office:value-type="float" office:value="176.957" calcext:value-type="float">
            <text:p>176.957</text:p>
          </table:table-cell>
          <table:table-cell office:value-type="float" office:value="0.49324" calcext:value-type="float">
            <text:p>0.49324</text:p>
          </table:table-cell>
          <table:table-cell office:value-type="float" office:value="0.933997" calcext:value-type="float">
            <text:p>0.933997</text:p>
          </table:table-cell>
          <table:table-cell office:value-type="float" office:value="162.956" calcext:value-type="float">
            <text:p>162.956</text:p>
          </table:table-cell>
          <table:table-cell office:value-type="float" office:value="0.536083" calcext:value-type="float">
            <text:p>0.536083</text:p>
          </table:table-cell>
          <table:table-cell office:value-type="float" office:value="226" calcext:value-type="float">
            <text:p>226</text:p>
          </table:table-cell>
          <table:table-cell office:value-type="float" office:value="0.936499" calcext:value-type="float">
            <text:p>0.936499</text:p>
          </table:table-cell>
          <table:table-cell office:value-type="float" office:value="160.982" calcext:value-type="float">
            <text:p>160.982</text:p>
          </table:table-cell>
          <table:table-cell office:value-type="float" office:value="0.519419" calcext:value-type="float">
            <text:p>0.51941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" calcext:value-type="float">
            <text:p>4</text:p>
          </table:table-cell>
          <table:table-cell office:value-type="float" office:value="0.940744" calcext:value-type="float">
            <text:p>0.940744</text:p>
          </table:table-cell>
          <table:table-cell office:value-type="float" office:value="180.197" calcext:value-type="float">
            <text:p>180.197</text:p>
          </table:table-cell>
          <table:table-cell office:value-type="float" office:value="0.530015" calcext:value-type="float">
            <text:p>0.530015</text:p>
          </table:table-cell>
          <table:table-cell office:value-type="float" office:value="0.930854" calcext:value-type="float">
            <text:p>0.930854</text:p>
          </table:table-cell>
          <table:table-cell office:value-type="float" office:value="157.6" calcext:value-type="float">
            <text:p>157.6</text:p>
          </table:table-cell>
          <table:table-cell office:value-type="float" office:value="0.56727" calcext:value-type="float">
            <text:p>0.56727</text:p>
          </table:table-cell>
          <table:table-cell office:value-type="float" office:value="175" calcext:value-type="float">
            <text:p>175</text:p>
          </table:table-cell>
          <table:table-cell office:value-type="float" office:value="0.932549" calcext:value-type="float">
            <text:p>0.932549</text:p>
          </table:table-cell>
          <table:table-cell office:value-type="float" office:value="155.83" calcext:value-type="float">
            <text:p>155.83</text:p>
          </table:table-cell>
          <table:table-cell office:value-type="float" office:value="0.54932" calcext:value-type="float">
            <text:p>0.54932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4" calcext:value-type="float">
            <text:p>4</text:p>
          </table:table-cell>
          <table:table-cell office:value-type="float" office:value="0.939017" calcext:value-type="float">
            <text:p>0.939017</text:p>
          </table:table-cell>
          <table:table-cell office:value-type="float" office:value="157.1" calcext:value-type="float">
            <text:p>157.1</text:p>
          </table:table-cell>
          <table:table-cell office:value-type="float" office:value="0.557695" calcext:value-type="float">
            <text:p>0.557695</text:p>
          </table:table-cell>
          <table:table-cell office:value-type="float" office:value="0.933275" calcext:value-type="float">
            <text:p>0.933275</text:p>
          </table:table-cell>
          <table:table-cell office:value-type="float" office:value="139.108" calcext:value-type="float">
            <text:p>139.108</text:p>
          </table:table-cell>
          <table:table-cell office:value-type="float" office:value="0.583472" calcext:value-type="float">
            <text:p>0.583472</text:p>
          </table:table-cell>
          <table:table-cell office:value-type="float" office:value="185" calcext:value-type="float">
            <text:p>185</text:p>
          </table:table-cell>
          <table:table-cell office:value-type="float" office:value="0.934646" calcext:value-type="float">
            <text:p>0.934646</text:p>
          </table:table-cell>
          <table:table-cell office:value-type="float" office:value="137.268" calcext:value-type="float">
            <text:p>137.268</text:p>
          </table:table-cell>
          <table:table-cell office:value-type="float" office:value="0.56638" calcext:value-type="float">
            <text:p>0.56638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4" calcext:value-type="float">
            <text:p>4</text:p>
          </table:table-cell>
          <table:table-cell office:value-type="float" office:value="0.942671" calcext:value-type="float">
            <text:p>0.942671</text:p>
          </table:table-cell>
          <table:table-cell office:value-type="float" office:value="175.067" calcext:value-type="float">
            <text:p>175.067</text:p>
          </table:table-cell>
          <table:table-cell office:value-type="float" office:value="0.552014" calcext:value-type="float">
            <text:p>0.552014</text:p>
          </table:table-cell>
          <table:table-cell office:value-type="float" office:value="0.933141" calcext:value-type="float">
            <text:p>0.933141</text:p>
          </table:table-cell>
          <table:table-cell office:value-type="float" office:value="153.94" calcext:value-type="float">
            <text:p>153.94</text:p>
          </table:table-cell>
          <table:table-cell office:value-type="float" office:value="0.580707" calcext:value-type="float">
            <text:p>0.580707</text:p>
          </table:table-cell>
          <table:table-cell office:value-type="float" office:value="182" calcext:value-type="float">
            <text:p>182</text:p>
          </table:table-cell>
          <table:table-cell office:value-type="float" office:value="0.933621" calcext:value-type="float">
            <text:p>0.933621</text:p>
          </table:table-cell>
          <table:table-cell office:value-type="float" office:value="152.15" calcext:value-type="float">
            <text:p>152.15</text:p>
          </table:table-cell>
          <table:table-cell office:value-type="float" office:value="0.562577" calcext:value-type="float">
            <text:p>0.562577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4" calcext:value-type="float">
            <text:p>4</text:p>
          </table:table-cell>
          <table:table-cell office:value-type="float" office:value="0.937493" calcext:value-type="float">
            <text:p>0.937493</text:p>
          </table:table-cell>
          <table:table-cell office:value-type="float" office:value="198.061" calcext:value-type="float">
            <text:p>198.061</text:p>
          </table:table-cell>
          <table:table-cell office:value-type="float" office:value="0.574818" calcext:value-type="float">
            <text:p>0.574818</text:p>
          </table:table-cell>
          <table:table-cell office:value-type="float" office:value="0.928681" calcext:value-type="float">
            <text:p>0.928681</text:p>
          </table:table-cell>
          <table:table-cell office:value-type="float" office:value="173.073" calcext:value-type="float">
            <text:p>173.073</text:p>
          </table:table-cell>
          <table:table-cell office:value-type="float" office:value="0.607205" calcext:value-type="float">
            <text:p>0.607205</text:p>
          </table:table-cell>
          <table:table-cell office:value-type="float" office:value="177" calcext:value-type="float">
            <text:p>177</text:p>
          </table:table-cell>
          <table:table-cell office:value-type="float" office:value="0.930354" calcext:value-type="float">
            <text:p>0.930354</text:p>
          </table:table-cell>
          <table:table-cell office:value-type="float" office:value="170.708" calcext:value-type="float">
            <text:p>170.708</text:p>
          </table:table-cell>
          <table:table-cell office:value-type="float" office:value="0.587322" calcext:value-type="float">
            <text:p>0.587322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4" calcext:value-type="float">
            <text:p>4</text:p>
          </table:table-cell>
          <table:table-cell office:value-type="float" office:value="0.939556" calcext:value-type="float">
            <text:p>0.939556</text:p>
          </table:table-cell>
          <table:table-cell office:value-type="float" office:value="156.409" calcext:value-type="float">
            <text:p>156.409</text:p>
          </table:table-cell>
          <table:table-cell office:value-type="float" office:value="0.562311" calcext:value-type="float">
            <text:p>0.562311</text:p>
          </table:table-cell>
          <table:table-cell office:value-type="float" office:value="0.928594" calcext:value-type="float">
            <text:p>0.928594</text:p>
          </table:table-cell>
          <table:table-cell office:value-type="float" office:value="137.026" calcext:value-type="float">
            <text:p>137.026</text:p>
          </table:table-cell>
          <table:table-cell office:value-type="float" office:value="0.592045" calcext:value-type="float">
            <text:p>0.592045</text:p>
          </table:table-cell>
          <table:table-cell office:value-type="float" office:value="176" calcext:value-type="float">
            <text:p>176</text:p>
          </table:table-cell>
          <table:table-cell office:value-type="float" office:value="0.93092" calcext:value-type="float">
            <text:p>0.93092</text:p>
          </table:table-cell>
          <table:table-cell office:value-type="float" office:value="134.986" calcext:value-type="float">
            <text:p>134.986</text:p>
          </table:table-cell>
          <table:table-cell office:value-type="float" office:value="0.572049" calcext:value-type="float">
            <text:p>0.572049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4" calcext:value-type="float">
            <text:p>4</text:p>
          </table:table-cell>
          <table:table-cell office:value-type="float" office:value="0.93736" calcext:value-type="float">
            <text:p>0.93736</text:p>
          </table:table-cell>
          <table:table-cell office:value-type="float" office:value="160.139" calcext:value-type="float">
            <text:p>160.139</text:p>
          </table:table-cell>
          <table:table-cell office:value-type="float" office:value="0.533632" calcext:value-type="float">
            <text:p>0.533632</text:p>
          </table:table-cell>
          <table:table-cell office:value-type="float" office:value="0.924422" calcext:value-type="float">
            <text:p>0.924422</text:p>
          </table:table-cell>
          <table:table-cell office:value-type="float" office:value="145.356" calcext:value-type="float">
            <text:p>145.356</text:p>
          </table:table-cell>
          <table:table-cell office:value-type="float" office:value="0.570598" calcext:value-type="float">
            <text:p>0.570598</text:p>
          </table:table-cell>
          <table:table-cell office:value-type="float" office:value="186" calcext:value-type="float">
            <text:p>186</text:p>
          </table:table-cell>
          <table:table-cell office:value-type="float" office:value="0.926599" calcext:value-type="float">
            <text:p>0.926599</text:p>
          </table:table-cell>
          <table:table-cell office:value-type="float" office:value="143.036" calcext:value-type="float">
            <text:p>143.036</text:p>
          </table:table-cell>
          <table:table-cell office:value-type="float" office:value="0.551202" calcext:value-type="float">
            <text:p>0.55120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4" calcext:value-type="float">
            <text:p>4</text:p>
          </table:table-cell>
          <table:table-cell office:value-type="float" office:value="0.94312" calcext:value-type="float">
            <text:p>0.94312</text:p>
          </table:table-cell>
          <table:table-cell office:value-type="float" office:value="153.468" calcext:value-type="float">
            <text:p>153.468</text:p>
          </table:table-cell>
          <table:table-cell office:value-type="float" office:value="0.558894" calcext:value-type="float">
            <text:p>0.558894</text:p>
          </table:table-cell>
          <table:table-cell office:value-type="float" office:value="0.929011" calcext:value-type="float">
            <text:p>0.929011</text:p>
          </table:table-cell>
          <table:table-cell office:value-type="float" office:value="137.948" calcext:value-type="float">
            <text:p>137.948</text:p>
          </table:table-cell>
          <table:table-cell office:value-type="float" office:value="0.586856" calcext:value-type="float">
            <text:p>0.586856</text:p>
          </table:table-cell>
          <table:table-cell office:value-type="float" office:value="174" calcext:value-type="float">
            <text:p>174</text:p>
          </table:table-cell>
          <table:table-cell office:value-type="float" office:value="0.931382" calcext:value-type="float">
            <text:p>0.931382</text:p>
          </table:table-cell>
          <table:table-cell office:value-type="float" office:value="135.285" calcext:value-type="float">
            <text:p>135.285</text:p>
          </table:table-cell>
          <table:table-cell office:value-type="float" office:value="0.565894" calcext:value-type="float">
            <text:p>0.565894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4" calcext:value-type="float">
            <text:p>4</text:p>
          </table:table-cell>
          <table:table-cell office:value-type="float" office:value="0.935377" calcext:value-type="float">
            <text:p>0.935377</text:p>
          </table:table-cell>
          <table:table-cell office:value-type="float" office:value="165.505" calcext:value-type="float">
            <text:p>165.505</text:p>
          </table:table-cell>
          <table:table-cell office:value-type="float" office:value="0.500763" calcext:value-type="float">
            <text:p>0.500763</text:p>
          </table:table-cell>
          <table:table-cell office:value-type="float" office:value="0.927387" calcext:value-type="float">
            <text:p>0.927387</text:p>
          </table:table-cell>
          <table:table-cell office:value-type="float" office:value="149.357" calcext:value-type="float">
            <text:p>149.357</text:p>
          </table:table-cell>
          <table:table-cell office:value-type="float" office:value="0.537815" calcext:value-type="float">
            <text:p>0.537815</text:p>
          </table:table-cell>
          <table:table-cell office:value-type="float" office:value="193" calcext:value-type="float">
            <text:p>193</text:p>
          </table:table-cell>
          <table:table-cell office:value-type="float" office:value="0.929909" calcext:value-type="float">
            <text:p>0.929909</text:p>
          </table:table-cell>
          <table:table-cell office:value-type="float" office:value="147.863" calcext:value-type="float">
            <text:p>147.863</text:p>
          </table:table-cell>
          <table:table-cell office:value-type="float" office:value="0.521715" calcext:value-type="float">
            <text:p>0.521715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4" calcext:value-type="float">
            <text:p>4</text:p>
          </table:table-cell>
          <table:table-cell office:value-type="float" office:value="0.944283" calcext:value-type="float">
            <text:p>0.944283</text:p>
          </table:table-cell>
          <table:table-cell office:value-type="float" office:value="156.554" calcext:value-type="float">
            <text:p>156.554</text:p>
          </table:table-cell>
          <table:table-cell office:value-type="float" office:value="0.482284" calcext:value-type="float">
            <text:p>0.482284</text:p>
          </table:table-cell>
          <table:table-cell office:value-type="float" office:value="0.935691" calcext:value-type="float">
            <text:p>0.935691</text:p>
          </table:table-cell>
          <table:table-cell office:value-type="float" office:value="143.078" calcext:value-type="float">
            <text:p>143.078</text:p>
          </table:table-cell>
          <table:table-cell office:value-type="float" office:value="0.518254" calcext:value-type="float">
            <text:p>0.518254</text:p>
          </table:table-cell>
          <table:table-cell office:value-type="float" office:value="181" calcext:value-type="float">
            <text:p>181</text:p>
          </table:table-cell>
          <table:table-cell office:value-type="float" office:value="0.937855" calcext:value-type="float">
            <text:p>0.937855</text:p>
          </table:table-cell>
          <table:table-cell office:value-type="float" office:value="141.966" calcext:value-type="float">
            <text:p>141.966</text:p>
          </table:table-cell>
          <table:table-cell office:value-type="float" office:value="0.502559" calcext:value-type="float">
            <text:p>0.502559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4" calcext:value-type="float">
            <text:p>4</text:p>
          </table:table-cell>
          <table:table-cell office:value-type="float" office:value="0.944283" calcext:value-type="float">
            <text:p>0.944283</text:p>
          </table:table-cell>
          <table:table-cell office:value-type="float" office:value="156.554" calcext:value-type="float">
            <text:p>156.554</text:p>
          </table:table-cell>
          <table:table-cell office:value-type="float" office:value="0.482284" calcext:value-type="float">
            <text:p>0.482284</text:p>
          </table:table-cell>
          <table:table-cell office:value-type="float" office:value="0.935706" calcext:value-type="float">
            <text:p>0.935706</text:p>
          </table:table-cell>
          <table:table-cell office:value-type="float" office:value="143.069" calcext:value-type="float">
            <text:p>143.069</text:p>
          </table:table-cell>
          <table:table-cell office:value-type="float" office:value="0.518155" calcext:value-type="float">
            <text:p>0.518155</text:p>
          </table:table-cell>
          <table:table-cell office:value-type="float" office:value="172" calcext:value-type="float">
            <text:p>172</text:p>
          </table:table-cell>
          <table:table-cell office:value-type="float" office:value="0.937905" calcext:value-type="float">
            <text:p>0.937905</text:p>
          </table:table-cell>
          <table:table-cell office:value-type="float" office:value="141.493" calcext:value-type="float">
            <text:p>141.493</text:p>
          </table:table-cell>
          <table:table-cell office:value-type="float" office:value="0.501697" calcext:value-type="float">
            <text:p>0.50169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4" calcext:value-type="float">
            <text:p>4</text:p>
          </table:table-cell>
          <table:table-cell office:value-type="float" office:value="0.939298" calcext:value-type="float">
            <text:p>0.939298</text:p>
          </table:table-cell>
          <table:table-cell office:value-type="float" office:value="189.699" calcext:value-type="float">
            <text:p>189.699</text:p>
          </table:table-cell>
          <table:table-cell office:value-type="float" office:value="0.406904" calcext:value-type="float">
            <text:p>0.406904</text:p>
          </table:table-cell>
          <table:table-cell office:value-type="float" office:value="0.930209" calcext:value-type="float">
            <text:p>0.930209</text:p>
          </table:table-cell>
          <table:table-cell office:value-type="float" office:value="168.904" calcext:value-type="float">
            <text:p>168.904</text:p>
          </table:table-cell>
          <table:table-cell office:value-type="float" office:value="0.451518" calcext:value-type="float">
            <text:p>0.451518</text:p>
          </table:table-cell>
          <table:table-cell office:value-type="float" office:value="177" calcext:value-type="float">
            <text:p>177</text:p>
          </table:table-cell>
          <table:table-cell office:value-type="float" office:value="0.930269" calcext:value-type="float">
            <text:p>0.930269</text:p>
          </table:table-cell>
          <table:table-cell office:value-type="float" office:value="167.874" calcext:value-type="float">
            <text:p>167.874</text:p>
          </table:table-cell>
          <table:table-cell office:value-type="float" office:value="0.439869" calcext:value-type="float">
            <text:p>0.439869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4" calcext:value-type="float">
            <text:p>4</text:p>
          </table:table-cell>
          <table:table-cell office:value-type="float" office:value="0.939298" calcext:value-type="float">
            <text:p>0.939298</text:p>
          </table:table-cell>
          <table:table-cell office:value-type="float" office:value="189.699" calcext:value-type="float">
            <text:p>189.699</text:p>
          </table:table-cell>
          <table:table-cell office:value-type="float" office:value="0.406904" calcext:value-type="float">
            <text:p>0.406904</text:p>
          </table:table-cell>
          <table:table-cell office:value-type="float" office:value="0.930248" calcext:value-type="float">
            <text:p>0.930248</text:p>
          </table:table-cell>
          <table:table-cell office:value-type="float" office:value="168.894" calcext:value-type="float">
            <text:p>168.894</text:p>
          </table:table-cell>
          <table:table-cell office:value-type="float" office:value="0.451412" calcext:value-type="float">
            <text:p>0.451412</text:p>
          </table:table-cell>
          <table:table-cell office:value-type="float" office:value="174" calcext:value-type="float">
            <text:p>174</text:p>
          </table:table-cell>
          <table:table-cell office:value-type="float" office:value="0.93014" calcext:value-type="float">
            <text:p>0.93014</text:p>
          </table:table-cell>
          <table:table-cell office:value-type="float" office:value="168.326" calcext:value-type="float">
            <text:p>168.326</text:p>
          </table:table-cell>
          <table:table-cell office:value-type="float" office:value="0.441057" calcext:value-type="float">
            <text:p>0.441057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4" calcext:value-type="float">
            <text:p>4</text:p>
          </table:table-cell>
          <table:table-cell office:value-type="float" office:value="0.947654" calcext:value-type="float">
            <text:p>0.947654</text:p>
          </table:table-cell>
          <table:table-cell office:value-type="float" office:value="162.928" calcext:value-type="float">
            <text:p>162.928</text:p>
          </table:table-cell>
          <table:table-cell office:value-type="float" office:value="0.344472" calcext:value-type="float">
            <text:p>0.344472</text:p>
          </table:table-cell>
          <table:table-cell office:value-type="float" office:value="0.943375" calcext:value-type="float">
            <text:p>0.943375</text:p>
          </table:table-cell>
          <table:table-cell office:value-type="float" office:value="154.994" calcext:value-type="float">
            <text:p>154.994</text:p>
          </table:table-cell>
          <table:table-cell office:value-type="float" office:value="0.384797" calcext:value-type="float">
            <text:p>0.384797</text:p>
          </table:table-cell>
          <table:table-cell office:value-type="float" office:value="180" calcext:value-type="float">
            <text:p>180</text:p>
          </table:table-cell>
          <table:table-cell office:value-type="float" office:value="0.944883" calcext:value-type="float">
            <text:p>0.944883</text:p>
          </table:table-cell>
          <table:table-cell office:value-type="float" office:value="154.715" calcext:value-type="float">
            <text:p>154.715</text:p>
          </table:table-cell>
          <table:table-cell office:value-type="float" office:value="0.376753" calcext:value-type="float">
            <text:p>0.376753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4" calcext:value-type="float">
            <text:p>4</text:p>
          </table:table-cell>
          <table:table-cell office:value-type="float" office:value="0.955929" calcext:value-type="float">
            <text:p>0.955929</text:p>
          </table:table-cell>
          <table:table-cell office:value-type="float" office:value="163.189" calcext:value-type="float">
            <text:p>163.189</text:p>
          </table:table-cell>
          <table:table-cell office:value-type="float" office:value="0.333153" calcext:value-type="float">
            <text:p>0.333153</text:p>
          </table:table-cell>
          <table:table-cell office:value-type="float" office:value="0.949103" calcext:value-type="float">
            <text:p>0.949103</text:p>
          </table:table-cell>
          <table:table-cell office:value-type="float" office:value="157.832" calcext:value-type="float">
            <text:p>157.832</text:p>
          </table:table-cell>
          <table:table-cell office:value-type="float" office:value="0.378252" calcext:value-type="float">
            <text:p>0.378252</text:p>
          </table:table-cell>
          <table:table-cell office:value-type="float" office:value="177" calcext:value-type="float">
            <text:p>177</text:p>
          </table:table-cell>
          <table:table-cell office:value-type="float" office:value="0.949599" calcext:value-type="float">
            <text:p>0.949599</text:p>
          </table:table-cell>
          <table:table-cell office:value-type="float" office:value="156.794" calcext:value-type="float">
            <text:p>156.794</text:p>
          </table:table-cell>
          <table:table-cell office:value-type="float" office:value="0.369004" calcext:value-type="float">
            <text:p>0.369004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4" calcext:value-type="float">
            <text:p>4</text:p>
          </table:table-cell>
          <table:table-cell office:value-type="float" office:value="0.953807" calcext:value-type="float">
            <text:p>0.953807</text:p>
          </table:table-cell>
          <table:table-cell office:value-type="float" office:value="165.119" calcext:value-type="float">
            <text:p>165.119</text:p>
          </table:table-cell>
          <table:table-cell office:value-type="float" office:value="0.346436" calcext:value-type="float">
            <text:p>0.346436</text:p>
          </table:table-cell>
          <table:table-cell office:value-type="float" office:value="0.953053" calcext:value-type="float">
            <text:p>0.953053</text:p>
          </table:table-cell>
          <table:table-cell office:value-type="float" office:value="156.043" calcext:value-type="float">
            <text:p>156.043</text:p>
          </table:table-cell>
          <table:table-cell office:value-type="float" office:value="0.392129" calcext:value-type="float">
            <text:p>0.392129</text:p>
          </table:table-cell>
          <table:table-cell office:value-type="float" office:value="176" calcext:value-type="float">
            <text:p>176</text:p>
          </table:table-cell>
          <table:table-cell office:value-type="float" office:value="0.95279" calcext:value-type="float">
            <text:p>0.95279</text:p>
          </table:table-cell>
          <table:table-cell office:value-type="float" office:value="154.781" calcext:value-type="float">
            <text:p>154.781</text:p>
          </table:table-cell>
          <table:table-cell office:value-type="float" office:value="0.382343" calcext:value-type="float">
            <text:p>0.382343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4" calcext:value-type="float">
            <text:p>4</text:p>
          </table:table-cell>
          <table:table-cell office:value-type="float" office:value="0.959652" calcext:value-type="float">
            <text:p>0.959652</text:p>
          </table:table-cell>
          <table:table-cell office:value-type="float" office:value="150.794" calcext:value-type="float">
            <text:p>150.794</text:p>
          </table:table-cell>
          <table:table-cell office:value-type="float" office:value="0.321891" calcext:value-type="float">
            <text:p>0.321891</text:p>
          </table:table-cell>
          <table:table-cell office:value-type="float" office:value="0.960804" calcext:value-type="float">
            <text:p>0.960804</text:p>
          </table:table-cell>
          <table:table-cell office:value-type="float" office:value="140.17" calcext:value-type="float">
            <text:p>140.17</text:p>
          </table:table-cell>
          <table:table-cell office:value-type="float" office:value="0.361081" calcext:value-type="float">
            <text:p>0.361081</text:p>
          </table:table-cell>
          <table:table-cell office:value-type="float" office:value="173" calcext:value-type="float">
            <text:p>173</text:p>
          </table:table-cell>
          <table:table-cell office:value-type="float" office:value="0.961567" calcext:value-type="float">
            <text:p>0.961567</text:p>
          </table:table-cell>
          <table:table-cell office:value-type="float" office:value="139.814" calcext:value-type="float">
            <text:p>139.814</text:p>
          </table:table-cell>
          <table:table-cell office:value-type="float" office:value="0.354146" calcext:value-type="float">
            <text:p>0.354146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4" calcext:value-type="float">
            <text:p>4</text:p>
          </table:table-cell>
          <table:table-cell office:value-type="float" office:value="0.953525" calcext:value-type="float">
            <text:p>0.953525</text:p>
          </table:table-cell>
          <table:table-cell office:value-type="float" office:value="181.021" calcext:value-type="float">
            <text:p>181.021</text:p>
          </table:table-cell>
          <table:table-cell office:value-type="float" office:value="0.371106" calcext:value-type="float">
            <text:p>0.371106</text:p>
          </table:table-cell>
          <table:table-cell office:value-type="float" office:value="0.954655" calcext:value-type="float">
            <text:p>0.954655</text:p>
          </table:table-cell>
          <table:table-cell office:value-type="float" office:value="168.438" calcext:value-type="float">
            <text:p>168.438</text:p>
          </table:table-cell>
          <table:table-cell office:value-type="float" office:value="0.403312" calcext:value-type="float">
            <text:p>0.403312</text:p>
          </table:table-cell>
          <table:table-cell office:value-type="float" office:value="173" calcext:value-type="float">
            <text:p>173</text:p>
          </table:table-cell>
          <table:table-cell office:value-type="float" office:value="0.955423" calcext:value-type="float">
            <text:p>0.955423</text:p>
          </table:table-cell>
          <table:table-cell office:value-type="float" office:value="167.271" calcext:value-type="float">
            <text:p>167.271</text:p>
          </table:table-cell>
          <table:table-cell office:value-type="float" office:value="0.396045" calcext:value-type="float">
            <text:p>0.396045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4" calcext:value-type="float">
            <text:p>4</text:p>
          </table:table-cell>
          <table:table-cell office:value-type="float" office:value="0.959988" calcext:value-type="float">
            <text:p>0.959988</text:p>
          </table:table-cell>
          <table:table-cell office:value-type="float" office:value="172.917" calcext:value-type="float">
            <text:p>172.917</text:p>
          </table:table-cell>
          <table:table-cell office:value-type="float" office:value="0.396624" calcext:value-type="float">
            <text:p>0.396624</text:p>
          </table:table-cell>
          <table:table-cell office:value-type="float" office:value="0.95633" calcext:value-type="float">
            <text:p>0.95633</text:p>
          </table:table-cell>
          <table:table-cell office:value-type="float" office:value="159.959" calcext:value-type="float">
            <text:p>159.959</text:p>
          </table:table-cell>
          <table:table-cell office:value-type="float" office:value="0.431715" calcext:value-type="float">
            <text:p>0.431715</text:p>
          </table:table-cell>
          <table:table-cell office:value-type="float" office:value="182" calcext:value-type="float">
            <text:p>182</text:p>
          </table:table-cell>
          <table:table-cell office:value-type="float" office:value="0.954932" calcext:value-type="float">
            <text:p>0.954932</text:p>
          </table:table-cell>
          <table:table-cell office:value-type="float" office:value="158.869" calcext:value-type="float">
            <text:p>158.869</text:p>
          </table:table-cell>
          <table:table-cell office:value-type="float" office:value="0.424301" calcext:value-type="float">
            <text:p>0.424301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4" calcext:value-type="float">
            <text:p>4</text:p>
          </table:table-cell>
          <table:table-cell office:value-type="float" office:value="0.960943" calcext:value-type="float">
            <text:p>0.960943</text:p>
          </table:table-cell>
          <table:table-cell office:value-type="float" office:value="154.853" calcext:value-type="float">
            <text:p>154.853</text:p>
          </table:table-cell>
          <table:table-cell office:value-type="float" office:value="0.387188" calcext:value-type="float">
            <text:p>0.387188</text:p>
          </table:table-cell>
          <table:table-cell office:value-type="float" office:value="0.960029" calcext:value-type="float">
            <text:p>0.960029</text:p>
          </table:table-cell>
          <table:table-cell office:value-type="float" office:value="141.638" calcext:value-type="float">
            <text:p>141.638</text:p>
          </table:table-cell>
          <table:table-cell office:value-type="float" office:value="0.41524" calcext:value-type="float">
            <text:p>0.41524</text:p>
          </table:table-cell>
          <table:table-cell office:value-type="float" office:value="186" calcext:value-type="float">
            <text:p>186</text:p>
          </table:table-cell>
          <table:table-cell office:value-type="float" office:value="0.959291" calcext:value-type="float">
            <text:p>0.959291</text:p>
          </table:table-cell>
          <table:table-cell office:value-type="float" office:value="141.7" calcext:value-type="float">
            <text:p>141.7</text:p>
          </table:table-cell>
          <table:table-cell office:value-type="float" office:value="0.409629" calcext:value-type="float">
            <text:p>0.409629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4" calcext:value-type="float">
            <text:p>4</text:p>
          </table:table-cell>
          <table:table-cell office:value-type="float" office:value="0.960568" calcext:value-type="float">
            <text:p>0.960568</text:p>
          </table:table-cell>
          <table:table-cell office:value-type="float" office:value="167.419" calcext:value-type="float">
            <text:p>167.419</text:p>
          </table:table-cell>
          <table:table-cell office:value-type="float" office:value="0.381445" calcext:value-type="float">
            <text:p>0.381445</text:p>
          </table:table-cell>
          <table:table-cell office:value-type="float" office:value="0.958432" calcext:value-type="float">
            <text:p>0.958432</text:p>
          </table:table-cell>
          <table:table-cell office:value-type="float" office:value="156.598" calcext:value-type="float">
            <text:p>156.598</text:p>
          </table:table-cell>
          <table:table-cell office:value-type="float" office:value="0.410417" calcext:value-type="float">
            <text:p>0.410417</text:p>
          </table:table-cell>
          <table:table-cell office:value-type="float" office:value="186" calcext:value-type="float">
            <text:p>186</text:p>
          </table:table-cell>
          <table:table-cell office:value-type="float" office:value="0.958984" calcext:value-type="float">
            <text:p>0.958984</text:p>
          </table:table-cell>
          <table:table-cell office:value-type="float" office:value="155.75" calcext:value-type="float">
            <text:p>155.75</text:p>
          </table:table-cell>
          <table:table-cell office:value-type="float" office:value="0.405083" calcext:value-type="float">
            <text:p>0.405083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4" calcext:value-type="float">
            <text:p>4</text:p>
          </table:table-cell>
          <table:table-cell office:value-type="float" office:value="0.960568" calcext:value-type="float">
            <text:p>0.960568</text:p>
          </table:table-cell>
          <table:table-cell office:value-type="float" office:value="167.419" calcext:value-type="float">
            <text:p>167.419</text:p>
          </table:table-cell>
          <table:table-cell office:value-type="float" office:value="0.381445" calcext:value-type="float">
            <text:p>0.381445</text:p>
          </table:table-cell>
          <table:table-cell office:value-type="float" office:value="0.958432" calcext:value-type="float">
            <text:p>0.958432</text:p>
          </table:table-cell>
          <table:table-cell office:value-type="float" office:value="156.598" calcext:value-type="float">
            <text:p>156.598</text:p>
          </table:table-cell>
          <table:table-cell office:value-type="float" office:value="0.410417" calcext:value-type="float">
            <text:p>0.410417</text:p>
          </table:table-cell>
          <table:table-cell office:value-type="float" office:value="168" calcext:value-type="float">
            <text:p>168</text:p>
          </table:table-cell>
          <table:table-cell office:value-type="float" office:value="0.958984" calcext:value-type="float">
            <text:p>0.958984</text:p>
          </table:table-cell>
          <table:table-cell office:value-type="float" office:value="155.75" calcext:value-type="float">
            <text:p>155.75</text:p>
          </table:table-cell>
          <table:table-cell office:value-type="float" office:value="0.405083" calcext:value-type="float">
            <text:p>0.405083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4" calcext:value-type="float">
            <text:p>4</text:p>
          </table:table-cell>
          <table:table-cell office:value-type="float" office:value="0.961101" calcext:value-type="float">
            <text:p>0.961101</text:p>
          </table:table-cell>
          <table:table-cell office:value-type="float" office:value="156.046" calcext:value-type="float">
            <text:p>156.046</text:p>
          </table:table-cell>
          <table:table-cell office:value-type="float" office:value="0.279122" calcext:value-type="float">
            <text:p>0.279122</text:p>
          </table:table-cell>
          <table:table-cell office:value-type="float" office:value="0.96118" calcext:value-type="float">
            <text:p>0.96118</text:p>
          </table:table-cell>
          <table:table-cell office:value-type="float" office:value="146.907" calcext:value-type="float">
            <text:p>146.907</text:p>
          </table:table-cell>
          <table:table-cell office:value-type="float" office:value="0.304446" calcext:value-type="float">
            <text:p>0.304446</text:p>
          </table:table-cell>
          <table:table-cell office:value-type="float" office:value="206" calcext:value-type="float">
            <text:p>206</text:p>
          </table:table-cell>
          <table:table-cell office:value-type="float" office:value="0.962143" calcext:value-type="float">
            <text:p>0.962143</text:p>
          </table:table-cell>
          <table:table-cell office:value-type="float" office:value="146.382" calcext:value-type="float">
            <text:p>146.382</text:p>
          </table:table-cell>
          <table:table-cell office:value-type="float" office:value="0.300144" calcext:value-type="float">
            <text:p>0.300144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4" calcext:value-type="float">
            <text:p>4</text:p>
          </table:table-cell>
          <table:table-cell office:value-type="float" office:value="0.969689" calcext:value-type="float">
            <text:p>0.969689</text:p>
          </table:table-cell>
          <table:table-cell office:value-type="float" office:value="154.493" calcext:value-type="float">
            <text:p>154.493</text:p>
          </table:table-cell>
          <table:table-cell office:value-type="float" office:value="0.21149" calcext:value-type="float">
            <text:p>0.21149</text:p>
          </table:table-cell>
          <table:table-cell office:value-type="float" office:value="0.964936" calcext:value-type="float">
            <text:p>0.964936</text:p>
          </table:table-cell>
          <table:table-cell office:value-type="float" office:value="145.855" calcext:value-type="float">
            <text:p>145.855</text:p>
          </table:table-cell>
          <table:table-cell office:value-type="float" office:value="0.237153" calcext:value-type="float">
            <text:p>0.237153</text:p>
          </table:table-cell>
          <table:table-cell office:value-type="float" office:value="172" calcext:value-type="float">
            <text:p>172</text:p>
          </table:table-cell>
          <table:table-cell office:value-type="float" office:value="0.965973" calcext:value-type="float">
            <text:p>0.965973</text:p>
          </table:table-cell>
          <table:table-cell office:value-type="float" office:value="145.964" calcext:value-type="float">
            <text:p>145.964</text:p>
          </table:table-cell>
          <table:table-cell office:value-type="float" office:value="0.233278" calcext:value-type="float">
            <text:p>0.233278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4" calcext:value-type="float">
            <text:p>4</text:p>
          </table:table-cell>
          <table:table-cell office:value-type="float" office:value="0.969689" calcext:value-type="float">
            <text:p>0.969689</text:p>
          </table:table-cell>
          <table:table-cell office:value-type="float" office:value="154.493" calcext:value-type="float">
            <text:p>154.493</text:p>
          </table:table-cell>
          <table:table-cell office:value-type="float" office:value="0.21149" calcext:value-type="float">
            <text:p>0.21149</text:p>
          </table:table-cell>
          <table:table-cell office:value-type="float" office:value="0.964936" calcext:value-type="float">
            <text:p>0.964936</text:p>
          </table:table-cell>
          <table:table-cell office:value-type="float" office:value="145.855" calcext:value-type="float">
            <text:p>145.855</text:p>
          </table:table-cell>
          <table:table-cell office:value-type="float" office:value="0.237153" calcext:value-type="float">
            <text:p>0.237153</text:p>
          </table:table-cell>
          <table:table-cell office:value-type="float" office:value="176" calcext:value-type="float">
            <text:p>176</text:p>
          </table:table-cell>
          <table:table-cell office:value-type="float" office:value="0.965973" calcext:value-type="float">
            <text:p>0.965973</text:p>
          </table:table-cell>
          <table:table-cell office:value-type="float" office:value="145.964" calcext:value-type="float">
            <text:p>145.964</text:p>
          </table:table-cell>
          <table:table-cell office:value-type="float" office:value="0.233278" calcext:value-type="float">
            <text:p>0.233278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4" calcext:value-type="float">
            <text:p>4</text:p>
          </table:table-cell>
          <table:table-cell office:value-type="float" office:value="0.976495" calcext:value-type="float">
            <text:p>0.976495</text:p>
          </table:table-cell>
          <table:table-cell office:value-type="float" office:value="154.871" calcext:value-type="float">
            <text:p>154.871</text:p>
          </table:table-cell>
          <table:table-cell office:value-type="float" office:value="0.172439" calcext:value-type="float">
            <text:p>0.172439</text:p>
          </table:table-cell>
          <table:table-cell office:value-type="float" office:value="0.97402" calcext:value-type="float">
            <text:p>0.97402</text:p>
          </table:table-cell>
          <table:table-cell office:value-type="float" office:value="141.444" calcext:value-type="float">
            <text:p>141.444</text:p>
          </table:table-cell>
          <table:table-cell office:value-type="float" office:value="0.195164" calcext:value-type="float">
            <text:p>0.195164</text:p>
          </table:table-cell>
          <table:table-cell office:value-type="float" office:value="171" calcext:value-type="float">
            <text:p>171</text:p>
          </table:table-cell>
          <table:table-cell office:value-type="float" office:value="0.974671" calcext:value-type="float">
            <text:p>0.974671</text:p>
          </table:table-cell>
          <table:table-cell office:value-type="float" office:value="141.128" calcext:value-type="float">
            <text:p>141.128</text:p>
          </table:table-cell>
          <table:table-cell office:value-type="float" office:value="0.192909" calcext:value-type="float">
            <text:p>0.192909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4" calcext:value-type="float">
            <text:p>4</text:p>
          </table:table-cell>
          <table:table-cell office:value-type="float" office:value="0.976495" calcext:value-type="float">
            <text:p>0.976495</text:p>
          </table:table-cell>
          <table:table-cell office:value-type="float" office:value="154.871" calcext:value-type="float">
            <text:p>154.871</text:p>
          </table:table-cell>
          <table:table-cell office:value-type="float" office:value="0.172439" calcext:value-type="float">
            <text:p>0.172439</text:p>
          </table:table-cell>
          <table:table-cell office:value-type="float" office:value="0.97402" calcext:value-type="float">
            <text:p>0.97402</text:p>
          </table:table-cell>
          <table:table-cell office:value-type="float" office:value="141.444" calcext:value-type="float">
            <text:p>141.444</text:p>
          </table:table-cell>
          <table:table-cell office:value-type="float" office:value="0.195164" calcext:value-type="float">
            <text:p>0.195164</text:p>
          </table:table-cell>
          <table:table-cell office:value-type="float" office:value="195" calcext:value-type="float">
            <text:p>195</text:p>
          </table:table-cell>
          <table:table-cell office:value-type="float" office:value="0.974671" calcext:value-type="float">
            <text:p>0.974671</text:p>
          </table:table-cell>
          <table:table-cell office:value-type="float" office:value="141.128" calcext:value-type="float">
            <text:p>141.128</text:p>
          </table:table-cell>
          <table:table-cell office:value-type="float" office:value="0.192909" calcext:value-type="float">
            <text:p>0.192909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4" calcext:value-type="float">
            <text:p>4</text:p>
          </table:table-cell>
          <table:table-cell office:value-type="float" office:value="0.974585" calcext:value-type="float">
            <text:p>0.974585</text:p>
          </table:table-cell>
          <table:table-cell office:value-type="float" office:value="155.717" calcext:value-type="float">
            <text:p>155.717</text:p>
          </table:table-cell>
          <table:table-cell office:value-type="float" office:value="0.163593" calcext:value-type="float">
            <text:p>0.163593</text:p>
          </table:table-cell>
          <table:table-cell office:value-type="float" office:value="0.969136" calcext:value-type="float">
            <text:p>0.969136</text:p>
          </table:table-cell>
          <table:table-cell office:value-type="float" office:value="143.979" calcext:value-type="float">
            <text:p>143.979</text:p>
          </table:table-cell>
          <table:table-cell office:value-type="float" office:value="0.192315" calcext:value-type="float">
            <text:p>0.192315</text:p>
          </table:table-cell>
          <table:table-cell office:value-type="float" office:value="216" calcext:value-type="float">
            <text:p>216</text:p>
          </table:table-cell>
          <table:table-cell office:value-type="float" office:value="0.969848" calcext:value-type="float">
            <text:p>0.969848</text:p>
          </table:table-cell>
          <table:table-cell office:value-type="float" office:value="143.417" calcext:value-type="float">
            <text:p>143.417</text:p>
          </table:table-cell>
          <table:table-cell office:value-type="float" office:value="0.190017" calcext:value-type="float">
            <text:p>0.190017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4" calcext:value-type="float">
            <text:p>4</text:p>
          </table:table-cell>
          <table:table-cell office:value-type="float" office:value="0.980032" calcext:value-type="float">
            <text:p>0.980032</text:p>
          </table:table-cell>
          <table:table-cell office:value-type="float" office:value="173.767" calcext:value-type="float">
            <text:p>173.767</text:p>
          </table:table-cell>
          <table:table-cell office:value-type="float" office:value="0.157392" calcext:value-type="float">
            <text:p>0.157392</text:p>
          </table:table-cell>
          <table:table-cell office:value-type="float" office:value="0.97649" calcext:value-type="float">
            <text:p>0.97649</text:p>
          </table:table-cell>
          <table:table-cell office:value-type="float" office:value="157.955" calcext:value-type="float">
            <text:p>157.955</text:p>
          </table:table-cell>
          <table:table-cell office:value-type="float" office:value="0.183855" calcext:value-type="float">
            <text:p>0.183855</text:p>
          </table:table-cell>
          <table:table-cell office:value-type="float" office:value="268" calcext:value-type="float">
            <text:p>268</text:p>
          </table:table-cell>
          <table:table-cell office:value-type="float" office:value="0.976987" calcext:value-type="float">
            <text:p>0.976987</text:p>
          </table:table-cell>
          <table:table-cell office:value-type="float" office:value="157.48" calcext:value-type="float">
            <text:p>157.48</text:p>
          </table:table-cell>
          <table:table-cell office:value-type="float" office:value="0.181347" calcext:value-type="float">
            <text:p>0.18134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4" calcext:value-type="float">
            <text:p>4</text:p>
          </table:table-cell>
          <table:table-cell office:value-type="float" office:value="0.982686" calcext:value-type="float">
            <text:p>0.982686</text:p>
          </table:table-cell>
          <table:table-cell office:value-type="float" office:value="149.934" calcext:value-type="float">
            <text:p>149.934</text:p>
          </table:table-cell>
          <table:table-cell office:value-type="float" office:value="0.126673" calcext:value-type="float">
            <text:p>0.126673</text:p>
          </table:table-cell>
          <table:table-cell office:value-type="float" office:value="0.980763" calcext:value-type="float">
            <text:p>0.980763</text:p>
          </table:table-cell>
          <table:table-cell office:value-type="float" office:value="134.707" calcext:value-type="float">
            <text:p>134.707</text:p>
          </table:table-cell>
          <table:table-cell office:value-type="float" office:value="0.14934" calcext:value-type="float">
            <text:p>0.14934</text:p>
          </table:table-cell>
          <table:table-cell office:value-type="float" office:value="183" calcext:value-type="float">
            <text:p>183</text:p>
          </table:table-cell>
          <table:table-cell office:value-type="float" office:value="0.980762" calcext:value-type="float">
            <text:p>0.980762</text:p>
          </table:table-cell>
          <table:table-cell office:value-type="float" office:value="134.442" calcext:value-type="float">
            <text:p>134.442</text:p>
          </table:table-cell>
          <table:table-cell office:value-type="float" office:value="0.146566" calcext:value-type="float">
            <text:p>0.146566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4" calcext:value-type="float">
            <text:p>4</text:p>
          </table:table-cell>
          <table:table-cell office:value-type="float" office:value="0.984635" calcext:value-type="float">
            <text:p>0.984635</text:p>
          </table:table-cell>
          <table:table-cell office:value-type="float" office:value="155.225" calcext:value-type="float">
            <text:p>155.225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978754" calcext:value-type="float">
            <text:p>0.978754</text:p>
          </table:table-cell>
          <table:table-cell office:value-type="float" office:value="142.993" calcext:value-type="float">
            <text:p>142.993</text:p>
          </table:table-cell>
          <table:table-cell office:value-type="float" office:value="0.149878" calcext:value-type="float">
            <text:p>0.149878</text:p>
          </table:table-cell>
          <table:table-cell office:value-type="float" office:value="163" calcext:value-type="float">
            <text:p>163</text:p>
          </table:table-cell>
          <table:table-cell office:value-type="float" office:value="0.978943" calcext:value-type="float">
            <text:p>0.978943</text:p>
          </table:table-cell>
          <table:table-cell office:value-type="float" office:value="142.085" calcext:value-type="float">
            <text:p>142.085</text:p>
          </table:table-cell>
          <table:table-cell office:value-type="float" office:value="0.147321" calcext:value-type="float">
            <text:p>0.147321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4" calcext:value-type="float">
            <text:p>4</text:p>
          </table:table-cell>
          <table:table-cell office:value-type="float" office:value="0.985327" calcext:value-type="float">
            <text:p>0.985327</text:p>
          </table:table-cell>
          <table:table-cell office:value-type="float" office:value="173.282" calcext:value-type="float">
            <text:p>173.282</text:p>
          </table:table-cell>
          <table:table-cell office:value-type="float" office:value="0.139479" calcext:value-type="float">
            <text:p>0.139479</text:p>
          </table:table-cell>
          <table:table-cell office:value-type="float" office:value="0.979342" calcext:value-type="float">
            <text:p>0.979342</text:p>
          </table:table-cell>
          <table:table-cell office:value-type="float" office:value="163.182" calcext:value-type="float">
            <text:p>163.182</text:p>
          </table:table-cell>
          <table:table-cell office:value-type="float" office:value="0.167877" calcext:value-type="float">
            <text:p>0.167877</text:p>
          </table:table-cell>
          <table:table-cell office:value-type="float" office:value="170" calcext:value-type="float">
            <text:p>170</text:p>
          </table:table-cell>
          <table:table-cell office:value-type="float" office:value="0.979639" calcext:value-type="float">
            <text:p>0.979639</text:p>
          </table:table-cell>
          <table:table-cell office:value-type="float" office:value="162.173" calcext:value-type="float">
            <text:p>162.173</text:p>
          </table:table-cell>
          <table:table-cell office:value-type="float" office:value="0.164398" calcext:value-type="float">
            <text:p>0.164398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4" calcext:value-type="float">
            <text:p>4</text:p>
          </table:table-cell>
          <table:table-cell office:value-type="float" office:value="0.985327" calcext:value-type="float">
            <text:p>0.985327</text:p>
          </table:table-cell>
          <table:table-cell office:value-type="float" office:value="173.282" calcext:value-type="float">
            <text:p>173.282</text:p>
          </table:table-cell>
          <table:table-cell office:value-type="float" office:value="0.139479" calcext:value-type="float">
            <text:p>0.139479</text:p>
          </table:table-cell>
          <table:table-cell office:value-type="float" office:value="0.979342" calcext:value-type="float">
            <text:p>0.979342</text:p>
          </table:table-cell>
          <table:table-cell office:value-type="float" office:value="163.182" calcext:value-type="float">
            <text:p>163.182</text:p>
          </table:table-cell>
          <table:table-cell office:value-type="float" office:value="0.167877" calcext:value-type="float">
            <text:p>0.167877</text:p>
          </table:table-cell>
          <table:table-cell office:value-type="float" office:value="175" calcext:value-type="float">
            <text:p>175</text:p>
          </table:table-cell>
          <table:table-cell office:value-type="float" office:value="0.979639" calcext:value-type="float">
            <text:p>0.979639</text:p>
          </table:table-cell>
          <table:table-cell office:value-type="float" office:value="162.173" calcext:value-type="float">
            <text:p>162.173</text:p>
          </table:table-cell>
          <table:table-cell office:value-type="float" office:value="0.164398" calcext:value-type="float">
            <text:p>0.164398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4" calcext:value-type="float">
            <text:p>4</text:p>
          </table:table-cell>
          <table:table-cell office:value-type="float" office:value="0.985932" calcext:value-type="float">
            <text:p>0.985932</text:p>
          </table:table-cell>
          <table:table-cell office:value-type="float" office:value="127.471" calcext:value-type="float">
            <text:p>127.471</text:p>
          </table:table-cell>
          <table:table-cell office:value-type="float" office:value="0.123114" calcext:value-type="float">
            <text:p>0.123114</text:p>
          </table:table-cell>
          <table:table-cell office:value-type="float" office:value="0.984252" calcext:value-type="float">
            <text:p>0.984252</text:p>
          </table:table-cell>
          <table:table-cell office:value-type="float" office:value="123.953" calcext:value-type="float">
            <text:p>123.953</text:p>
          </table:table-cell>
          <table:table-cell office:value-type="float" office:value="0.146208" calcext:value-type="float">
            <text:p>0.146208</text:p>
          </table:table-cell>
          <table:table-cell office:value-type="float" office:value="175" calcext:value-type="float">
            <text:p>175</text:p>
          </table:table-cell>
          <table:table-cell office:value-type="float" office:value="0.983829" calcext:value-type="float">
            <text:p>0.983829</text:p>
          </table:table-cell>
          <table:table-cell office:value-type="float" office:value="122.937" calcext:value-type="float">
            <text:p>122.937</text:p>
          </table:table-cell>
          <table:table-cell office:value-type="float" office:value="0.143612" calcext:value-type="float">
            <text:p>0.143612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4" calcext:value-type="float">
            <text:p>4</text:p>
          </table:table-cell>
          <table:table-cell office:value-type="float" office:value="0.984008" calcext:value-type="float">
            <text:p>0.984008</text:p>
          </table:table-cell>
          <table:table-cell office:value-type="float" office:value="146.455" calcext:value-type="float">
            <text:p>146.455</text:p>
          </table:table-cell>
          <table:table-cell office:value-type="float" office:value="0.149659" calcext:value-type="float">
            <text:p>0.149659</text:p>
          </table:table-cell>
          <table:table-cell office:value-type="float" office:value="0.981906" calcext:value-type="float">
            <text:p>0.981906</text:p>
          </table:table-cell>
          <table:table-cell office:value-type="float" office:value="141.808" calcext:value-type="float">
            <text:p>141.808</text:p>
          </table:table-cell>
          <table:table-cell office:value-type="float" office:value="0.169074" calcext:value-type="float">
            <text:p>0.169074</text:p>
          </table:table-cell>
          <table:table-cell office:value-type="float" office:value="165" calcext:value-type="float">
            <text:p>165</text:p>
          </table:table-cell>
          <table:table-cell office:value-type="float" office:value="0.98155" calcext:value-type="float">
            <text:p>0.98155</text:p>
          </table:table-cell>
          <table:table-cell office:value-type="float" office:value="141.393" calcext:value-type="float">
            <text:p>141.393</text:p>
          </table:table-cell>
          <table:table-cell office:value-type="float" office:value="0.167961" calcext:value-type="float">
            <text:p>0.167961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4" calcext:value-type="float">
            <text:p>4</text:p>
          </table:table-cell>
          <table:table-cell office:value-type="float" office:value="0.989159" calcext:value-type="float">
            <text:p>0.989159</text:p>
          </table:table-cell>
          <table:table-cell office:value-type="float" office:value="121.726" calcext:value-type="float">
            <text:p>121.726</text:p>
          </table:table-cell>
          <table:table-cell office:value-type="float" office:value="0.129807" calcext:value-type="float">
            <text:p>0.129807</text:p>
          </table:table-cell>
          <table:table-cell office:value-type="float" office:value="0.989862" calcext:value-type="float">
            <text:p>0.989862</text:p>
          </table:table-cell>
          <table:table-cell office:value-type="float" office:value="113.902" calcext:value-type="float">
            <text:p>113.902</text:p>
          </table:table-cell>
          <table:table-cell office:value-type="float" office:value="0.15223" calcext:value-type="float">
            <text:p>0.15223</text:p>
          </table:table-cell>
          <table:table-cell office:value-type="float" office:value="167" calcext:value-type="float">
            <text:p>167</text:p>
          </table:table-cell>
          <table:table-cell office:value-type="float" office:value="0.989384" calcext:value-type="float">
            <text:p>0.989384</text:p>
          </table:table-cell>
          <table:table-cell office:value-type="float" office:value="113.663" calcext:value-type="float">
            <text:p>113.663</text:p>
          </table:table-cell>
          <table:table-cell office:value-type="float" office:value="0.14975" calcext:value-type="float">
            <text:p>0.14975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4" calcext:value-type="float">
            <text:p>4</text:p>
          </table:table-cell>
          <table:table-cell office:value-type="float" office:value="0.978339" calcext:value-type="float">
            <text:p>0.978339</text:p>
          </table:table-cell>
          <table:table-cell office:value-type="float" office:value="216.351" calcext:value-type="float">
            <text:p>216.351</text:p>
          </table:table-cell>
          <table:table-cell office:value-type="float" office:value="0.190669" calcext:value-type="float">
            <text:p>0.190669</text:p>
          </table:table-cell>
          <table:table-cell office:value-type="float" office:value="0.977576" calcext:value-type="float">
            <text:p>0.977576</text:p>
          </table:table-cell>
          <table:table-cell office:value-type="float" office:value="202.053" calcext:value-type="float">
            <text:p>202.053</text:p>
          </table:table-cell>
          <table:table-cell office:value-type="float" office:value="0.212954" calcext:value-type="float">
            <text:p>0.212954</text:p>
          </table:table-cell>
          <table:table-cell office:value-type="float" office:value="191" calcext:value-type="float">
            <text:p>191</text:p>
          </table:table-cell>
          <table:table-cell office:value-type="float" office:value="0.977046" calcext:value-type="float">
            <text:p>0.977046</text:p>
          </table:table-cell>
          <table:table-cell office:value-type="float" office:value="202.52" calcext:value-type="float">
            <text:p>202.52</text:p>
          </table:table-cell>
          <table:table-cell office:value-type="float" office:value="0.211406" calcext:value-type="float">
            <text:p>0.21140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4" calcext:value-type="float">
            <text:p>4</text:p>
          </table:table-cell>
          <table:table-cell office:value-type="float" office:value="0.981079" calcext:value-type="float">
            <text:p>0.981079</text:p>
          </table:table-cell>
          <table:table-cell office:value-type="float" office:value="209.028" calcext:value-type="float">
            <text:p>209.028</text:p>
          </table:table-cell>
          <table:table-cell office:value-type="float" office:value="0.191705" calcext:value-type="float">
            <text:p>0.191705</text:p>
          </table:table-cell>
          <table:table-cell office:value-type="float" office:value="0.982001" calcext:value-type="float">
            <text:p>0.982001</text:p>
          </table:table-cell>
          <table:table-cell office:value-type="float" office:value="185.902" calcext:value-type="float">
            <text:p>185.902</text:p>
          </table:table-cell>
          <table:table-cell office:value-type="float" office:value="0.206967" calcext:value-type="float">
            <text:p>0.206967</text:p>
          </table:table-cell>
          <table:table-cell office:value-type="float" office:value="173" calcext:value-type="float">
            <text:p>173</text:p>
          </table:table-cell>
          <table:table-cell office:value-type="float" office:value="0.981968" calcext:value-type="float">
            <text:p>0.981968</text:p>
          </table:table-cell>
          <table:table-cell office:value-type="float" office:value="186.762" calcext:value-type="float">
            <text:p>186.762</text:p>
          </table:table-cell>
          <table:table-cell office:value-type="float" office:value="0.20502" calcext:value-type="float">
            <text:p>0.20502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4" calcext:value-type="float">
            <text:p>4</text:p>
          </table:table-cell>
          <table:table-cell office:value-type="float" office:value="0.979068" calcext:value-type="float">
            <text:p>0.979068</text:p>
          </table:table-cell>
          <table:table-cell office:value-type="float" office:value="178.826" calcext:value-type="float">
            <text:p>178.826</text:p>
          </table:table-cell>
          <table:table-cell office:value-type="float" office:value="0.145699" calcext:value-type="float">
            <text:p>0.145699</text:p>
          </table:table-cell>
          <table:table-cell office:value-type="float" office:value="0.9771" calcext:value-type="float">
            <text:p>0.9771</text:p>
          </table:table-cell>
          <table:table-cell office:value-type="float" office:value="170.591" calcext:value-type="float">
            <text:p>170.591</text:p>
          </table:table-cell>
          <table:table-cell office:value-type="float" office:value="0.170751" calcext:value-type="float">
            <text:p>0.170751</text:p>
          </table:table-cell>
          <table:table-cell office:value-type="float" office:value="167" calcext:value-type="float">
            <text:p>167</text:p>
          </table:table-cell>
          <table:table-cell office:value-type="float" office:value="0.976883" calcext:value-type="float">
            <text:p>0.976883</text:p>
          </table:table-cell>
          <table:table-cell office:value-type="float" office:value="170.024" calcext:value-type="float">
            <text:p>170.024</text:p>
          </table:table-cell>
          <table:table-cell office:value-type="float" office:value="0.167908" calcext:value-type="float">
            <text:p>0.167908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4" calcext:value-type="float">
            <text:p>4</text:p>
          </table:table-cell>
          <table:table-cell office:value-type="float" office:value="0.972551" calcext:value-type="float">
            <text:p>0.972551</text:p>
          </table:table-cell>
          <table:table-cell office:value-type="float" office:value="180.38" calcext:value-type="float">
            <text:p>180.38</text:p>
          </table:table-cell>
          <table:table-cell office:value-type="float" office:value="0.17335" calcext:value-type="float">
            <text:p>0.17335</text:p>
          </table:table-cell>
          <table:table-cell office:value-type="float" office:value="0.970107" calcext:value-type="float">
            <text:p>0.970107</text:p>
          </table:table-cell>
          <table:table-cell office:value-type="float" office:value="170.968" calcext:value-type="float">
            <text:p>170.968</text:p>
          </table:table-cell>
          <table:table-cell office:value-type="float" office:value="0.196665" calcext:value-type="float">
            <text:p>0.196665</text:p>
          </table:table-cell>
          <table:table-cell office:value-type="float" office:value="165" calcext:value-type="float">
            <text:p>165</text:p>
          </table:table-cell>
          <table:table-cell office:value-type="float" office:value="0.969614" calcext:value-type="float">
            <text:p>0.969614</text:p>
          </table:table-cell>
          <table:table-cell office:value-type="float" office:value="170.692" calcext:value-type="float">
            <text:p>170.692</text:p>
          </table:table-cell>
          <table:table-cell office:value-type="float" office:value="0.195046" calcext:value-type="float">
            <text:p>0.195046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4" calcext:value-type="float">
            <text:p>4</text:p>
          </table:table-cell>
          <table:table-cell office:value-type="float" office:value="0.970184" calcext:value-type="float">
            <text:p>0.970184</text:p>
          </table:table-cell>
          <table:table-cell office:value-type="float" office:value="146.296" calcext:value-type="float">
            <text:p>146.296</text:p>
          </table:table-cell>
          <table:table-cell office:value-type="float" office:value="0.144914" calcext:value-type="float">
            <text:p>0.144914</text:p>
          </table:table-cell>
          <table:table-cell office:value-type="float" office:value="0.968994" calcext:value-type="float">
            <text:p>0.968994</text:p>
          </table:table-cell>
          <table:table-cell office:value-type="float" office:value="141.718" calcext:value-type="float">
            <text:p>141.718</text:p>
          </table:table-cell>
          <table:table-cell office:value-type="float" office:value="0.168463" calcext:value-type="float">
            <text:p>0.168463</text:p>
          </table:table-cell>
          <table:table-cell office:value-type="float" office:value="182" calcext:value-type="float">
            <text:p>182</text:p>
          </table:table-cell>
          <table:table-cell office:value-type="float" office:value="0.968811" calcext:value-type="float">
            <text:p>0.968811</text:p>
          </table:table-cell>
          <table:table-cell office:value-type="float" office:value="141.443" calcext:value-type="float">
            <text:p>141.443</text:p>
          </table:table-cell>
          <table:table-cell office:value-type="float" office:value="0.166954" calcext:value-type="float">
            <text:p>0.166954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4" calcext:value-type="float">
            <text:p>4</text:p>
          </table:table-cell>
          <table:table-cell office:value-type="float" office:value="0.970184" calcext:value-type="float">
            <text:p>0.970184</text:p>
          </table:table-cell>
          <table:table-cell office:value-type="float" office:value="146.296" calcext:value-type="float">
            <text:p>146.296</text:p>
          </table:table-cell>
          <table:table-cell office:value-type="float" office:value="0.144914" calcext:value-type="float">
            <text:p>0.144914</text:p>
          </table:table-cell>
          <table:table-cell office:value-type="float" office:value="0.969" calcext:value-type="float">
            <text:p>0.969</text:p>
          </table:table-cell>
          <table:table-cell office:value-type="float" office:value="141.713" calcext:value-type="float">
            <text:p>141.713</text:p>
          </table:table-cell>
          <table:table-cell office:value-type="float" office:value="0.168429" calcext:value-type="float">
            <text:p>0.168429</text:p>
          </table:table-cell>
          <table:table-cell office:value-type="float" office:value="184" calcext:value-type="float">
            <text:p>184</text:p>
          </table:table-cell>
          <table:table-cell office:value-type="float" office:value="0.96879" calcext:value-type="float">
            <text:p>0.96879</text:p>
          </table:table-cell>
          <table:table-cell office:value-type="float" office:value="141.2" calcext:value-type="float">
            <text:p>141.2</text:p>
          </table:table-cell>
          <table:table-cell office:value-type="float" office:value="0.166515" calcext:value-type="float">
            <text:p>0.166515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4" calcext:value-type="float">
            <text:p>4</text:p>
          </table:table-cell>
          <table:table-cell office:value-type="float" office:value="0.968559" calcext:value-type="float">
            <text:p>0.968559</text:p>
          </table:table-cell>
          <table:table-cell office:value-type="float" office:value="175.632" calcext:value-type="float">
            <text:p>175.632</text:p>
          </table:table-cell>
          <table:table-cell office:value-type="float" office:value="0.153974" calcext:value-type="float">
            <text:p>0.153974</text:p>
          </table:table-cell>
          <table:table-cell office:value-type="float" office:value="0.966703" calcext:value-type="float">
            <text:p>0.966703</text:p>
          </table:table-cell>
          <table:table-cell office:value-type="float" office:value="169.017" calcext:value-type="float">
            <text:p>169.017</text:p>
          </table:table-cell>
          <table:table-cell office:value-type="float" office:value="0.180069" calcext:value-type="float">
            <text:p>0.180069</text:p>
          </table:table-cell>
          <table:table-cell office:value-type="float" office:value="180" calcext:value-type="float">
            <text:p>180</text:p>
          </table:table-cell>
          <table:table-cell office:value-type="float" office:value="0.966592" calcext:value-type="float">
            <text:p>0.966592</text:p>
          </table:table-cell>
          <table:table-cell office:value-type="float" office:value="168.068" calcext:value-type="float">
            <text:p>168.068</text:p>
          </table:table-cell>
          <table:table-cell office:value-type="float" office:value="0.176833" calcext:value-type="float">
            <text:p>0.176833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4" calcext:value-type="float">
            <text:p>4</text:p>
          </table:table-cell>
          <table:table-cell office:value-type="float" office:value="0.968559" calcext:value-type="float">
            <text:p>0.968559</text:p>
          </table:table-cell>
          <table:table-cell office:value-type="float" office:value="175.632" calcext:value-type="float">
            <text:p>175.632</text:p>
          </table:table-cell>
          <table:table-cell office:value-type="float" office:value="0.153974" calcext:value-type="float">
            <text:p>0.153974</text:p>
          </table:table-cell>
          <table:table-cell office:value-type="float" office:value="0.966692" calcext:value-type="float">
            <text:p>0.966692</text:p>
          </table:table-cell>
          <table:table-cell office:value-type="float" office:value="168.987" calcext:value-type="float">
            <text:p>168.987</text:p>
          </table:table-cell>
          <table:table-cell office:value-type="float" office:value="0.179861" calcext:value-type="float">
            <text:p>0.179861</text:p>
          </table:table-cell>
          <table:table-cell office:value-type="float" office:value="217" calcext:value-type="float">
            <text:p>217</text:p>
          </table:table-cell>
          <table:table-cell office:value-type="float" office:value="0.966475" calcext:value-type="float">
            <text:p>0.966475</text:p>
          </table:table-cell>
          <table:table-cell office:value-type="float" office:value="168.244" calcext:value-type="float">
            <text:p>168.244</text:p>
          </table:table-cell>
          <table:table-cell office:value-type="float" office:value="0.176651" calcext:value-type="float">
            <text:p>0.176651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4" calcext:value-type="float">
            <text:p>4</text:p>
          </table:table-cell>
          <table:table-cell office:value-type="float" office:value="0.973303" calcext:value-type="float">
            <text:p>0.973303</text:p>
          </table:table-cell>
          <table:table-cell office:value-type="float" office:value="155.667" calcext:value-type="float">
            <text:p>155.667</text:p>
          </table:table-cell>
          <table:table-cell office:value-type="float" office:value="0.131193" calcext:value-type="float">
            <text:p>0.131193</text:p>
          </table:table-cell>
          <table:table-cell office:value-type="float" office:value="0.973386" calcext:value-type="float">
            <text:p>0.973386</text:p>
          </table:table-cell>
          <table:table-cell office:value-type="float" office:value="150.622" calcext:value-type="float">
            <text:p>150.622</text:p>
          </table:table-cell>
          <table:table-cell office:value-type="float" office:value="0.147368" calcext:value-type="float">
            <text:p>0.147368</text:p>
          </table:table-cell>
          <table:table-cell office:value-type="float" office:value="203" calcext:value-type="float">
            <text:p>203</text:p>
          </table:table-cell>
          <table:table-cell office:value-type="float" office:value="0.97333" calcext:value-type="float">
            <text:p>0.97333</text:p>
          </table:table-cell>
          <table:table-cell office:value-type="float" office:value="150.235" calcext:value-type="float">
            <text:p>150.235</text:p>
          </table:table-cell>
          <table:table-cell office:value-type="float" office:value="0.145974" calcext:value-type="float">
            <text:p>0.145974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4" calcext:value-type="float">
            <text:p>4</text:p>
          </table:table-cell>
          <table:table-cell office:value-type="float" office:value="0.960986" calcext:value-type="float">
            <text:p>0.960986</text:p>
          </table:table-cell>
          <table:table-cell office:value-type="float" office:value="199.615" calcext:value-type="float">
            <text:p>199.615</text:p>
          </table:table-cell>
          <table:table-cell office:value-type="float" office:value="0.1577" calcext:value-type="float">
            <text:p>0.1577</text:p>
          </table:table-cell>
          <table:table-cell office:value-type="float" office:value="0.96251" calcext:value-type="float">
            <text:p>0.96251</text:p>
          </table:table-cell>
          <table:table-cell office:value-type="float" office:value="182.779" calcext:value-type="float">
            <text:p>182.779</text:p>
          </table:table-cell>
          <table:table-cell office:value-type="float" office:value="0.180438" calcext:value-type="float">
            <text:p>0.180438</text:p>
          </table:table-cell>
          <table:table-cell office:value-type="float" office:value="202" calcext:value-type="float">
            <text:p>202</text:p>
          </table:table-cell>
          <table:table-cell office:value-type="float" office:value="0.962319" calcext:value-type="float">
            <text:p>0.962319</text:p>
          </table:table-cell>
          <table:table-cell office:value-type="float" office:value="183.08" calcext:value-type="float">
            <text:p>183.08</text:p>
          </table:table-cell>
          <table:table-cell office:value-type="float" office:value="0.177196" calcext:value-type="float">
            <text:p>0.177196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4" calcext:value-type="float">
            <text:p>4</text:p>
          </table:table-cell>
          <table:table-cell office:value-type="float" office:value="0.966578" calcext:value-type="float">
            <text:p>0.966578</text:p>
          </table:table-cell>
          <table:table-cell office:value-type="float" office:value="172.235" calcext:value-type="float">
            <text:p>172.235</text:p>
          </table:table-cell>
          <table:table-cell office:value-type="float" office:value="0.124582" calcext:value-type="float">
            <text:p>0.124582</text:p>
          </table:table-cell>
          <table:table-cell office:value-type="float" office:value="0.964472" calcext:value-type="float">
            <text:p>0.964472</text:p>
          </table:table-cell>
          <table:table-cell office:value-type="float" office:value="164.56" calcext:value-type="float">
            <text:p>164.56</text:p>
          </table:table-cell>
          <table:table-cell office:value-type="float" office:value="0.141407" calcext:value-type="float">
            <text:p>0.141407</text:p>
          </table:table-cell>
          <table:table-cell office:value-type="float" office:value="193" calcext:value-type="float">
            <text:p>193</text:p>
          </table:table-cell>
          <table:table-cell office:value-type="float" office:value="0.964088" calcext:value-type="float">
            <text:p>0.964088</text:p>
          </table:table-cell>
          <table:table-cell office:value-type="float" office:value="164.076" calcext:value-type="float">
            <text:p>164.076</text:p>
          </table:table-cell>
          <table:table-cell office:value-type="float" office:value="0.14011" calcext:value-type="float">
            <text:p>0.14011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4" calcext:value-type="float">
            <text:p>4</text:p>
          </table:table-cell>
          <table:table-cell office:value-type="float" office:value="0.966163" calcext:value-type="float">
            <text:p>0.966163</text:p>
          </table:table-cell>
          <table:table-cell office:value-type="float" office:value="171.703" calcext:value-type="float">
            <text:p>171.703</text:p>
          </table:table-cell>
          <table:table-cell office:value-type="float" office:value="0.166546" calcext:value-type="float">
            <text:p>0.166546</text:p>
          </table:table-cell>
          <table:table-cell office:value-type="float" office:value="0.966152" calcext:value-type="float">
            <text:p>0.966152</text:p>
          </table:table-cell>
          <table:table-cell office:value-type="float" office:value="156.785" calcext:value-type="float">
            <text:p>156.785</text:p>
          </table:table-cell>
          <table:table-cell office:value-type="float" office:value="0.175853" calcext:value-type="float">
            <text:p>0.175853</text:p>
          </table:table-cell>
          <table:table-cell office:value-type="float" office:value="171" calcext:value-type="float">
            <text:p>171</text:p>
          </table:table-cell>
          <table:table-cell office:value-type="float" office:value="0.965819" calcext:value-type="float">
            <text:p>0.965819</text:p>
          </table:table-cell>
          <table:table-cell office:value-type="float" office:value="157.266" calcext:value-type="float">
            <text:p>157.266</text:p>
          </table:table-cell>
          <table:table-cell office:value-type="float" office:value="0.174493" calcext:value-type="float">
            <text:p>0.174493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4" calcext:value-type="float">
            <text:p>4</text:p>
          </table:table-cell>
          <table:table-cell office:value-type="float" office:value="0.976295" calcext:value-type="float">
            <text:p>0.976295</text:p>
          </table:table-cell>
          <table:table-cell office:value-type="float" office:value="163.75" calcext:value-type="float">
            <text:p>163.75</text:p>
          </table:table-cell>
          <table:table-cell office:value-type="float" office:value="0.127238" calcext:value-type="float">
            <text:p>0.127238</text:p>
          </table:table-cell>
          <table:table-cell office:value-type="float" office:value="0.976943" calcext:value-type="float">
            <text:p>0.976943</text:p>
          </table:table-cell>
          <table:table-cell office:value-type="float" office:value="149.469" calcext:value-type="float">
            <text:p>149.469</text:p>
          </table:table-cell>
          <table:table-cell office:value-type="float" office:value="0.142424" calcext:value-type="float">
            <text:p>0.142424</text:p>
          </table:table-cell>
          <table:table-cell office:value-type="float" office:value="191" calcext:value-type="float">
            <text:p>191</text:p>
          </table:table-cell>
          <table:table-cell office:value-type="float" office:value="0.975511" calcext:value-type="float">
            <text:p>0.975511</text:p>
          </table:table-cell>
          <table:table-cell office:value-type="float" office:value="149.412" calcext:value-type="float">
            <text:p>149.412</text:p>
          </table:table-cell>
          <table:table-cell office:value-type="float" office:value="0.140851" calcext:value-type="float">
            <text:p>0.140851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4" calcext:value-type="float">
            <text:p>4</text:p>
          </table:table-cell>
          <table:table-cell office:value-type="float" office:value="0.960908" calcext:value-type="float">
            <text:p>0.960908</text:p>
          </table:table-cell>
          <table:table-cell office:value-type="float" office:value="169.415" calcext:value-type="float">
            <text:p>169.415</text:p>
          </table:table-cell>
          <table:table-cell office:value-type="float" office:value="0.145011" calcext:value-type="float">
            <text:p>0.145011</text:p>
          </table:table-cell>
          <table:table-cell office:value-type="float" office:value="0.960686" calcext:value-type="float">
            <text:p>0.960686</text:p>
          </table:table-cell>
          <table:table-cell office:value-type="float" office:value="163.073" calcext:value-type="float">
            <text:p>163.073</text:p>
          </table:table-cell>
          <table:table-cell office:value-type="float" office:value="0.160926" calcext:value-type="float">
            <text:p>0.160926</text:p>
          </table:table-cell>
          <table:table-cell office:value-type="float" office:value="179" calcext:value-type="float">
            <text:p>179</text:p>
          </table:table-cell>
          <table:table-cell office:value-type="float" office:value="0.960616" calcext:value-type="float">
            <text:p>0.960616</text:p>
          </table:table-cell>
          <table:table-cell office:value-type="float" office:value="162.636" calcext:value-type="float">
            <text:p>162.636</text:p>
          </table:table-cell>
          <table:table-cell office:value-type="float" office:value="0.159309" calcext:value-type="float">
            <text:p>0.159309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4" calcext:value-type="float">
            <text:p>4</text:p>
          </table:table-cell>
          <table:table-cell office:value-type="float" office:value="0.960908" calcext:value-type="float">
            <text:p>0.960908</text:p>
          </table:table-cell>
          <table:table-cell office:value-type="float" office:value="169.415" calcext:value-type="float">
            <text:p>169.415</text:p>
          </table:table-cell>
          <table:table-cell office:value-type="float" office:value="0.145011" calcext:value-type="float">
            <text:p>0.145011</text:p>
          </table:table-cell>
          <table:table-cell office:value-type="float" office:value="0.960682" calcext:value-type="float">
            <text:p>0.960682</text:p>
          </table:table-cell>
          <table:table-cell office:value-type="float" office:value="163.096" calcext:value-type="float">
            <text:p>163.096</text:p>
          </table:table-cell>
          <table:table-cell office:value-type="float" office:value="0.160905" calcext:value-type="float">
            <text:p>0.160905</text:p>
          </table:table-cell>
          <table:table-cell office:value-type="float" office:value="177" calcext:value-type="float">
            <text:p>177</text:p>
          </table:table-cell>
          <table:table-cell office:value-type="float" office:value="0.960613" calcext:value-type="float">
            <text:p>0.960613</text:p>
          </table:table-cell>
          <table:table-cell office:value-type="float" office:value="162.506" calcext:value-type="float">
            <text:p>162.506</text:p>
          </table:table-cell>
          <table:table-cell office:value-type="float" office:value="0.159365" calcext:value-type="float">
            <text:p>0.15936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0.972042" calcext:value-type="float">
            <text:p>0.972042</text:p>
          </table:table-cell>
          <table:table-cell office:value-type="float" office:value="151.859" calcext:value-type="float">
            <text:p>151.859</text:p>
          </table:table-cell>
          <table:table-cell office:value-type="float" office:value="0.110883" calcext:value-type="float">
            <text:p>0.110883</text:p>
          </table:table-cell>
          <table:table-cell office:value-type="float" office:value="0.972753" calcext:value-type="float">
            <text:p>0.972753</text:p>
          </table:table-cell>
          <table:table-cell office:value-type="float" office:value="145.925" calcext:value-type="float">
            <text:p>145.925</text:p>
          </table:table-cell>
          <table:table-cell office:value-type="float" office:value="0.129174" calcext:value-type="float">
            <text:p>0.129174</text:p>
          </table:table-cell>
          <table:table-cell office:value-type="float" office:value="178" calcext:value-type="float">
            <text:p>178</text:p>
          </table:table-cell>
          <table:table-cell office:value-type="float" office:value="0.972458" calcext:value-type="float">
            <text:p>0.972458</text:p>
          </table:table-cell>
          <table:table-cell office:value-type="float" office:value="145.577" calcext:value-type="float">
            <text:p>145.577</text:p>
          </table:table-cell>
          <table:table-cell office:value-type="float" office:value="0.128167" calcext:value-type="float">
            <text:p>0.128167</text:p>
          </table:table-cell>
        </table:table-row>
        <table:table-row table:style-name="ro1">
          <table:table-cell table:number-columns-repeated="2"/>
          <table:table-cell table:formula="of:=AVERAGE([.C2:.C202])" office:value-type="float" office:value="0.948772268656716" calcext:value-type="float">
            <text:p>0.948772268656716</text:p>
          </table:table-cell>
          <table:table-cell table:formula="of:=AVERAGE([.D2:.D202])" office:value-type="float" office:value="143.353099502488" calcext:value-type="float">
            <text:p>143.353099502488</text:p>
          </table:table-cell>
          <table:table-cell table:formula="of:=AVERAGE([.E2:.E202])" office:value-type="float" office:value="0.387132164179104" calcext:value-type="float">
            <text:p>0.387132164179104</text:p>
          </table:table-cell>
          <table:table-cell table:formula="of:=AVERAGE([.F2:.F202])" office:value-type="float" office:value="0.947968114427861" calcext:value-type="float">
            <text:p>0.947968114427861</text:p>
          </table:table-cell>
          <table:table-cell table:formula="of:=AVERAGE([.G2:.G202])" office:value-type="float" office:value="130.771104477612" calcext:value-type="float">
            <text:p>130.771104477612</text:p>
          </table:table-cell>
          <table:table-cell table:formula="of:=AVERAGE([.H2:.H202])" office:value-type="float" office:value="0.425734477611941" calcext:value-type="float">
            <text:p>0.425734477611941</text:p>
          </table:table-cell>
          <table:table-cell table:formula="of:=AVERAGE([.I2:.I202])" office:value-type="float" office:value="188.467661691542" calcext:value-type="float">
            <text:p>188.467661691542</text:p>
          </table:table-cell>
          <table:table-cell table:formula="of:=AVERAGE([.J2:.J202])" office:value-type="float" office:value="0.948229268656716" calcext:value-type="float">
            <text:p>0.948229268656716</text:p>
          </table:table-cell>
          <table:table-cell table:formula="of:=AVERAGE([.K2:.K202])" office:value-type="float" office:value="130.51652238806" calcext:value-type="float">
            <text:p>130.51652238806</text:p>
          </table:table-cell>
          <table:table-cell table:formula="of:=AVERAGE([.L2:.L202])" office:value-type="float" office:value="0.417938592039801" calcext:value-type="float">
            <text:p>0.4179385920398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00/00/00</text:date>, <text:time style:data-style-name="N2" text:time-value="11:06:38.98753278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2T13:41:12.022267309</dc:date>
    <meta:editing-duration>PT2M55S</meta:editing-duration>
    <meta:editing-cycles>1</meta:editing-cycles>
    <meta:generator>LibreOffice/6.0.7.3$Linux_X86_64 LibreOffice_project/00m0$Build-3</meta:generator>
    <meta:document-statistic meta:table-count="1" meta:cell-count="2425" meta:object-count="0"/>
  </office:meta>
</office:document-meta>
</file>